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pitch="variable"/>
    <style:font-face style:name="LKLUG" svg:font-family="LKLUG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c0c0c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e5e5e5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6cm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2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c0c0c0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e5e5e5"/>
    </style:style>
    <style:style style:name="P8" style:family="paragraph">
      <loext:graphic-properties draw:fill="solid" draw:fill-color="#000000"/>
    </style:style>
    <style:style style:name="P9" style:family="paragraph">
      <style:text-properties fo:font-size="16pt"/>
    </style:style>
    <style:style style:name="P10" style:family="paragraph">
      <loext:graphic-properties draw:fill="none" draw:fill-color="#ffffff"/>
      <style:text-properties fo:font-size="16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 style:font-name="Times New Roman1" fo:font-size="9pt" style:font-size-asian="9pt" style:font-name-complex="Times New Roman1" style:font-size-complex="9pt"/>
    </style:style>
    <style:style style:name="T2" style:family="text">
      <style:text-properties fo:color="#000000"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4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0.552cm" svg:height="21.603cm" svg:x="0cm" svg:y="-0.001cm" svg:viewBox="0 0 30553 21604" draw:points="0,21604 30553,21604 30553,0 0,0">
          <text:p/>
        </draw:polygon>
        <draw:frame draw:style-name="gr2" draw:text-style-name="P3" draw:layer="layout" svg:width="2.775cm" svg:height="0.353cm" svg:x="12.664cm" svg:y="1.254cm">
          <draw:text-box>
            <text:p text:style-name="P2"><text:span text:style-name="T1">Strona ...1..../....2...... </text:span></text:p>
          </draw:text-box>
        </draw:frame>
        <draw:frame draw:style-name="gr2" draw:text-style-name="P3" draw:layer="layout" svg:width="0.317cm" svg:height="0.353cm" svg:x="2.54cm" svg:y="19.99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23.476cm" svg:height="0.471cm" svg:x="2.54cm" svg:y="3.18cm">
          <draw:text-box>
            <text:p text:style-name="P2"><text:span text:style-name="T2">Testowany </text:span><text:span text:style-name="T2">komponent/</text:span><text:span text:style-name="T2">moduł</text:span><text:span text:style-name="T3">.........</text:span><text:span text:style-name="T3">Formularz </text:span><text:span text:style-name="T3">zgłoszenia </text:span><text:span text:style-name="T3">na </text:span><text:span text:style-name="T3">zawody.........</text:span><text:span text:style-name="T3">.....................</text:span><text:span text:style-name="T3">.....................</text:span><text:span text:style-name="T3">.....................</text:span><text:span text:style-name="T3">.....................</text:span><text:span text:style-name="T3">................ </text:span></text:p>
          </draw:text-box>
        </draw:frame>
        <draw:frame draw:style-name="gr3" draw:text-style-name="P4" draw:layer="layout" svg:width="0.422cm" svg:height="0.471cm" svg:x="2.54cm" svg:y="3.66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23.599cm" svg:height="0.471cm" svg:x="2.54cm" svg:y="4.153cm">
          <draw:text-box>
            <text:p text:style-name="P2"><text:span text:style-name="T2">W</text:span><text:span text:style-name="T2">a</text:span><text:span text:style-name="T2">r</text:span><text:span text:style-name="T2">u</text:span><text:span text:style-name="T2">n</text:span><text:span text:style-name="T2">k</text:span><text:span text:style-name="T2">i</text:span><text:span text:style-name="T2">/</text:span><text:span text:style-name="T2">u</text:span><text:span text:style-name="T2">s</text:span><text:span text:style-name="T2">t</text:span><text:span text:style-name="T2">a</text:span><text:span text:style-name="T2">w</text:span><text:span text:style-name="T2">i</text:span><text:span text:style-name="T2">e</text:span><text:span text:style-name="T2">n</text:span><text:span text:style-name="T2">i</text:span><text:span text:style-name="T2">a</text:span><text:span text:style-name="T2"> </text:span><text:span text:style-name="T2">w</text:span><text:span text:style-name="T2">s</text:span><text:span text:style-name="T2">t</text:span><text:span text:style-name="T2">ę</text:span><text:span text:style-name="T2">p</text:span><text:span text:style-name="T2">n</text:span><text:span text:style-name="T2">e</text:span><text:span text:style-name="T3"> </text:span><text:span text:style-name="T3">.</text:span><text:span text:style-name="T3">.</text:span><text:span text:style-name="T3">.</text:span><text:span text:style-name="T3">.</text:span><text:span text:style-name="T3">.</text:span><text:span text:style-name="T3">W</text:span><text:span text:style-name="T3">y</text:span><text:span text:style-name="T3">p</text:span><text:span text:style-name="T3">e</text:span><text:span text:style-name="T3">ł</text:span><text:span text:style-name="T3">n</text:span><text:span text:style-name="T3">i</text:span><text:span text:style-name="T3">o</text:span><text:span text:style-name="T3">n</text:span><text:span text:style-name="T3">e</text:span><text:span text:style-name="T3"> </text:span><text:span text:style-name="T3">p</text:span><text:span text:style-name="T3">o</text:span><text:span text:style-name="T3">l</text:span><text:span text:style-name="T3">a</text:span><text:span text:style-name="T3"> </text:span><text:span text:style-name="T3">i</text:span><text:span text:style-name="T3">m</text:span><text:span text:style-name="T3">i</text:span><text:span text:style-name="T3">ę</text:span><text:span text:style-name="T3"> </text:span><text:span text:style-name="T3">i </text:span><text:span text:style-name="T3">n</text:span><text:span text:style-name="T3">a</text:span><text:span text:style-name="T3">z</text:span><text:span text:style-name="T3">w</text:span><text:span text:style-name="T3">i</text:span><text:span text:style-name="T3">s</text:span><text:span text:style-name="T3">k</text:span><text:span text:style-name="T3">o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…</text:span><text:span text:style-name="T3">…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 </text:span></text:p>
          </draw:text-box>
        </draw:frame>
        <draw:frame draw:style-name="gr3" draw:text-style-name="P4" draw:layer="layout" svg:width="0.422cm" svg:height="0.471cm" svg:x="2.54cm" svg:y="4.6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23.493cm" svg:height="0.471cm" svg:x="2.54cm" svg:y="5.127cm">
          <draw:text-box>
            <text:p text:style-name="P2"><text:span text:style-name="T2">T</text:span><text:span text:style-name="T2">e</text:span><text:span text:style-name="T2">s</text:span><text:span text:style-name="T2">t</text:span><text:span text:style-name="T2">y</text:span><text:span text:style-name="T2"> </text:span><text:span text:style-name="T2">z</text:span><text:span text:style-name="T2">a</text:span><text:span text:style-name="T2">p</text:span><text:span text:style-name="T2">r</text:span><text:span text:style-name="T2">o</text:span><text:span text:style-name="T2">j</text:span><text:span text:style-name="T2">e</text:span><text:span text:style-name="T2">k</text:span><text:span text:style-name="T2">t</text:span><text:span text:style-name="T2">o</text:span><text:span text:style-name="T2">w</text:span><text:span text:style-name="T2">a</text:span><text:span text:style-name="T2">ł</text:span><text:span text:style-name="T3"> </text:span><text:span text:style-name="T3">.</text:span><text:span text:style-name="T3">.</text:span><text:span text:style-name="T3">.</text:span><text:span text:style-name="T3">.</text:span><text:span text:style-name="T3">K</text:span><text:span text:style-name="T3">o</text:span><text:span text:style-name="T3">n</text:span><text:span text:style-name="T3">r</text:span><text:span text:style-name="T3">a</text:span><text:span text:style-name="T3">d</text:span><text:span text:style-name="T3"> </text:span><text:span text:style-name="T3">W</text:span><text:span text:style-name="T3">o</text:span><text:span text:style-name="T3">d</text:span><text:span text:style-name="T3">z</text:span><text:span text:style-name="T3">i</text:span><text:span text:style-name="T3">s</text:span><text:span text:style-name="T3">z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 </text:span><text:span text:style-name="T2">D</text:span><text:span text:style-name="T2">a</text:span><text:span text:style-name="T2">t</text:span><text:span text:style-name="T2">a</text:span><text:span text:style-name="T3"> 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…</text:span><text:span text:style-name="T3">2</text:span><text:span text:style-name="T3">8</text:span><text:span text:style-name="T3">.</text:span><text:span text:style-name="T3">0</text:span><text:span text:style-name="T3">3</text:span><text:span text:style-name="T3">.</text:span><text:span text:style-name="T3">2</text:span><text:span text:style-name="T3">0</text:span><text:span text:style-name="T3">1</text:span><text:span text:style-name="T3">9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.</text:span><text:span text:style-name="T3"> </text:span></text:p>
          </draw:text-box>
        </draw:frame>
        <draw:polygon draw:style-name="gr4" draw:text-style-name="P5" draw:layer="layout" svg:width="22.338cm" svg:height="0.487cm" svg:x="2.54cm" svg:y="6.093cm" svg:viewBox="0 0 22339 488" draw:points="0,488 22339,488 22339,0 0,0">
          <text:p/>
        </draw:polygon>
        <draw:frame draw:style-name="gr3" draw:text-style-name="P4" draw:layer="layout" svg:width="0.422cm" svg:height="0.471cm" svg:x="2.54cm" svg:y="5.61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23.519cm" svg:height="0.471cm" svg:x="2.54cm" svg:y="6.102cm">
          <draw:text-box>
            <text:p text:style-name="P2"><text:span text:style-name="T2">Testy przeprowadził</text:span><text:span text:style-name="T3"> </text:span><text:span text:style-name="T3">.....Konrad </text:span><text:span text:style-name="T3">Wodzisz.....................................</text:span><text:span text:style-name="T3">.................. </text:span><text:span text:style-name="T2">Data</text:span><text:span text:style-name="T3"> .............</text:span><text:span text:style-name="T3">28.03.2019..</text:span><text:span text:style-name="T3">........</text:span><text:span text:style-name="T3">................................................ </text:span></text:p>
          </draw:text-box>
        </draw:frame>
        <draw:frame draw:style-name="gr3" draw:text-style-name="P4" draw:layer="layout" svg:width="0.422cm" svg:height="0.471cm" svg:x="2.54cm" svg:y="6.588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463cm" svg:height="0.39cm" svg:x="2.709cm" svg:y="7.707cm">
          <draw:text-box>
            <text:p text:style-name="P2"><text:span text:style-name="T4">ID </text:span></text:p>
          </draw:text-box>
        </draw:frame>
        <draw:frame draw:style-name="gr5" draw:text-style-name="P6" draw:layer="layout" svg:width="1.463cm" svg:height="0.39cm" svg:x="5.432cm" svg:y="7.707cm">
          <draw:text-box>
            <text:p text:style-name="P2"><text:span text:style-name="T4">O</text:span><text:span text:style-name="T4">p</text:span><text:span text:style-name="T4">i</text:span><text:span text:style-name="T4">s</text:span><text:span text:style-name="T4"> </text:span><text:span text:style-name="T4">-</text:span><text:span text:style-name="T4"> </text:span><text:span text:style-name="T4">c</text:span><text:span text:style-name="T4">e</text:span><text:span text:style-name="T4">l</text:span><text:span text:style-name="T4"> </text:span></text:p>
          </draw:text-box>
        </draw:frame>
        <draw:frame draw:style-name="gr5" draw:text-style-name="P6" draw:layer="layout" svg:width="2.098cm" svg:height="0.39cm" svg:x="9.082cm" svg:y="7.3cm">
          <draw:text-box>
            <text:p text:style-name="P2"><text:span text:style-name="T4">Dane testowe/ </text:span></text:p>
          </draw:text-box>
        </draw:frame>
        <draw:frame draw:style-name="gr5" draw:text-style-name="P6" draw:layer="layout" svg:width="1.547cm" svg:height="0.39cm" svg:x="9.362cm" svg:y="7.707cm">
          <draw:text-box>
            <text:p text:style-name="P2"><text:span text:style-name="T4">w</text:span><text:span text:style-name="T4">y</text:span><text:span text:style-name="T4">k</text:span><text:span text:style-name="T4">o</text:span><text:span text:style-name="T4">n</text:span><text:span text:style-name="T4">a</text:span><text:span text:style-name="T4">n</text:span><text:span text:style-name="T4">e</text:span><text:span text:style-name="T4"> </text:span></text:p>
          </draw:text-box>
        </draw:frame>
        <draw:frame draw:style-name="gr5" draw:text-style-name="P6" draw:layer="layout" svg:width="1.505cm" svg:height="0.39cm" svg:x="9.383cm" svg:y="8.113cm">
          <draw:text-box>
            <text:p text:style-name="P2"><text:span text:style-name="T4">czynności </text:span></text:p>
          </draw:text-box>
        </draw:frame>
        <draw:frame draw:style-name="gr5" draw:text-style-name="P6" draw:layer="layout" svg:width="3.067cm" svg:height="0.39cm" svg:x="11.855cm" svg:y="7.503cm">
          <draw:text-box>
            <text:p text:style-name="P2"><text:span text:style-name="T4">S</text:span><text:span text:style-name="T4">p</text:span><text:span text:style-name="T4">o</text:span><text:span text:style-name="T4">d</text:span><text:span text:style-name="T4">z</text:span><text:span text:style-name="T4">i</text:span><text:span text:style-name="T4">e</text:span><text:span text:style-name="T4">w</text:span><text:span text:style-name="T4">a</text:span><text:span text:style-name="T4">n</text:span><text:span text:style-name="T4">y</text:span><text:span text:style-name="T4"> </text:span><text:span text:style-name="T4">w</text:span><text:span text:style-name="T4">y</text:span><text:span text:style-name="T4">n</text:span><text:span text:style-name="T4">i</text:span><text:span text:style-name="T4">k</text:span><text:span text:style-name="T4">\</text:span><text:span text:style-name="T4"> </text:span></text:p>
          </draw:text-box>
        </draw:frame>
        <draw:polygon draw:style-name="gr6" draw:text-style-name="P7" draw:layer="layout" svg:width="4.733cm" svg:height="1.219cm" svg:x="15.339cm" svg:y="7.3cm" svg:viewBox="0 0 4734 1220" draw:points="0,1220 4734,1220 4734,0 0,0">
          <text:p/>
        </draw:polygon>
        <draw:polygon draw:style-name="gr6" draw:text-style-name="P7" draw:layer="layout" svg:width="4.369cm" svg:height="0.406cm" svg:x="15.521cm" svg:y="7.503cm" svg:viewBox="0 0 4370 407" draw:points="0,407 4370,407 4370,0 0,0">
          <text:p/>
        </draw:polygon>
        <draw:frame draw:style-name="gr5" draw:text-style-name="P6" draw:layer="layout" svg:width="1.149cm" svg:height="0.39cm" svg:x="12.808cm" svg:y="7.91cm">
          <draw:text-box>
            <text:p text:style-name="P2"><text:span text:style-name="T4">rezultat </text:span></text:p>
          </draw:text-box>
        </draw:frame>
        <draw:polygon draw:style-name="gr6" draw:text-style-name="P7" draw:layer="layout" svg:width="4.369cm" svg:height="0.407cm" svg:x="15.521cm" svg:y="7.909cm" svg:viewBox="0 0 4370 408" draw:points="0,408 4370,408 4370,0 0,0">
          <text:p/>
        </draw:polygon>
        <draw:frame draw:style-name="gr5" draw:text-style-name="P6" draw:layer="layout" svg:width="2.576cm" svg:height="0.39cm" svg:x="16.466cm" svg:y="7.503cm">
          <draw:text-box>
            <text:p text:style-name="P2"><text:span text:style-name="T4">U</text:span><text:span text:style-name="T4">z</text:span><text:span text:style-name="T4">y</text:span><text:span text:style-name="T4">s</text:span><text:span text:style-name="T4">k</text:span><text:span text:style-name="T4">a</text:span><text:span text:style-name="T4">n</text:span><text:span text:style-name="T4">y</text:span><text:span text:style-name="T4"> </text:span><text:span text:style-name="T4">w</text:span><text:span text:style-name="T4">y</text:span><text:span text:style-name="T4">n</text:span><text:span text:style-name="T4">i</text:span><text:span text:style-name="T4">k</text:span><text:span text:style-name="T4">/</text:span><text:span text:style-name="T4"> </text:span></text:p>
          </draw:text-box>
        </draw:frame>
        <draw:polygon draw:style-name="gr6" draw:text-style-name="P7" draw:layer="layout" svg:width="2.232cm" svg:height="1.219cm" svg:x="20.089cm" svg:y="7.3cm" svg:viewBox="0 0 2233 1220" draw:points="0,1220 2233,1220 2233,0 0,0">
          <text:p/>
        </draw:polygon>
        <draw:polygon draw:style-name="gr6" draw:text-style-name="P7" draw:layer="layout" svg:width="1.871cm" svg:height="0.406cm" svg:x="20.272cm" svg:y="7.706cm" svg:viewBox="0 0 1872 407" draw:points="0,407 1872,407 1872,0 0,0">
          <text:p/>
        </draw:polygon>
        <draw:frame draw:style-name="gr5" draw:text-style-name="P6" draw:layer="layout" svg:width="1.149cm" svg:height="0.39cm" svg:x="17.177cm" svg:y="7.91cm">
          <draw:text-box>
            <text:p text:style-name="P2"><text:span text:style-name="T4">r</text:span><text:span text:style-name="T4">e</text:span><text:span text:style-name="T4">z</text:span><text:span text:style-name="T4">u</text:span><text:span text:style-name="T4">l</text:span><text:span text:style-name="T4">t</text:span><text:span text:style-name="T4">a</text:span><text:span text:style-name="T4">t</text:span><text:span text:style-name="T4"> </text:span></text:p>
          </draw:text-box>
        </draw:frame>
        <draw:frame draw:style-name="gr5" draw:text-style-name="P6" draw:layer="layout" svg:width="0.95cm" svg:height="0.39cm" svg:x="20.781cm" svg:y="7.707cm">
          <draw:text-box>
            <text:p text:style-name="P2"><text:span text:style-name="T4">S</text:span><text:span text:style-name="T4">t</text:span><text:span text:style-name="T4">a</text:span><text:span text:style-name="T4">t</text:span><text:span text:style-name="T4">u</text:span><text:span text:style-name="T4">s</text:span><text:span text:style-name="T4"> </text:span></text:p>
          </draw:text-box>
        </draw:frame>
        <draw:polygon draw:style-name="gr7" draw:text-style-name="P8" draw:layer="layout" svg:width="0.017cm" svg:height="0.017cm" svg:x="2.374cm" svg:y="7.283cm" svg:viewBox="0 0 18 18" draw:points="0,18 18,18 18,0 0,0">
          <text:p/>
        </draw:polygon>
        <draw:polygon draw:style-name="gr7" draw:text-style-name="P8" draw:layer="layout" svg:width="0.017cm" svg:height="0.017cm" svg:x="2.374cm" svg:y="7.283cm" svg:viewBox="0 0 18 18" draw:points="0,18 18,18 18,0 0,0">
          <text:p/>
        </draw:polygon>
        <draw:polygon draw:style-name="gr7" draw:text-style-name="P8" draw:layer="layout" svg:width="1.009cm" svg:height="0.017cm" svg:x="2.391cm" svg:y="7.283cm" svg:viewBox="0 0 1010 18" draw:points="0,18 1010,18 1010,0 0,0">
          <text:p/>
        </draw:polygon>
        <draw:polygon draw:style-name="gr7" draw:text-style-name="P8" draw:layer="layout" svg:width="0.017cm" svg:height="0.017cm" svg:x="3.4cm" svg:y="7.283cm" svg:viewBox="0 0 18 18" draw:points="0,18 18,18 18,0 0,0">
          <text:p/>
        </draw:polygon>
        <draw:polygon draw:style-name="gr7" draw:text-style-name="P8" draw:layer="layout" svg:width="5.402cm" svg:height="0.017cm" svg:x="3.417cm" svg:y="7.283cm" svg:viewBox="0 0 5403 18" draw:points="0,18 5403,18 5403,0 0,0">
          <text:p/>
        </draw:polygon>
        <draw:polygon draw:style-name="gr7" draw:text-style-name="P8" draw:layer="layout" svg:width="0.017cm" svg:height="0.017cm" svg:x="8.819cm" svg:y="7.283cm" svg:viewBox="0 0 18 18" draw:points="0,18 18,18 18,0 0,0">
          <text:p/>
        </draw:polygon>
        <draw:polygon draw:style-name="gr7" draw:text-style-name="P8" draw:layer="layout" svg:width="2.502cm" svg:height="0.017cm" svg:x="8.836cm" svg:y="7.283cm" svg:viewBox="0 0 2503 18" draw:points="0,18 2503,18 2503,0 0,0">
          <text:p/>
        </draw:polygon>
        <draw:polygon draw:style-name="gr7" draw:text-style-name="P8" draw:layer="layout" svg:width="0.017cm" svg:height="0.017cm" svg:x="11.338cm" svg:y="7.283cm" svg:viewBox="0 0 18 18" draw:points="0,18 18,18 18,0 0,0">
          <text:p/>
        </draw:polygon>
        <draw:polygon draw:style-name="gr7" draw:text-style-name="P8" draw:layer="layout" svg:width="3.967cm" svg:height="0.017cm" svg:x="11.355cm" svg:y="7.283cm" svg:viewBox="0 0 3968 18" draw:points="0,18 3968,18 3968,0 0,0">
          <text:p/>
        </draw:polygon>
        <draw:polygon draw:style-name="gr7" draw:text-style-name="P8" draw:layer="layout" svg:width="0.017cm" svg:height="0.017cm" svg:x="15.322cm" svg:y="7.283cm" svg:viewBox="0 0 18 18" draw:points="0,18 18,18 18,0 0,0">
          <text:p/>
        </draw:polygon>
        <draw:polygon draw:style-name="gr7" draw:text-style-name="P8" draw:layer="layout" svg:width="4.733cm" svg:height="0.017cm" svg:x="15.339cm" svg:y="7.283cm" svg:viewBox="0 0 4734 18" draw:points="0,18 4734,18 4734,0 0,0">
          <text:p/>
        </draw:polygon>
        <draw:polygon draw:style-name="gr7" draw:text-style-name="P8" draw:layer="layout" svg:width="0.017cm" svg:height="0.017cm" svg:x="20.072cm" svg:y="7.283cm" svg:viewBox="0 0 18 18" draw:points="0,18 18,18 18,0 0,0">
          <text:p/>
        </draw:polygon>
        <draw:polygon draw:style-name="gr7" draw:text-style-name="P8" draw:layer="layout" svg:width="2.232cm" svg:height="0.017cm" svg:x="20.089cm" svg:y="7.283cm" svg:viewBox="0 0 2233 18" draw:points="0,18 2233,18 2233,0 0,0">
          <text:p/>
        </draw:polygon>
        <draw:polygon draw:style-name="gr7" draw:text-style-name="P8" draw:layer="layout" svg:width="0.017cm" svg:height="0.017cm" svg:x="22.321cm" svg:y="7.283cm" svg:viewBox="0 0 18 18" draw:points="0,18 18,18 18,0 0,0">
          <text:p/>
        </draw:polygon>
        <draw:polygon draw:style-name="gr7" draw:text-style-name="P8" draw:layer="layout" svg:width="3.484cm" svg:height="0.017cm" svg:x="22.338cm" svg:y="7.283cm" svg:viewBox="0 0 3485 18" draw:points="0,18 3485,18 3485,0 0,0">
          <text:p/>
        </draw:polygon>
        <draw:polygon draw:style-name="gr7" draw:text-style-name="P8" draw:layer="layout" svg:width="0.017cm" svg:height="0.017cm" svg:x="25.822cm" svg:y="7.283cm" svg:viewBox="0 0 18 18" draw:points="0,18 18,18 18,0 0,0">
          <text:p/>
        </draw:polygon>
        <draw:polygon draw:style-name="gr7" draw:text-style-name="P8" draw:layer="layout" svg:width="0.017cm" svg:height="0.017cm" svg:x="25.822cm" svg:y="7.283cm" svg:viewBox="0 0 18 18" draw:points="0,18 18,18 18,0 0,0">
          <text:p/>
        </draw:polygon>
        <draw:polygon draw:style-name="gr7" draw:text-style-name="P8" draw:layer="layout" svg:width="0.017cm" svg:height="1.219cm" svg:x="2.374cm" svg:y="7.3cm" svg:viewBox="0 0 18 1220" draw:points="0,1220 18,1220 18,0 0,0">
          <text:p/>
        </draw:polygon>
        <draw:polygon draw:style-name="gr7" draw:text-style-name="P8" draw:layer="layout" svg:width="0.017cm" svg:height="1.219cm" svg:x="3.4cm" svg:y="7.3cm" svg:viewBox="0 0 18 1220" draw:points="0,1220 18,1220 18,0 0,0">
          <text:p/>
        </draw:polygon>
        <draw:polygon draw:style-name="gr7" draw:text-style-name="P8" draw:layer="layout" svg:width="0.017cm" svg:height="1.219cm" svg:x="8.819cm" svg:y="7.3cm" svg:viewBox="0 0 18 1220" draw:points="0,1220 18,1220 18,0 0,0">
          <text:p/>
        </draw:polygon>
        <draw:polygon draw:style-name="gr7" draw:text-style-name="P8" draw:layer="layout" svg:width="0.017cm" svg:height="1.219cm" svg:x="11.338cm" svg:y="7.3cm" svg:viewBox="0 0 18 1220" draw:points="0,1220 18,1220 18,0 0,0">
          <text:p/>
        </draw:polygon>
        <draw:polygon draw:style-name="gr7" draw:text-style-name="P8" draw:layer="layout" svg:width="0.017cm" svg:height="1.219cm" svg:x="15.322cm" svg:y="7.3cm" svg:viewBox="0 0 18 1220" draw:points="0,1220 18,1220 18,0 0,0">
          <text:p/>
        </draw:polygon>
        <draw:polygon draw:style-name="gr7" draw:text-style-name="P8" draw:layer="layout" svg:width="0.017cm" svg:height="1.219cm" svg:x="20.072cm" svg:y="7.3cm" svg:viewBox="0 0 18 1220" draw:points="0,1220 18,1220 18,0 0,0">
          <text:p/>
        </draw:polygon>
        <draw:polygon draw:style-name="gr7" draw:text-style-name="P8" draw:layer="layout" svg:width="0.017cm" svg:height="1.219cm" svg:x="22.321cm" svg:y="7.3cm" svg:viewBox="0 0 18 1220" draw:points="0,1220 18,1220 18,0 0,0">
          <text:p/>
        </draw:polygon>
        <draw:polygon draw:style-name="gr7" draw:text-style-name="P8" draw:layer="layout" svg:width="0.017cm" svg:height="1.219cm" svg:x="25.822cm" svg:y="7.3cm" svg:viewBox="0 0 18 1220" draw:points="0,1220 18,1220 18,0 0,0">
          <text:p/>
        </draw:polygon>
        <draw:frame draw:style-name="gr5" draw:text-style-name="P6" draw:layer="layout" svg:width="3.008cm" svg:height="0.39cm" svg:x="22.631cm" svg:y="7.707cm">
          <draw:text-box>
            <text:p text:style-name="P2"><text:span text:style-name="T4">K</text:span><text:span text:style-name="T4">o</text:span><text:span text:style-name="T4">m</text:span><text:span text:style-name="T4">e</text:span><text:span text:style-name="T4">n</text:span><text:span text:style-name="T4">t</text:span><text:span text:style-name="T4">a</text:span><text:span text:style-name="T4">r</text:span><text:span text:style-name="T4">z</text:span><text:span text:style-name="T4">/</text:span><text:span text:style-name="T4">I</text:span><text:span text:style-name="T4">D</text:span><text:span text:style-name="T4"> </text:span><text:span text:style-name="T4">b</text:span><text:span text:style-name="T4">ł</text:span><text:span text:style-name="T4">ę</text:span><text:span text:style-name="T4">d</text:span><text:span text:style-name="T4">u</text:span><text:span text:style-name="T4"> </text:span></text:p>
          </draw:text-box>
        </draw:frame>
        <draw:frame draw:style-name="gr3" draw:text-style-name="P4" draw:layer="layout" svg:width="0.422cm" svg:height="0.471cm" svg:x="2.574cm" svg:y="8.54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9.03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8.54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8.544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3cm" svg:x="15.339cm" svg:y="8.536cm" svg:viewBox="0 0 4734 974" draw:points="0,974 4734,974 4734,0 0,0">
          <text:p/>
        </draw:polygon>
        <draw:polygon draw:style-name="gr6" draw:text-style-name="P7" draw:layer="layout" svg:width="4.369cm" svg:height="0.486cm" svg:x="15.521cm" svg:y="8.536cm" svg:viewBox="0 0 4370 487" draw:points="0,487 4370,487 4370,0 0,0">
          <text:p/>
        </draw:polygon>
        <draw:frame draw:style-name="gr3" draw:text-style-name="P4" draw:layer="layout" svg:width="0.422cm" svg:height="0.471cm" svg:x="11.538cm" svg:y="8.544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3cm" svg:x="20.089cm" svg:y="8.536cm" svg:viewBox="0 0 2233 974" draw:points="0,974 2233,974 2233,0 0,0">
          <text:p/>
        </draw:polygon>
        <draw:polygon draw:style-name="gr6" draw:text-style-name="P7" draw:layer="layout" svg:width="1.871cm" svg:height="0.486cm" svg:x="20.272cm" svg:y="8.536cm" svg:viewBox="0 0 1872 487" draw:points="0,487 1872,487 1872,0 0,0">
          <text:p/>
        </draw:polygon>
        <draw:frame draw:style-name="gr3" draw:text-style-name="P4" draw:layer="layout" svg:width="0.422cm" svg:height="0.471cm" svg:x="15.522cm" svg:y="8.54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8.544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8cm" svg:x="2.374cm" svg:y="8.519cm" svg:viewBox="0 0 18 19" draw:points="0,19 18,19 18,0 0,0">
          <text:p/>
        </draw:polygon>
        <draw:polygon draw:style-name="gr7" draw:text-style-name="P8" draw:layer="layout" svg:width="1.009cm" svg:height="0.018cm" svg:x="2.391cm" svg:y="8.519cm" svg:viewBox="0 0 1010 19" draw:points="0,19 1010,19 1010,0 0,0">
          <text:p/>
        </draw:polygon>
        <draw:polygon draw:style-name="gr7" draw:text-style-name="P8" draw:layer="layout" svg:width="0.017cm" svg:height="0.018cm" svg:x="3.4cm" svg:y="8.519cm" svg:viewBox="0 0 18 19" draw:points="0,19 18,19 18,0 0,0">
          <text:p/>
        </draw:polygon>
        <draw:polygon draw:style-name="gr7" draw:text-style-name="P8" draw:layer="layout" svg:width="5.402cm" svg:height="0.018cm" svg:x="3.417cm" svg:y="8.519cm" svg:viewBox="0 0 5403 19" draw:points="0,19 5403,19 5403,0 0,0">
          <text:p/>
        </draw:polygon>
        <draw:polygon draw:style-name="gr7" draw:text-style-name="P8" draw:layer="layout" svg:width="0.017cm" svg:height="0.018cm" svg:x="8.819cm" svg:y="8.519cm" svg:viewBox="0 0 18 19" draw:points="0,19 18,19 18,0 0,0">
          <text:p/>
        </draw:polygon>
        <draw:polygon draw:style-name="gr7" draw:text-style-name="P8" draw:layer="layout" svg:width="2.502cm" svg:height="0.018cm" svg:x="8.836cm" svg:y="8.519cm" svg:viewBox="0 0 2503 19" draw:points="0,19 2503,19 2503,0 0,0">
          <text:p/>
        </draw:polygon>
        <draw:polygon draw:style-name="gr7" draw:text-style-name="P8" draw:layer="layout" svg:width="0.017cm" svg:height="0.018cm" svg:x="11.338cm" svg:y="8.519cm" svg:viewBox="0 0 18 19" draw:points="0,19 18,19 18,0 0,0">
          <text:p/>
        </draw:polygon>
        <draw:polygon draw:style-name="gr7" draw:text-style-name="P8" draw:layer="layout" svg:width="3.967cm" svg:height="0.018cm" svg:x="11.355cm" svg:y="8.519cm" svg:viewBox="0 0 3968 19" draw:points="0,19 3968,19 3968,0 0,0">
          <text:p/>
        </draw:polygon>
        <draw:polygon draw:style-name="gr7" draw:text-style-name="P8" draw:layer="layout" svg:width="0.017cm" svg:height="0.018cm" svg:x="15.322cm" svg:y="8.519cm" svg:viewBox="0 0 18 19" draw:points="0,19 18,19 18,0 0,0">
          <text:p/>
        </draw:polygon>
        <draw:polygon draw:style-name="gr7" draw:text-style-name="P8" draw:layer="layout" svg:width="4.733cm" svg:height="0.018cm" svg:x="15.339cm" svg:y="8.519cm" svg:viewBox="0 0 4734 19" draw:points="0,19 4734,19 4734,0 0,0">
          <text:p/>
        </draw:polygon>
        <draw:polygon draw:style-name="gr7" draw:text-style-name="P8" draw:layer="layout" svg:width="0.017cm" svg:height="0.018cm" svg:x="20.072cm" svg:y="8.519cm" svg:viewBox="0 0 18 19" draw:points="0,19 18,19 18,0 0,0">
          <text:p/>
        </draw:polygon>
        <draw:polygon draw:style-name="gr7" draw:text-style-name="P8" draw:layer="layout" svg:width="2.232cm" svg:height="0.018cm" svg:x="20.089cm" svg:y="8.519cm" svg:viewBox="0 0 2233 19" draw:points="0,19 2233,19 2233,0 0,0">
          <text:p/>
        </draw:polygon>
        <draw:polygon draw:style-name="gr7" draw:text-style-name="P8" draw:layer="layout" svg:width="0.017cm" svg:height="0.018cm" svg:x="22.321cm" svg:y="8.519cm" svg:viewBox="0 0 18 19" draw:points="0,19 18,19 18,0 0,0">
          <text:p/>
        </draw:polygon>
        <draw:polygon draw:style-name="gr7" draw:text-style-name="P8" draw:layer="layout" svg:width="3.484cm" svg:height="0.018cm" svg:x="22.338cm" svg:y="8.519cm" svg:viewBox="0 0 3485 19" draw:points="0,19 3485,19 3485,0 0,0">
          <text:p/>
        </draw:polygon>
        <draw:polygon draw:style-name="gr7" draw:text-style-name="P8" draw:layer="layout" svg:width="0.017cm" svg:height="0.018cm" svg:x="25.822cm" svg:y="8.519cm" svg:viewBox="0 0 18 19" draw:points="0,19 18,19 18,0 0,0">
          <text:p/>
        </draw:polygon>
        <draw:polygon draw:style-name="gr7" draw:text-style-name="P8" draw:layer="layout" svg:width="0.017cm" svg:height="0.973cm" svg:x="2.374cm" svg:y="8.536cm" svg:viewBox="0 0 18 974" draw:points="0,974 18,974 18,0 0,0">
          <text:p/>
        </draw:polygon>
        <draw:polygon draw:style-name="gr7" draw:text-style-name="P8" draw:layer="layout" svg:width="0.017cm" svg:height="0.973cm" svg:x="3.4cm" svg:y="8.536cm" svg:viewBox="0 0 18 974" draw:points="0,974 18,974 18,0 0,0">
          <text:p/>
        </draw:polygon>
        <draw:polygon draw:style-name="gr7" draw:text-style-name="P8" draw:layer="layout" svg:width="0.017cm" svg:height="0.973cm" svg:x="8.819cm" svg:y="8.536cm" svg:viewBox="0 0 18 974" draw:points="0,974 18,974 18,0 0,0">
          <text:p/>
        </draw:polygon>
        <draw:polygon draw:style-name="gr7" draw:text-style-name="P8" draw:layer="layout" svg:width="0.017cm" svg:height="0.973cm" svg:x="11.338cm" svg:y="8.536cm" svg:viewBox="0 0 18 974" draw:points="0,974 18,974 18,0 0,0">
          <text:p/>
        </draw:polygon>
        <draw:polygon draw:style-name="gr7" draw:text-style-name="P8" draw:layer="layout" svg:width="0.017cm" svg:height="0.973cm" svg:x="15.322cm" svg:y="8.536cm" svg:viewBox="0 0 18 974" draw:points="0,974 18,974 18,0 0,0">
          <text:p/>
        </draw:polygon>
        <draw:polygon draw:style-name="gr7" draw:text-style-name="P8" draw:layer="layout" svg:width="0.017cm" svg:height="0.973cm" svg:x="20.072cm" svg:y="8.536cm" svg:viewBox="0 0 18 974" draw:points="0,974 18,974 18,0 0,0">
          <text:p/>
        </draw:polygon>
        <draw:polygon draw:style-name="gr7" draw:text-style-name="P8" draw:layer="layout" svg:width="0.017cm" svg:height="0.973cm" svg:x="22.321cm" svg:y="8.536cm" svg:viewBox="0 0 18 974" draw:points="0,974 18,974 18,0 0,0">
          <text:p/>
        </draw:polygon>
        <draw:polygon draw:style-name="gr7" draw:text-style-name="P8" draw:layer="layout" svg:width="0.017cm" svg:height="0.973cm" svg:x="25.822cm" svg:y="8.536cm" svg:viewBox="0 0 18 974" draw:points="0,974 18,974 18,0 0,0">
          <text:p/>
        </draw:polygon>
        <draw:frame draw:style-name="gr3" draw:text-style-name="P4" draw:layer="layout" svg:width="0.422cm" svg:height="0.471cm" svg:x="22.525cm" svg:y="8.54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9.53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0.022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9.53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9.536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5cm" svg:x="15.339cm" svg:y="9.526cm" svg:viewBox="0 0 4734 976" draw:points="0,976 4734,976 4734,0 0,0">
          <text:p/>
        </draw:polygon>
        <draw:polygon draw:style-name="gr6" draw:text-style-name="P7" draw:layer="layout" svg:width="4.369cm" svg:height="0.488cm" svg:x="15.521cm" svg:y="9.526cm" svg:viewBox="0 0 4370 489" draw:points="0,489 4370,489 4370,0 0,0">
          <text:p/>
        </draw:polygon>
        <draw:frame draw:style-name="gr3" draw:text-style-name="P4" draw:layer="layout" svg:width="0.422cm" svg:height="0.471cm" svg:x="11.538cm" svg:y="9.536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5cm" svg:x="20.089cm" svg:y="9.526cm" svg:viewBox="0 0 2233 976" draw:points="0,976 2233,976 2233,0 0,0">
          <text:p/>
        </draw:polygon>
        <draw:polygon draw:style-name="gr6" draw:text-style-name="P7" draw:layer="layout" svg:width="1.871cm" svg:height="0.488cm" svg:x="20.272cm" svg:y="9.526cm" svg:viewBox="0 0 1872 489" draw:points="0,489 1872,489 1872,0 0,0">
          <text:p/>
        </draw:polygon>
        <draw:frame draw:style-name="gr3" draw:text-style-name="P4" draw:layer="layout" svg:width="0.422cm" svg:height="0.471cm" svg:x="15.522cm" svg:y="9.53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9.536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9.509cm" svg:viewBox="0 0 18 18" draw:points="0,18 18,18 18,0 0,0">
          <text:p/>
        </draw:polygon>
        <draw:polygon draw:style-name="gr7" draw:text-style-name="P8" draw:layer="layout" svg:width="1.009cm" svg:height="0.017cm" svg:x="2.391cm" svg:y="9.509cm" svg:viewBox="0 0 1010 18" draw:points="0,18 1010,18 1010,0 0,0">
          <text:p/>
        </draw:polygon>
        <draw:polygon draw:style-name="gr7" draw:text-style-name="P8" draw:layer="layout" svg:width="0.017cm" svg:height="0.017cm" svg:x="3.4cm" svg:y="9.509cm" svg:viewBox="0 0 18 18" draw:points="0,18 18,18 18,0 0,0">
          <text:p/>
        </draw:polygon>
        <draw:polygon draw:style-name="gr7" draw:text-style-name="P8" draw:layer="layout" svg:width="5.402cm" svg:height="0.017cm" svg:x="3.417cm" svg:y="9.509cm" svg:viewBox="0 0 5403 18" draw:points="0,18 5403,18 5403,0 0,0">
          <text:p/>
        </draw:polygon>
        <draw:polygon draw:style-name="gr7" draw:text-style-name="P8" draw:layer="layout" svg:width="0.017cm" svg:height="0.017cm" svg:x="8.819cm" svg:y="9.509cm" svg:viewBox="0 0 18 18" draw:points="0,18 18,18 18,0 0,0">
          <text:p/>
        </draw:polygon>
        <draw:polygon draw:style-name="gr7" draw:text-style-name="P8" draw:layer="layout" svg:width="2.502cm" svg:height="0.017cm" svg:x="8.836cm" svg:y="9.509cm" svg:viewBox="0 0 2503 18" draw:points="0,18 2503,18 2503,0 0,0">
          <text:p/>
        </draw:polygon>
        <draw:polygon draw:style-name="gr7" draw:text-style-name="P8" draw:layer="layout" svg:width="0.017cm" svg:height="0.017cm" svg:x="11.338cm" svg:y="9.509cm" svg:viewBox="0 0 18 18" draw:points="0,18 18,18 18,0 0,0">
          <text:p/>
        </draw:polygon>
        <draw:polygon draw:style-name="gr7" draw:text-style-name="P8" draw:layer="layout" svg:width="3.967cm" svg:height="0.017cm" svg:x="11.355cm" svg:y="9.509cm" svg:viewBox="0 0 3968 18" draw:points="0,18 3968,18 3968,0 0,0">
          <text:p/>
        </draw:polygon>
        <draw:polygon draw:style-name="gr7" draw:text-style-name="P8" draw:layer="layout" svg:width="0.017cm" svg:height="0.017cm" svg:x="15.322cm" svg:y="9.509cm" svg:viewBox="0 0 18 18" draw:points="0,18 18,18 18,0 0,0">
          <text:p/>
        </draw:polygon>
        <draw:polygon draw:style-name="gr7" draw:text-style-name="P8" draw:layer="layout" svg:width="4.733cm" svg:height="0.017cm" svg:x="15.339cm" svg:y="9.509cm" svg:viewBox="0 0 4734 18" draw:points="0,18 4734,18 4734,0 0,0">
          <text:p/>
        </draw:polygon>
        <draw:polygon draw:style-name="gr7" draw:text-style-name="P8" draw:layer="layout" svg:width="0.017cm" svg:height="0.017cm" svg:x="20.072cm" svg:y="9.509cm" svg:viewBox="0 0 18 18" draw:points="0,18 18,18 18,0 0,0">
          <text:p/>
        </draw:polygon>
        <draw:polygon draw:style-name="gr7" draw:text-style-name="P8" draw:layer="layout" svg:width="2.232cm" svg:height="0.017cm" svg:x="20.089cm" svg:y="9.509cm" svg:viewBox="0 0 2233 18" draw:points="0,18 2233,18 2233,0 0,0">
          <text:p/>
        </draw:polygon>
        <draw:polygon draw:style-name="gr7" draw:text-style-name="P8" draw:layer="layout" svg:width="0.017cm" svg:height="0.017cm" svg:x="22.321cm" svg:y="9.509cm" svg:viewBox="0 0 18 18" draw:points="0,18 18,18 18,0 0,0">
          <text:p/>
        </draw:polygon>
        <draw:polygon draw:style-name="gr7" draw:text-style-name="P8" draw:layer="layout" svg:width="3.484cm" svg:height="0.017cm" svg:x="22.338cm" svg:y="9.509cm" svg:viewBox="0 0 3485 18" draw:points="0,18 3485,18 3485,0 0,0">
          <text:p/>
        </draw:polygon>
        <draw:polygon draw:style-name="gr7" draw:text-style-name="P8" draw:layer="layout" svg:width="0.017cm" svg:height="0.017cm" svg:x="25.822cm" svg:y="9.509cm" svg:viewBox="0 0 18 18" draw:points="0,18 18,18 18,0 0,0">
          <text:p/>
        </draw:polygon>
        <draw:polygon draw:style-name="gr7" draw:text-style-name="P8" draw:layer="layout" svg:width="0.017cm" svg:height="0.975cm" svg:x="2.374cm" svg:y="9.526cm" svg:viewBox="0 0 18 976" draw:points="0,976 18,976 18,0 0,0">
          <text:p/>
        </draw:polygon>
        <draw:polygon draw:style-name="gr7" draw:text-style-name="P8" draw:layer="layout" svg:width="0.017cm" svg:height="0.975cm" svg:x="3.4cm" svg:y="9.526cm" svg:viewBox="0 0 18 976" draw:points="0,976 18,976 18,0 0,0">
          <text:p/>
        </draw:polygon>
        <draw:polygon draw:style-name="gr7" draw:text-style-name="P8" draw:layer="layout" svg:width="0.017cm" svg:height="0.975cm" svg:x="8.819cm" svg:y="9.526cm" svg:viewBox="0 0 18 976" draw:points="0,976 18,976 18,0 0,0">
          <text:p/>
        </draw:polygon>
        <draw:polygon draw:style-name="gr7" draw:text-style-name="P8" draw:layer="layout" svg:width="0.017cm" svg:height="0.975cm" svg:x="11.338cm" svg:y="9.526cm" svg:viewBox="0 0 18 976" draw:points="0,976 18,976 18,0 0,0">
          <text:p/>
        </draw:polygon>
        <draw:polygon draw:style-name="gr7" draw:text-style-name="P8" draw:layer="layout" svg:width="0.017cm" svg:height="0.975cm" svg:x="15.322cm" svg:y="9.526cm" svg:viewBox="0 0 18 976" draw:points="0,976 18,976 18,0 0,0">
          <text:p/>
        </draw:polygon>
        <draw:polygon draw:style-name="gr7" draw:text-style-name="P8" draw:layer="layout" svg:width="0.017cm" svg:height="0.975cm" svg:x="20.072cm" svg:y="9.526cm" svg:viewBox="0 0 18 976" draw:points="0,976 18,976 18,0 0,0">
          <text:p/>
        </draw:polygon>
        <draw:polygon draw:style-name="gr7" draw:text-style-name="P8" draw:layer="layout" svg:width="0.017cm" svg:height="0.975cm" svg:x="22.321cm" svg:y="9.526cm" svg:viewBox="0 0 18 976" draw:points="0,976 18,976 18,0 0,0">
          <text:p/>
        </draw:polygon>
        <draw:polygon draw:style-name="gr7" draw:text-style-name="P8" draw:layer="layout" svg:width="0.017cm" svg:height="0.975cm" svg:x="25.822cm" svg:y="9.526cm" svg:viewBox="0 0 18 976" draw:points="0,976 18,976 18,0 0,0">
          <text:p/>
        </draw:polygon>
        <draw:frame draw:style-name="gr3" draw:text-style-name="P4" draw:layer="layout" svg:width="0.422cm" svg:height="0.471cm" svg:x="22.525cm" svg:y="9.53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0.52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1.01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10.52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10.526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3cm" svg:x="15.339cm" svg:y="10.518cm" svg:viewBox="0 0 4734 974" draw:points="0,974 4734,974 4734,0 0,0">
          <text:p/>
        </draw:polygon>
        <draw:polygon draw:style-name="gr6" draw:text-style-name="P7" draw:layer="layout" svg:width="4.369cm" svg:height="0.486cm" svg:x="15.521cm" svg:y="10.518cm" svg:viewBox="0 0 4370 487" draw:points="0,487 4370,487 4370,0 0,0">
          <text:p/>
        </draw:polygon>
        <draw:frame draw:style-name="gr3" draw:text-style-name="P4" draw:layer="layout" svg:width="0.422cm" svg:height="0.471cm" svg:x="11.538cm" svg:y="10.526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3cm" svg:x="20.089cm" svg:y="10.518cm" svg:viewBox="0 0 2233 974" draw:points="0,974 2233,974 2233,0 0,0">
          <text:p/>
        </draw:polygon>
        <draw:polygon draw:style-name="gr6" draw:text-style-name="P7" draw:layer="layout" svg:width="1.871cm" svg:height="0.486cm" svg:x="20.272cm" svg:y="10.518cm" svg:viewBox="0 0 1872 487" draw:points="0,487 1872,487 1872,0 0,0">
          <text:p/>
        </draw:polygon>
        <draw:frame draw:style-name="gr3" draw:text-style-name="P4" draw:layer="layout" svg:width="0.422cm" svg:height="0.471cm" svg:x="15.522cm" svg:y="10.52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10.526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10.501cm" svg:viewBox="0 0 18 18" draw:points="0,18 18,18 18,0 0,0">
          <text:p/>
        </draw:polygon>
        <draw:polygon draw:style-name="gr7" draw:text-style-name="P8" draw:layer="layout" svg:width="1.009cm" svg:height="0.017cm" svg:x="2.391cm" svg:y="10.501cm" svg:viewBox="0 0 1010 18" draw:points="0,18 1010,18 1010,0 0,0">
          <text:p/>
        </draw:polygon>
        <draw:polygon draw:style-name="gr7" draw:text-style-name="P8" draw:layer="layout" svg:width="0.017cm" svg:height="0.017cm" svg:x="3.4cm" svg:y="10.501cm" svg:viewBox="0 0 18 18" draw:points="0,18 18,18 18,0 0,0">
          <text:p/>
        </draw:polygon>
        <draw:polygon draw:style-name="gr7" draw:text-style-name="P8" draw:layer="layout" svg:width="5.402cm" svg:height="0.017cm" svg:x="3.417cm" svg:y="10.501cm" svg:viewBox="0 0 5403 18" draw:points="0,18 5403,18 5403,0 0,0">
          <text:p/>
        </draw:polygon>
        <draw:polygon draw:style-name="gr7" draw:text-style-name="P8" draw:layer="layout" svg:width="0.017cm" svg:height="0.017cm" svg:x="8.819cm" svg:y="10.501cm" svg:viewBox="0 0 18 18" draw:points="0,18 18,18 18,0 0,0">
          <text:p/>
        </draw:polygon>
        <draw:polygon draw:style-name="gr7" draw:text-style-name="P8" draw:layer="layout" svg:width="2.502cm" svg:height="0.017cm" svg:x="8.836cm" svg:y="10.501cm" svg:viewBox="0 0 2503 18" draw:points="0,18 2503,18 2503,0 0,0">
          <text:p/>
        </draw:polygon>
        <draw:polygon draw:style-name="gr7" draw:text-style-name="P8" draw:layer="layout" svg:width="0.017cm" svg:height="0.017cm" svg:x="11.338cm" svg:y="10.501cm" svg:viewBox="0 0 18 18" draw:points="0,18 18,18 18,0 0,0">
          <text:p/>
        </draw:polygon>
        <draw:polygon draw:style-name="gr7" draw:text-style-name="P8" draw:layer="layout" svg:width="3.967cm" svg:height="0.017cm" svg:x="11.355cm" svg:y="10.501cm" svg:viewBox="0 0 3968 18" draw:points="0,18 3968,18 3968,0 0,0">
          <text:p/>
        </draw:polygon>
        <draw:polygon draw:style-name="gr7" draw:text-style-name="P8" draw:layer="layout" svg:width="0.017cm" svg:height="0.017cm" svg:x="15.322cm" svg:y="10.501cm" svg:viewBox="0 0 18 18" draw:points="0,18 18,18 18,0 0,0">
          <text:p/>
        </draw:polygon>
        <draw:polygon draw:style-name="gr7" draw:text-style-name="P8" draw:layer="layout" svg:width="4.733cm" svg:height="0.017cm" svg:x="15.339cm" svg:y="10.501cm" svg:viewBox="0 0 4734 18" draw:points="0,18 4734,18 4734,0 0,0">
          <text:p/>
        </draw:polygon>
        <draw:polygon draw:style-name="gr7" draw:text-style-name="P8" draw:layer="layout" svg:width="0.017cm" svg:height="0.017cm" svg:x="20.072cm" svg:y="10.501cm" svg:viewBox="0 0 18 18" draw:points="0,18 18,18 18,0 0,0">
          <text:p/>
        </draw:polygon>
        <draw:polygon draw:style-name="gr7" draw:text-style-name="P8" draw:layer="layout" svg:width="2.232cm" svg:height="0.017cm" svg:x="20.089cm" svg:y="10.501cm" svg:viewBox="0 0 2233 18" draw:points="0,18 2233,18 2233,0 0,0">
          <text:p/>
        </draw:polygon>
        <draw:polygon draw:style-name="gr7" draw:text-style-name="P8" draw:layer="layout" svg:width="0.017cm" svg:height="0.017cm" svg:x="22.321cm" svg:y="10.501cm" svg:viewBox="0 0 18 18" draw:points="0,18 18,18 18,0 0,0">
          <text:p/>
        </draw:polygon>
        <draw:polygon draw:style-name="gr7" draw:text-style-name="P8" draw:layer="layout" svg:width="3.484cm" svg:height="0.017cm" svg:x="22.338cm" svg:y="10.501cm" svg:viewBox="0 0 3485 18" draw:points="0,18 3485,18 3485,0 0,0">
          <text:p/>
        </draw:polygon>
        <draw:polygon draw:style-name="gr7" draw:text-style-name="P8" draw:layer="layout" svg:width="0.017cm" svg:height="0.017cm" svg:x="25.822cm" svg:y="10.501cm" svg:viewBox="0 0 18 18" draw:points="0,18 18,18 18,0 0,0">
          <text:p/>
        </draw:polygon>
        <draw:polygon draw:style-name="gr7" draw:text-style-name="P8" draw:layer="layout" svg:width="0.017cm" svg:height="0.973cm" svg:x="2.374cm" svg:y="10.518cm" svg:viewBox="0 0 18 974" draw:points="0,974 18,974 18,0 0,0">
          <text:p/>
        </draw:polygon>
        <draw:polygon draw:style-name="gr7" draw:text-style-name="P8" draw:layer="layout" svg:width="0.017cm" svg:height="0.973cm" svg:x="3.4cm" svg:y="10.518cm" svg:viewBox="0 0 18 974" draw:points="0,974 18,974 18,0 0,0">
          <text:p/>
        </draw:polygon>
        <draw:polygon draw:style-name="gr7" draw:text-style-name="P8" draw:layer="layout" svg:width="0.017cm" svg:height="0.973cm" svg:x="8.819cm" svg:y="10.518cm" svg:viewBox="0 0 18 974" draw:points="0,974 18,974 18,0 0,0">
          <text:p/>
        </draw:polygon>
        <draw:polygon draw:style-name="gr7" draw:text-style-name="P8" draw:layer="layout" svg:width="0.017cm" svg:height="0.973cm" svg:x="11.338cm" svg:y="10.518cm" svg:viewBox="0 0 18 974" draw:points="0,974 18,974 18,0 0,0">
          <text:p/>
        </draw:polygon>
        <draw:polygon draw:style-name="gr7" draw:text-style-name="P8" draw:layer="layout" svg:width="0.017cm" svg:height="0.973cm" svg:x="15.322cm" svg:y="10.518cm" svg:viewBox="0 0 18 974" draw:points="0,974 18,974 18,0 0,0">
          <text:p/>
        </draw:polygon>
        <draw:polygon draw:style-name="gr7" draw:text-style-name="P8" draw:layer="layout" svg:width="0.017cm" svg:height="0.973cm" svg:x="20.072cm" svg:y="10.518cm" svg:viewBox="0 0 18 974" draw:points="0,974 18,974 18,0 0,0">
          <text:p/>
        </draw:polygon>
        <draw:polygon draw:style-name="gr7" draw:text-style-name="P8" draw:layer="layout" svg:width="0.017cm" svg:height="0.973cm" svg:x="22.321cm" svg:y="10.518cm" svg:viewBox="0 0 18 974" draw:points="0,974 18,974 18,0 0,0">
          <text:p/>
        </draw:polygon>
        <draw:polygon draw:style-name="gr7" draw:text-style-name="P8" draw:layer="layout" svg:width="0.017cm" svg:height="0.973cm" svg:x="25.822cm" svg:y="10.518cm" svg:viewBox="0 0 18 974" draw:points="0,974 18,974 18,0 0,0">
          <text:p/>
        </draw:polygon>
        <draw:frame draw:style-name="gr3" draw:text-style-name="P4" draw:layer="layout" svg:width="0.422cm" svg:height="0.471cm" svg:x="22.525cm" svg:y="10.52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1.51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2.00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11.51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11.517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4cm" svg:x="15.339cm" svg:y="11.508cm" svg:viewBox="0 0 4734 975" draw:points="0,975 4734,975 4734,0 0,0">
          <text:p/>
        </draw:polygon>
        <draw:polygon draw:style-name="gr6" draw:text-style-name="P7" draw:layer="layout" svg:width="4.369cm" svg:height="0.487cm" svg:x="15.521cm" svg:y="11.508cm" svg:viewBox="0 0 4370 488" draw:points="0,488 4370,488 4370,0 0,0">
          <text:p/>
        </draw:polygon>
        <draw:frame draw:style-name="gr3" draw:text-style-name="P4" draw:layer="layout" svg:width="0.422cm" svg:height="0.471cm" svg:x="11.538cm" svg:y="11.517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4cm" svg:x="20.089cm" svg:y="11.508cm" svg:viewBox="0 0 2233 975" draw:points="0,975 2233,975 2233,0 0,0">
          <text:p/>
        </draw:polygon>
        <draw:polygon draw:style-name="gr6" draw:text-style-name="P7" draw:layer="layout" svg:width="1.871cm" svg:height="0.487cm" svg:x="20.272cm" svg:y="11.508cm" svg:viewBox="0 0 1872 488" draw:points="0,488 1872,488 1872,0 0,0">
          <text:p/>
        </draw:polygon>
        <draw:frame draw:style-name="gr3" draw:text-style-name="P4" draw:layer="layout" svg:width="0.422cm" svg:height="0.471cm" svg:x="15.522cm" svg:y="11.51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11.517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11.491cm" svg:viewBox="0 0 18 18" draw:points="0,18 18,18 18,0 0,0">
          <text:p/>
        </draw:polygon>
        <draw:polygon draw:style-name="gr7" draw:text-style-name="P8" draw:layer="layout" svg:width="1.009cm" svg:height="0.017cm" svg:x="2.391cm" svg:y="11.491cm" svg:viewBox="0 0 1010 18" draw:points="0,18 1010,18 1010,0 0,0">
          <text:p/>
        </draw:polygon>
        <draw:polygon draw:style-name="gr7" draw:text-style-name="P8" draw:layer="layout" svg:width="0.017cm" svg:height="0.017cm" svg:x="3.4cm" svg:y="11.491cm" svg:viewBox="0 0 18 18" draw:points="0,18 18,18 18,0 0,0">
          <text:p/>
        </draw:polygon>
        <draw:polygon draw:style-name="gr7" draw:text-style-name="P8" draw:layer="layout" svg:width="5.402cm" svg:height="0.017cm" svg:x="3.417cm" svg:y="11.491cm" svg:viewBox="0 0 5403 18" draw:points="0,18 5403,18 5403,0 0,0">
          <text:p/>
        </draw:polygon>
        <draw:polygon draw:style-name="gr7" draw:text-style-name="P8" draw:layer="layout" svg:width="0.017cm" svg:height="0.017cm" svg:x="8.819cm" svg:y="11.491cm" svg:viewBox="0 0 18 18" draw:points="0,18 18,18 18,0 0,0">
          <text:p/>
        </draw:polygon>
        <draw:polygon draw:style-name="gr7" draw:text-style-name="P8" draw:layer="layout" svg:width="2.502cm" svg:height="0.017cm" svg:x="8.836cm" svg:y="11.491cm" svg:viewBox="0 0 2503 18" draw:points="0,18 2503,18 2503,0 0,0">
          <text:p/>
        </draw:polygon>
        <draw:polygon draw:style-name="gr7" draw:text-style-name="P8" draw:layer="layout" svg:width="0.017cm" svg:height="0.017cm" svg:x="11.338cm" svg:y="11.491cm" svg:viewBox="0 0 18 18" draw:points="0,18 18,18 18,0 0,0">
          <text:p/>
        </draw:polygon>
        <draw:polygon draw:style-name="gr7" draw:text-style-name="P8" draw:layer="layout" svg:width="3.967cm" svg:height="0.017cm" svg:x="11.355cm" svg:y="11.491cm" svg:viewBox="0 0 3968 18" draw:points="0,18 3968,18 3968,0 0,0">
          <text:p/>
        </draw:polygon>
        <draw:polygon draw:style-name="gr7" draw:text-style-name="P8" draw:layer="layout" svg:width="0.017cm" svg:height="0.017cm" svg:x="15.322cm" svg:y="11.491cm" svg:viewBox="0 0 18 18" draw:points="0,18 18,18 18,0 0,0">
          <text:p/>
        </draw:polygon>
        <draw:polygon draw:style-name="gr7" draw:text-style-name="P8" draw:layer="layout" svg:width="4.733cm" svg:height="0.017cm" svg:x="15.339cm" svg:y="11.491cm" svg:viewBox="0 0 4734 18" draw:points="0,18 4734,18 4734,0 0,0">
          <text:p/>
        </draw:polygon>
        <draw:polygon draw:style-name="gr7" draw:text-style-name="P8" draw:layer="layout" svg:width="0.017cm" svg:height="0.017cm" svg:x="20.072cm" svg:y="11.491cm" svg:viewBox="0 0 18 18" draw:points="0,18 18,18 18,0 0,0">
          <text:p/>
        </draw:polygon>
        <draw:polygon draw:style-name="gr7" draw:text-style-name="P8" draw:layer="layout" svg:width="2.232cm" svg:height="0.017cm" svg:x="20.089cm" svg:y="11.491cm" svg:viewBox="0 0 2233 18" draw:points="0,18 2233,18 2233,0 0,0">
          <text:p/>
        </draw:polygon>
        <draw:polygon draw:style-name="gr7" draw:text-style-name="P8" draw:layer="layout" svg:width="0.017cm" svg:height="0.017cm" svg:x="22.321cm" svg:y="11.491cm" svg:viewBox="0 0 18 18" draw:points="0,18 18,18 18,0 0,0">
          <text:p/>
        </draw:polygon>
        <draw:polygon draw:style-name="gr7" draw:text-style-name="P8" draw:layer="layout" svg:width="3.484cm" svg:height="0.017cm" svg:x="22.338cm" svg:y="11.491cm" svg:viewBox="0 0 3485 18" draw:points="0,18 3485,18 3485,0 0,0">
          <text:p/>
        </draw:polygon>
        <draw:polygon draw:style-name="gr7" draw:text-style-name="P8" draw:layer="layout" svg:width="0.017cm" svg:height="0.017cm" svg:x="25.822cm" svg:y="11.491cm" svg:viewBox="0 0 18 18" draw:points="0,18 18,18 18,0 0,0">
          <text:p/>
        </draw:polygon>
        <draw:polygon draw:style-name="gr7" draw:text-style-name="P8" draw:layer="layout" svg:width="0.017cm" svg:height="0.974cm" svg:x="2.374cm" svg:y="11.508cm" svg:viewBox="0 0 18 975" draw:points="0,975 18,975 18,0 0,0">
          <text:p/>
        </draw:polygon>
        <draw:polygon draw:style-name="gr7" draw:text-style-name="P8" draw:layer="layout" svg:width="0.017cm" svg:height="0.974cm" svg:x="3.4cm" svg:y="11.508cm" svg:viewBox="0 0 18 975" draw:points="0,975 18,975 18,0 0,0">
          <text:p/>
        </draw:polygon>
        <draw:polygon draw:style-name="gr7" draw:text-style-name="P8" draw:layer="layout" svg:width="0.017cm" svg:height="0.974cm" svg:x="8.819cm" svg:y="11.508cm" svg:viewBox="0 0 18 975" draw:points="0,975 18,975 18,0 0,0">
          <text:p/>
        </draw:polygon>
        <draw:polygon draw:style-name="gr7" draw:text-style-name="P8" draw:layer="layout" svg:width="0.017cm" svg:height="0.974cm" svg:x="11.338cm" svg:y="11.508cm" svg:viewBox="0 0 18 975" draw:points="0,975 18,975 18,0 0,0">
          <text:p/>
        </draw:polygon>
        <draw:polygon draw:style-name="gr7" draw:text-style-name="P8" draw:layer="layout" svg:width="0.017cm" svg:height="0.974cm" svg:x="15.322cm" svg:y="11.508cm" svg:viewBox="0 0 18 975" draw:points="0,975 18,975 18,0 0,0">
          <text:p/>
        </draw:polygon>
        <draw:polygon draw:style-name="gr7" draw:text-style-name="P8" draw:layer="layout" svg:width="0.017cm" svg:height="0.974cm" svg:x="20.072cm" svg:y="11.508cm" svg:viewBox="0 0 18 975" draw:points="0,975 18,975 18,0 0,0">
          <text:p/>
        </draw:polygon>
        <draw:polygon draw:style-name="gr7" draw:text-style-name="P8" draw:layer="layout" svg:width="0.017cm" svg:height="0.974cm" svg:x="22.321cm" svg:y="11.508cm" svg:viewBox="0 0 18 975" draw:points="0,975 18,975 18,0 0,0">
          <text:p/>
        </draw:polygon>
        <draw:polygon draw:style-name="gr7" draw:text-style-name="P8" draw:layer="layout" svg:width="0.017cm" svg:height="0.974cm" svg:x="25.822cm" svg:y="11.508cm" svg:viewBox="0 0 18 975" draw:points="0,975 18,975 18,0 0,0">
          <text:p/>
        </draw:polygon>
        <draw:frame draw:style-name="gr3" draw:text-style-name="P4" draw:layer="layout" svg:width="0.422cm" svg:height="0.471cm" svg:x="22.525cm" svg:y="11.51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2.50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2.99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12.50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12.507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3cm" svg:x="15.339cm" svg:y="12.499cm" svg:viewBox="0 0 4734 974" draw:points="0,974 4734,974 4734,0 0,0">
          <text:p/>
        </draw:polygon>
        <draw:polygon draw:style-name="gr6" draw:text-style-name="P7" draw:layer="layout" svg:width="4.369cm" svg:height="0.487cm" svg:x="15.521cm" svg:y="12.499cm" svg:viewBox="0 0 4370 488" draw:points="0,488 4370,488 4370,0 0,0">
          <text:p/>
        </draw:polygon>
        <draw:frame draw:style-name="gr3" draw:text-style-name="P4" draw:layer="layout" svg:width="0.422cm" svg:height="0.471cm" svg:x="11.538cm" svg:y="12.507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3cm" svg:x="20.089cm" svg:y="12.499cm" svg:viewBox="0 0 2233 974" draw:points="0,974 2233,974 2233,0 0,0">
          <text:p/>
        </draw:polygon>
        <draw:polygon draw:style-name="gr6" draw:text-style-name="P7" draw:layer="layout" svg:width="1.871cm" svg:height="0.487cm" svg:x="20.272cm" svg:y="12.499cm" svg:viewBox="0 0 1872 488" draw:points="0,488 1872,488 1872,0 0,0">
          <text:p/>
        </draw:polygon>
        <draw:frame draw:style-name="gr3" draw:text-style-name="P4" draw:layer="layout" svg:width="0.422cm" svg:height="0.471cm" svg:x="15.522cm" svg:y="12.50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12.507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12.482cm" svg:viewBox="0 0 18 18" draw:points="0,18 18,18 18,0 0,0">
          <text:p/>
        </draw:polygon>
        <draw:polygon draw:style-name="gr7" draw:text-style-name="P8" draw:layer="layout" svg:width="1.009cm" svg:height="0.017cm" svg:x="2.391cm" svg:y="12.482cm" svg:viewBox="0 0 1010 18" draw:points="0,18 1010,18 1010,0 0,0">
          <text:p/>
        </draw:polygon>
        <draw:polygon draw:style-name="gr7" draw:text-style-name="P8" draw:layer="layout" svg:width="0.017cm" svg:height="0.017cm" svg:x="3.4cm" svg:y="12.482cm" svg:viewBox="0 0 18 18" draw:points="0,18 18,18 18,0 0,0">
          <text:p/>
        </draw:polygon>
        <draw:polygon draw:style-name="gr7" draw:text-style-name="P8" draw:layer="layout" svg:width="5.402cm" svg:height="0.017cm" svg:x="3.417cm" svg:y="12.482cm" svg:viewBox="0 0 5403 18" draw:points="0,18 5403,18 5403,0 0,0">
          <text:p/>
        </draw:polygon>
        <draw:polygon draw:style-name="gr7" draw:text-style-name="P8" draw:layer="layout" svg:width="0.017cm" svg:height="0.017cm" svg:x="8.819cm" svg:y="12.482cm" svg:viewBox="0 0 18 18" draw:points="0,18 18,18 18,0 0,0">
          <text:p/>
        </draw:polygon>
        <draw:polygon draw:style-name="gr7" draw:text-style-name="P8" draw:layer="layout" svg:width="2.502cm" svg:height="0.017cm" svg:x="8.836cm" svg:y="12.482cm" svg:viewBox="0 0 2503 18" draw:points="0,18 2503,18 2503,0 0,0">
          <text:p/>
        </draw:polygon>
        <draw:polygon draw:style-name="gr7" draw:text-style-name="P8" draw:layer="layout" svg:width="0.017cm" svg:height="0.017cm" svg:x="11.338cm" svg:y="12.482cm" svg:viewBox="0 0 18 18" draw:points="0,18 18,18 18,0 0,0">
          <text:p/>
        </draw:polygon>
        <draw:polygon draw:style-name="gr7" draw:text-style-name="P8" draw:layer="layout" svg:width="3.967cm" svg:height="0.017cm" svg:x="11.355cm" svg:y="12.482cm" svg:viewBox="0 0 3968 18" draw:points="0,18 3968,18 3968,0 0,0">
          <text:p/>
        </draw:polygon>
        <draw:polygon draw:style-name="gr7" draw:text-style-name="P8" draw:layer="layout" svg:width="0.017cm" svg:height="0.017cm" svg:x="15.322cm" svg:y="12.482cm" svg:viewBox="0 0 18 18" draw:points="0,18 18,18 18,0 0,0">
          <text:p/>
        </draw:polygon>
        <draw:polygon draw:style-name="gr7" draw:text-style-name="P8" draw:layer="layout" svg:width="4.733cm" svg:height="0.017cm" svg:x="15.339cm" svg:y="12.482cm" svg:viewBox="0 0 4734 18" draw:points="0,18 4734,18 4734,0 0,0">
          <text:p/>
        </draw:polygon>
        <draw:polygon draw:style-name="gr7" draw:text-style-name="P8" draw:layer="layout" svg:width="0.017cm" svg:height="0.017cm" svg:x="20.072cm" svg:y="12.482cm" svg:viewBox="0 0 18 18" draw:points="0,18 18,18 18,0 0,0">
          <text:p/>
        </draw:polygon>
        <draw:polygon draw:style-name="gr7" draw:text-style-name="P8" draw:layer="layout" svg:width="2.232cm" svg:height="0.017cm" svg:x="20.089cm" svg:y="12.482cm" svg:viewBox="0 0 2233 18" draw:points="0,18 2233,18 2233,0 0,0">
          <text:p/>
        </draw:polygon>
        <draw:polygon draw:style-name="gr7" draw:text-style-name="P8" draw:layer="layout" svg:width="0.017cm" svg:height="0.017cm" svg:x="22.321cm" svg:y="12.482cm" svg:viewBox="0 0 18 18" draw:points="0,18 18,18 18,0 0,0">
          <text:p/>
        </draw:polygon>
        <draw:polygon draw:style-name="gr7" draw:text-style-name="P8" draw:layer="layout" svg:width="3.484cm" svg:height="0.017cm" svg:x="22.338cm" svg:y="12.482cm" svg:viewBox="0 0 3485 18" draw:points="0,18 3485,18 3485,0 0,0">
          <text:p/>
        </draw:polygon>
        <draw:polygon draw:style-name="gr7" draw:text-style-name="P8" draw:layer="layout" svg:width="0.017cm" svg:height="0.017cm" svg:x="25.822cm" svg:y="12.482cm" svg:viewBox="0 0 18 18" draw:points="0,18 18,18 18,0 0,0">
          <text:p/>
        </draw:polygon>
        <draw:polygon draw:style-name="gr7" draw:text-style-name="P8" draw:layer="layout" svg:width="0.017cm" svg:height="0.973cm" svg:x="2.374cm" svg:y="12.499cm" svg:viewBox="0 0 18 974" draw:points="0,974 18,974 18,0 0,0">
          <text:p/>
        </draw:polygon>
        <draw:polygon draw:style-name="gr7" draw:text-style-name="P8" draw:layer="layout" svg:width="0.017cm" svg:height="0.973cm" svg:x="3.4cm" svg:y="12.499cm" svg:viewBox="0 0 18 974" draw:points="0,974 18,974 18,0 0,0">
          <text:p/>
        </draw:polygon>
        <draw:polygon draw:style-name="gr7" draw:text-style-name="P8" draw:layer="layout" svg:width="0.017cm" svg:height="0.973cm" svg:x="8.819cm" svg:y="12.499cm" svg:viewBox="0 0 18 974" draw:points="0,974 18,974 18,0 0,0">
          <text:p/>
        </draw:polygon>
        <draw:polygon draw:style-name="gr7" draw:text-style-name="P8" draw:layer="layout" svg:width="0.017cm" svg:height="0.973cm" svg:x="11.338cm" svg:y="12.499cm" svg:viewBox="0 0 18 974" draw:points="0,974 18,974 18,0 0,0">
          <text:p/>
        </draw:polygon>
        <draw:polygon draw:style-name="gr7" draw:text-style-name="P8" draw:layer="layout" svg:width="0.017cm" svg:height="0.973cm" svg:x="15.322cm" svg:y="12.499cm" svg:viewBox="0 0 18 974" draw:points="0,974 18,974 18,0 0,0">
          <text:p/>
        </draw:polygon>
        <draw:polygon draw:style-name="gr7" draw:text-style-name="P8" draw:layer="layout" svg:width="0.017cm" svg:height="0.973cm" svg:x="20.072cm" svg:y="12.499cm" svg:viewBox="0 0 18 974" draw:points="0,974 18,974 18,0 0,0">
          <text:p/>
        </draw:polygon>
        <draw:polygon draw:style-name="gr7" draw:text-style-name="P8" draw:layer="layout" svg:width="0.017cm" svg:height="0.973cm" svg:x="22.321cm" svg:y="12.499cm" svg:viewBox="0 0 18 974" draw:points="0,974 18,974 18,0 0,0">
          <text:p/>
        </draw:polygon>
        <draw:polygon draw:style-name="gr7" draw:text-style-name="P8" draw:layer="layout" svg:width="0.017cm" svg:height="0.973cm" svg:x="25.822cm" svg:y="12.499cm" svg:viewBox="0 0 18 974" draw:points="0,974 18,974 18,0 0,0">
          <text:p/>
        </draw:polygon>
        <draw:frame draw:style-name="gr3" draw:text-style-name="P4" draw:layer="layout" svg:width="0.422cm" svg:height="0.471cm" svg:x="22.525cm" svg:y="12.50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3.50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3.9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13.50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13.503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4cm" svg:x="15.339cm" svg:y="13.494cm" svg:viewBox="0 0 4734 975" draw:points="0,975 4734,975 4734,0 0,0">
          <text:p/>
        </draw:polygon>
        <draw:polygon draw:style-name="gr6" draw:text-style-name="P7" draw:layer="layout" svg:width="4.369cm" svg:height="0.487cm" svg:x="15.521cm" svg:y="13.494cm" svg:viewBox="0 0 4370 488" draw:points="0,488 4370,488 4370,0 0,0">
          <text:p/>
        </draw:polygon>
        <draw:frame draw:style-name="gr3" draw:text-style-name="P4" draw:layer="layout" svg:width="0.422cm" svg:height="0.471cm" svg:x="11.538cm" svg:y="13.503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4cm" svg:x="20.089cm" svg:y="13.494cm" svg:viewBox="0 0 2233 975" draw:points="0,975 2233,975 2233,0 0,0">
          <text:p/>
        </draw:polygon>
        <draw:polygon draw:style-name="gr6" draw:text-style-name="P7" draw:layer="layout" svg:width="1.871cm" svg:height="0.487cm" svg:x="20.272cm" svg:y="13.494cm" svg:viewBox="0 0 1872 488" draw:points="0,488 1872,488 1872,0 0,0">
          <text:p/>
        </draw:polygon>
        <draw:frame draw:style-name="gr3" draw:text-style-name="P4" draw:layer="layout" svg:width="0.422cm" svg:height="0.471cm" svg:x="15.522cm" svg:y="13.50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13.503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13.472cm" svg:viewBox="0 0 18 18" draw:points="0,18 18,18 18,0 0,0">
          <text:p/>
        </draw:polygon>
        <draw:polygon draw:style-name="gr7" draw:text-style-name="P8" draw:layer="layout" svg:width="1.009cm" svg:height="0.017cm" svg:x="2.391cm" svg:y="13.472cm" svg:viewBox="0 0 1010 18" draw:points="0,18 1010,18 1010,0 0,0">
          <text:p/>
        </draw:polygon>
        <draw:polygon draw:style-name="gr7" draw:text-style-name="P8" draw:layer="layout" svg:width="0.017cm" svg:height="0.017cm" svg:x="3.4cm" svg:y="13.472cm" svg:viewBox="0 0 18 18" draw:points="0,18 18,18 18,0 0,0">
          <text:p/>
        </draw:polygon>
        <draw:polygon draw:style-name="gr7" draw:text-style-name="P8" draw:layer="layout" svg:width="5.402cm" svg:height="0.017cm" svg:x="3.417cm" svg:y="13.472cm" svg:viewBox="0 0 5403 18" draw:points="0,18 5403,18 5403,0 0,0">
          <text:p/>
        </draw:polygon>
        <draw:polygon draw:style-name="gr7" draw:text-style-name="P8" draw:layer="layout" svg:width="0.017cm" svg:height="0.017cm" svg:x="8.819cm" svg:y="13.472cm" svg:viewBox="0 0 18 18" draw:points="0,18 18,18 18,0 0,0">
          <text:p/>
        </draw:polygon>
        <draw:polygon draw:style-name="gr7" draw:text-style-name="P8" draw:layer="layout" svg:width="2.502cm" svg:height="0.017cm" svg:x="8.836cm" svg:y="13.472cm" svg:viewBox="0 0 2503 18" draw:points="0,18 2503,18 2503,0 0,0">
          <text:p/>
        </draw:polygon>
        <draw:polygon draw:style-name="gr7" draw:text-style-name="P8" draw:layer="layout" svg:width="0.017cm" svg:height="0.017cm" svg:x="11.338cm" svg:y="13.472cm" svg:viewBox="0 0 18 18" draw:points="0,18 18,18 18,0 0,0">
          <text:p/>
        </draw:polygon>
        <draw:polygon draw:style-name="gr7" draw:text-style-name="P8" draw:layer="layout" svg:width="3.967cm" svg:height="0.017cm" svg:x="11.355cm" svg:y="13.472cm" svg:viewBox="0 0 3968 18" draw:points="0,18 3968,18 3968,0 0,0">
          <text:p/>
        </draw:polygon>
        <draw:polygon draw:style-name="gr7" draw:text-style-name="P8" draw:layer="layout" svg:width="0.017cm" svg:height="0.017cm" svg:x="15.322cm" svg:y="13.472cm" svg:viewBox="0 0 18 18" draw:points="0,18 18,18 18,0 0,0">
          <text:p/>
        </draw:polygon>
        <draw:polygon draw:style-name="gr7" draw:text-style-name="P8" draw:layer="layout" svg:width="4.733cm" svg:height="0.017cm" svg:x="15.339cm" svg:y="13.472cm" svg:viewBox="0 0 4734 18" draw:points="0,18 4734,18 4734,0 0,0">
          <text:p/>
        </draw:polygon>
        <draw:polygon draw:style-name="gr7" draw:text-style-name="P8" draw:layer="layout" svg:width="0.017cm" svg:height="0.017cm" svg:x="20.072cm" svg:y="13.472cm" svg:viewBox="0 0 18 18" draw:points="0,18 18,18 18,0 0,0">
          <text:p/>
        </draw:polygon>
        <draw:polygon draw:style-name="gr7" draw:text-style-name="P8" draw:layer="layout" svg:width="2.232cm" svg:height="0.017cm" svg:x="20.089cm" svg:y="13.472cm" svg:viewBox="0 0 2233 18" draw:points="0,18 2233,18 2233,0 0,0">
          <text:p/>
        </draw:polygon>
        <draw:polygon draw:style-name="gr7" draw:text-style-name="P8" draw:layer="layout" svg:width="0.017cm" svg:height="0.017cm" svg:x="22.321cm" svg:y="13.472cm" svg:viewBox="0 0 18 18" draw:points="0,18 18,18 18,0 0,0">
          <text:p/>
        </draw:polygon>
        <draw:polygon draw:style-name="gr7" draw:text-style-name="P8" draw:layer="layout" svg:width="3.484cm" svg:height="0.017cm" svg:x="22.338cm" svg:y="13.472cm" svg:viewBox="0 0 3485 18" draw:points="0,18 3485,18 3485,0 0,0">
          <text:p/>
        </draw:polygon>
        <draw:polygon draw:style-name="gr7" draw:text-style-name="P8" draw:layer="layout" svg:width="0.017cm" svg:height="0.017cm" svg:x="25.822cm" svg:y="13.472cm" svg:viewBox="0 0 18 18" draw:points="0,18 18,18 18,0 0,0">
          <text:p/>
        </draw:polygon>
        <draw:polygon draw:style-name="gr7" draw:text-style-name="P8" draw:layer="layout" svg:width="0.017cm" svg:height="0.978cm" svg:x="2.374cm" svg:y="13.49cm" svg:viewBox="0 0 18 979" draw:points="0,979 18,979 18,0 0,0">
          <text:p/>
        </draw:polygon>
        <draw:polygon draw:style-name="gr7" draw:text-style-name="P8" draw:layer="layout" svg:width="0.017cm" svg:height="0.978cm" svg:x="3.4cm" svg:y="13.49cm" svg:viewBox="0 0 18 979" draw:points="0,979 18,979 18,0 0,0">
          <text:p/>
        </draw:polygon>
        <draw:polygon draw:style-name="gr7" draw:text-style-name="P8" draw:layer="layout" svg:width="0.017cm" svg:height="0.978cm" svg:x="8.819cm" svg:y="13.49cm" svg:viewBox="0 0 18 979" draw:points="0,979 18,979 18,0 0,0">
          <text:p/>
        </draw:polygon>
        <draw:polygon draw:style-name="gr7" draw:text-style-name="P8" draw:layer="layout" svg:width="0.017cm" svg:height="0.978cm" svg:x="11.338cm" svg:y="13.49cm" svg:viewBox="0 0 18 979" draw:points="0,979 18,979 18,0 0,0">
          <text:p/>
        </draw:polygon>
        <draw:polygon draw:style-name="gr7" draw:text-style-name="P8" draw:layer="layout" svg:width="0.017cm" svg:height="0.978cm" svg:x="15.322cm" svg:y="13.49cm" svg:viewBox="0 0 18 979" draw:points="0,979 18,979 18,0 0,0">
          <text:p/>
        </draw:polygon>
        <draw:polygon draw:style-name="gr7" draw:text-style-name="P8" draw:layer="layout" svg:width="0.017cm" svg:height="0.978cm" svg:x="20.072cm" svg:y="13.49cm" svg:viewBox="0 0 18 979" draw:points="0,979 18,979 18,0 0,0">
          <text:p/>
        </draw:polygon>
        <draw:polygon draw:style-name="gr7" draw:text-style-name="P8" draw:layer="layout" svg:width="0.017cm" svg:height="0.978cm" svg:x="22.321cm" svg:y="13.49cm" svg:viewBox="0 0 18 979" draw:points="0,979 18,979 18,0 0,0">
          <text:p/>
        </draw:polygon>
        <draw:polygon draw:style-name="gr7" draw:text-style-name="P8" draw:layer="layout" svg:width="0.017cm" svg:height="0.978cm" svg:x="25.822cm" svg:y="13.49cm" svg:viewBox="0 0 18 979" draw:points="0,979 18,979 18,0 0,0">
          <text:p/>
        </draw:polygon>
        <draw:frame draw:style-name="gr3" draw:text-style-name="P4" draw:layer="layout" svg:width="0.422cm" svg:height="0.471cm" svg:x="22.525cm" svg:y="13.50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4.49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4.98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14.49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14.494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4cm" svg:x="15.339cm" svg:y="14.485cm" svg:viewBox="0 0 4734 975" draw:points="0,975 4734,975 4734,0 0,0">
          <text:p/>
        </draw:polygon>
        <draw:polygon draw:style-name="gr6" draw:text-style-name="P7" draw:layer="layout" svg:width="4.369cm" svg:height="0.487cm" svg:x="15.521cm" svg:y="14.485cm" svg:viewBox="0 0 4370 488" draw:points="0,488 4370,488 4370,0 0,0">
          <text:p/>
        </draw:polygon>
        <draw:frame draw:style-name="gr3" draw:text-style-name="P4" draw:layer="layout" svg:width="0.422cm" svg:height="0.471cm" svg:x="11.538cm" svg:y="14.494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4cm" svg:x="20.089cm" svg:y="14.485cm" svg:viewBox="0 0 2233 975" draw:points="0,975 2233,975 2233,0 0,0">
          <text:p/>
        </draw:polygon>
        <draw:polygon draw:style-name="gr6" draw:text-style-name="P7" draw:layer="layout" svg:width="1.871cm" svg:height="0.487cm" svg:x="20.272cm" svg:y="14.485cm" svg:viewBox="0 0 1872 488" draw:points="0,488 1872,488 1872,0 0,0">
          <text:p/>
        </draw:polygon>
        <draw:frame draw:style-name="gr3" draw:text-style-name="P4" draw:layer="layout" svg:width="0.422cm" svg:height="0.471cm" svg:x="15.522cm" svg:y="14.49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14.494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14.468cm" svg:viewBox="0 0 18 18" draw:points="0,18 18,18 18,0 0,0">
          <text:p/>
        </draw:polygon>
        <draw:polygon draw:style-name="gr7" draw:text-style-name="P8" draw:layer="layout" svg:width="1.009cm" svg:height="0.017cm" svg:x="2.391cm" svg:y="14.468cm" svg:viewBox="0 0 1010 18" draw:points="0,18 1010,18 1010,0 0,0">
          <text:p/>
        </draw:polygon>
        <draw:polygon draw:style-name="gr7" draw:text-style-name="P8" draw:layer="layout" svg:width="0.017cm" svg:height="0.017cm" svg:x="3.4cm" svg:y="14.468cm" svg:viewBox="0 0 18 18" draw:points="0,18 18,18 18,0 0,0">
          <text:p/>
        </draw:polygon>
        <draw:polygon draw:style-name="gr7" draw:text-style-name="P8" draw:layer="layout" svg:width="5.402cm" svg:height="0.017cm" svg:x="3.417cm" svg:y="14.468cm" svg:viewBox="0 0 5403 18" draw:points="0,18 5403,18 5403,0 0,0">
          <text:p/>
        </draw:polygon>
        <draw:polygon draw:style-name="gr7" draw:text-style-name="P8" draw:layer="layout" svg:width="0.017cm" svg:height="0.017cm" svg:x="8.819cm" svg:y="14.468cm" svg:viewBox="0 0 18 18" draw:points="0,18 18,18 18,0 0,0">
          <text:p/>
        </draw:polygon>
        <draw:polygon draw:style-name="gr7" draw:text-style-name="P8" draw:layer="layout" svg:width="2.502cm" svg:height="0.017cm" svg:x="8.836cm" svg:y="14.468cm" svg:viewBox="0 0 2503 18" draw:points="0,18 2503,18 2503,0 0,0">
          <text:p/>
        </draw:polygon>
        <draw:polygon draw:style-name="gr7" draw:text-style-name="P8" draw:layer="layout" svg:width="0.017cm" svg:height="0.017cm" svg:x="11.338cm" svg:y="14.468cm" svg:viewBox="0 0 18 18" draw:points="0,18 18,18 18,0 0,0">
          <text:p/>
        </draw:polygon>
        <draw:polygon draw:style-name="gr7" draw:text-style-name="P8" draw:layer="layout" svg:width="3.967cm" svg:height="0.017cm" svg:x="11.355cm" svg:y="14.468cm" svg:viewBox="0 0 3968 18" draw:points="0,18 3968,18 3968,0 0,0">
          <text:p/>
        </draw:polygon>
        <draw:polygon draw:style-name="gr7" draw:text-style-name="P8" draw:layer="layout" svg:width="0.017cm" svg:height="0.017cm" svg:x="15.322cm" svg:y="14.468cm" svg:viewBox="0 0 18 18" draw:points="0,18 18,18 18,0 0,0">
          <text:p/>
        </draw:polygon>
        <draw:polygon draw:style-name="gr7" draw:text-style-name="P8" draw:layer="layout" svg:width="4.733cm" svg:height="0.017cm" svg:x="15.339cm" svg:y="14.468cm" svg:viewBox="0 0 4734 18" draw:points="0,18 4734,18 4734,0 0,0">
          <text:p/>
        </draw:polygon>
        <draw:polygon draw:style-name="gr7" draw:text-style-name="P8" draw:layer="layout" svg:width="0.017cm" svg:height="0.017cm" svg:x="20.072cm" svg:y="14.468cm" svg:viewBox="0 0 18 18" draw:points="0,18 18,18 18,0 0,0">
          <text:p/>
        </draw:polygon>
        <draw:polygon draw:style-name="gr7" draw:text-style-name="P8" draw:layer="layout" svg:width="2.232cm" svg:height="0.017cm" svg:x="20.089cm" svg:y="14.468cm" svg:viewBox="0 0 2233 18" draw:points="0,18 2233,18 2233,0 0,0">
          <text:p/>
        </draw:polygon>
        <draw:polygon draw:style-name="gr7" draw:text-style-name="P8" draw:layer="layout" svg:width="0.017cm" svg:height="0.017cm" svg:x="22.321cm" svg:y="14.468cm" svg:viewBox="0 0 18 18" draw:points="0,18 18,18 18,0 0,0">
          <text:p/>
        </draw:polygon>
        <draw:polygon draw:style-name="gr7" draw:text-style-name="P8" draw:layer="layout" svg:width="3.484cm" svg:height="0.017cm" svg:x="22.338cm" svg:y="14.468cm" svg:viewBox="0 0 3485 18" draw:points="0,18 3485,18 3485,0 0,0">
          <text:p/>
        </draw:polygon>
        <draw:polygon draw:style-name="gr7" draw:text-style-name="P8" draw:layer="layout" svg:width="0.017cm" svg:height="0.017cm" svg:x="25.822cm" svg:y="14.468cm" svg:viewBox="0 0 18 18" draw:points="0,18 18,18 18,0 0,0">
          <text:p/>
        </draw:polygon>
        <draw:polygon draw:style-name="gr7" draw:text-style-name="P8" draw:layer="layout" svg:width="0.017cm" svg:height="0.974cm" svg:x="2.374cm" svg:y="14.485cm" svg:viewBox="0 0 18 975" draw:points="0,975 18,975 18,0 0,0">
          <text:p/>
        </draw:polygon>
        <draw:polygon draw:style-name="gr7" draw:text-style-name="P8" draw:layer="layout" svg:width="0.017cm" svg:height="0.974cm" svg:x="3.4cm" svg:y="14.485cm" svg:viewBox="0 0 18 975" draw:points="0,975 18,975 18,0 0,0">
          <text:p/>
        </draw:polygon>
        <draw:polygon draw:style-name="gr7" draw:text-style-name="P8" draw:layer="layout" svg:width="0.017cm" svg:height="0.974cm" svg:x="8.819cm" svg:y="14.485cm" svg:viewBox="0 0 18 975" draw:points="0,975 18,975 18,0 0,0">
          <text:p/>
        </draw:polygon>
        <draw:polygon draw:style-name="gr7" draw:text-style-name="P8" draw:layer="layout" svg:width="0.017cm" svg:height="0.974cm" svg:x="11.338cm" svg:y="14.485cm" svg:viewBox="0 0 18 975" draw:points="0,975 18,975 18,0 0,0">
          <text:p/>
        </draw:polygon>
        <draw:polygon draw:style-name="gr7" draw:text-style-name="P8" draw:layer="layout" svg:width="0.017cm" svg:height="0.974cm" svg:x="15.322cm" svg:y="14.485cm" svg:viewBox="0 0 18 975" draw:points="0,975 18,975 18,0 0,0">
          <text:p/>
        </draw:polygon>
        <draw:polygon draw:style-name="gr7" draw:text-style-name="P8" draw:layer="layout" svg:width="0.017cm" svg:height="0.974cm" svg:x="20.072cm" svg:y="14.485cm" svg:viewBox="0 0 18 975" draw:points="0,975 18,975 18,0 0,0">
          <text:p/>
        </draw:polygon>
        <draw:polygon draw:style-name="gr7" draw:text-style-name="P8" draw:layer="layout" svg:width="0.017cm" svg:height="0.974cm" svg:x="22.321cm" svg:y="14.485cm" svg:viewBox="0 0 18 975" draw:points="0,975 18,975 18,0 0,0">
          <text:p/>
        </draw:polygon>
        <draw:polygon draw:style-name="gr7" draw:text-style-name="P8" draw:layer="layout" svg:width="0.017cm" svg:height="0.974cm" svg:x="25.822cm" svg:y="14.485cm" svg:viewBox="0 0 18 975" draw:points="0,975 18,975 18,0 0,0">
          <text:p/>
        </draw:polygon>
        <draw:frame draw:style-name="gr3" draw:text-style-name="P4" draw:layer="layout" svg:width="0.422cm" svg:height="0.471cm" svg:x="22.525cm" svg:y="14.49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5.48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5.97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15.48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15.484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4cm" svg:x="15.339cm" svg:y="15.476cm" svg:viewBox="0 0 4734 975" draw:points="0,975 4734,975 4734,0 0,0">
          <text:p/>
        </draw:polygon>
        <draw:polygon draw:style-name="gr6" draw:text-style-name="P7" draw:layer="layout" svg:width="4.369cm" svg:height="0.487cm" svg:x="15.521cm" svg:y="15.476cm" svg:viewBox="0 0 4370 488" draw:points="0,488 4370,488 4370,0 0,0">
          <text:p/>
        </draw:polygon>
        <draw:frame draw:style-name="gr3" draw:text-style-name="P4" draw:layer="layout" svg:width="0.422cm" svg:height="0.471cm" svg:x="11.538cm" svg:y="15.484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4cm" svg:x="20.089cm" svg:y="15.476cm" svg:viewBox="0 0 2233 975" draw:points="0,975 2233,975 2233,0 0,0">
          <text:p/>
        </draw:polygon>
        <draw:polygon draw:style-name="gr6" draw:text-style-name="P7" draw:layer="layout" svg:width="1.871cm" svg:height="0.487cm" svg:x="20.272cm" svg:y="15.476cm" svg:viewBox="0 0 1872 488" draw:points="0,488 1872,488 1872,0 0,0">
          <text:p/>
        </draw:polygon>
        <draw:frame draw:style-name="gr3" draw:text-style-name="P4" draw:layer="layout" svg:width="0.422cm" svg:height="0.471cm" svg:x="15.522cm" svg:y="15.48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15.484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15.459cm" svg:viewBox="0 0 18 18" draw:points="0,18 18,18 18,0 0,0">
          <text:p/>
        </draw:polygon>
        <draw:polygon draw:style-name="gr7" draw:text-style-name="P8" draw:layer="layout" svg:width="1.009cm" svg:height="0.017cm" svg:x="2.391cm" svg:y="15.459cm" svg:viewBox="0 0 1010 18" draw:points="0,18 1010,18 1010,0 0,0">
          <text:p/>
        </draw:polygon>
        <draw:polygon draw:style-name="gr7" draw:text-style-name="P8" draw:layer="layout" svg:width="0.017cm" svg:height="0.017cm" svg:x="3.4cm" svg:y="15.459cm" svg:viewBox="0 0 18 18" draw:points="0,18 18,18 18,0 0,0">
          <text:p/>
        </draw:polygon>
        <draw:polygon draw:style-name="gr7" draw:text-style-name="P8" draw:layer="layout" svg:width="5.402cm" svg:height="0.017cm" svg:x="3.417cm" svg:y="15.459cm" svg:viewBox="0 0 5403 18" draw:points="0,18 5403,18 5403,0 0,0">
          <text:p/>
        </draw:polygon>
        <draw:polygon draw:style-name="gr7" draw:text-style-name="P8" draw:layer="layout" svg:width="0.017cm" svg:height="0.017cm" svg:x="8.819cm" svg:y="15.459cm" svg:viewBox="0 0 18 18" draw:points="0,18 18,18 18,0 0,0">
          <text:p/>
        </draw:polygon>
        <draw:polygon draw:style-name="gr7" draw:text-style-name="P8" draw:layer="layout" svg:width="2.502cm" svg:height="0.017cm" svg:x="8.836cm" svg:y="15.459cm" svg:viewBox="0 0 2503 18" draw:points="0,18 2503,18 2503,0 0,0">
          <text:p/>
        </draw:polygon>
        <draw:polygon draw:style-name="gr7" draw:text-style-name="P8" draw:layer="layout" svg:width="0.017cm" svg:height="0.017cm" svg:x="11.338cm" svg:y="15.459cm" svg:viewBox="0 0 18 18" draw:points="0,18 18,18 18,0 0,0">
          <text:p/>
        </draw:polygon>
        <draw:polygon draw:style-name="gr7" draw:text-style-name="P8" draw:layer="layout" svg:width="3.967cm" svg:height="0.017cm" svg:x="11.355cm" svg:y="15.459cm" svg:viewBox="0 0 3968 18" draw:points="0,18 3968,18 3968,0 0,0">
          <text:p/>
        </draw:polygon>
        <draw:polygon draw:style-name="gr7" draw:text-style-name="P8" draw:layer="layout" svg:width="0.017cm" svg:height="0.017cm" svg:x="15.322cm" svg:y="15.459cm" svg:viewBox="0 0 18 18" draw:points="0,18 18,18 18,0 0,0">
          <text:p/>
        </draw:polygon>
        <draw:polygon draw:style-name="gr7" draw:text-style-name="P8" draw:layer="layout" svg:width="4.733cm" svg:height="0.017cm" svg:x="15.339cm" svg:y="15.459cm" svg:viewBox="0 0 4734 18" draw:points="0,18 4734,18 4734,0 0,0">
          <text:p/>
        </draw:polygon>
        <draw:polygon draw:style-name="gr7" draw:text-style-name="P8" draw:layer="layout" svg:width="0.017cm" svg:height="0.017cm" svg:x="20.072cm" svg:y="15.459cm" svg:viewBox="0 0 18 18" draw:points="0,18 18,18 18,0 0,0">
          <text:p/>
        </draw:polygon>
        <draw:polygon draw:style-name="gr7" draw:text-style-name="P8" draw:layer="layout" svg:width="2.232cm" svg:height="0.017cm" svg:x="20.089cm" svg:y="15.459cm" svg:viewBox="0 0 2233 18" draw:points="0,18 2233,18 2233,0 0,0">
          <text:p/>
        </draw:polygon>
        <draw:polygon draw:style-name="gr7" draw:text-style-name="P8" draw:layer="layout" svg:width="0.017cm" svg:height="0.017cm" svg:x="22.321cm" svg:y="15.459cm" svg:viewBox="0 0 18 18" draw:points="0,18 18,18 18,0 0,0">
          <text:p/>
        </draw:polygon>
        <draw:polygon draw:style-name="gr7" draw:text-style-name="P8" draw:layer="layout" svg:width="3.484cm" svg:height="0.017cm" svg:x="22.338cm" svg:y="15.459cm" svg:viewBox="0 0 3485 18" draw:points="0,18 3485,18 3485,0 0,0">
          <text:p/>
        </draw:polygon>
        <draw:polygon draw:style-name="gr7" draw:text-style-name="P8" draw:layer="layout" svg:width="0.017cm" svg:height="0.017cm" svg:x="25.822cm" svg:y="15.459cm" svg:viewBox="0 0 18 18" draw:points="0,18 18,18 18,0 0,0">
          <text:p/>
        </draw:polygon>
        <draw:polygon draw:style-name="gr7" draw:text-style-name="P8" draw:layer="layout" svg:width="0.017cm" svg:height="0.974cm" svg:x="2.374cm" svg:y="15.476cm" svg:viewBox="0 0 18 975" draw:points="0,975 18,975 18,0 0,0">
          <text:p/>
        </draw:polygon>
        <draw:polygon draw:style-name="gr7" draw:text-style-name="P8" draw:layer="layout" svg:width="0.017cm" svg:height="0.974cm" svg:x="3.4cm" svg:y="15.476cm" svg:viewBox="0 0 18 975" draw:points="0,975 18,975 18,0 0,0">
          <text:p/>
        </draw:polygon>
        <draw:polygon draw:style-name="gr7" draw:text-style-name="P8" draw:layer="layout" svg:width="0.017cm" svg:height="0.974cm" svg:x="8.819cm" svg:y="15.476cm" svg:viewBox="0 0 18 975" draw:points="0,975 18,975 18,0 0,0">
          <text:p/>
        </draw:polygon>
        <draw:polygon draw:style-name="gr7" draw:text-style-name="P8" draw:layer="layout" svg:width="0.017cm" svg:height="0.974cm" svg:x="11.338cm" svg:y="15.476cm" svg:viewBox="0 0 18 975" draw:points="0,975 18,975 18,0 0,0">
          <text:p/>
        </draw:polygon>
        <draw:polygon draw:style-name="gr7" draw:text-style-name="P8" draw:layer="layout" svg:width="0.017cm" svg:height="0.974cm" svg:x="15.322cm" svg:y="15.476cm" svg:viewBox="0 0 18 975" draw:points="0,975 18,975 18,0 0,0">
          <text:p/>
        </draw:polygon>
        <draw:polygon draw:style-name="gr7" draw:text-style-name="P8" draw:layer="layout" svg:width="0.017cm" svg:height="0.974cm" svg:x="20.072cm" svg:y="15.476cm" svg:viewBox="0 0 18 975" draw:points="0,975 18,975 18,0 0,0">
          <text:p/>
        </draw:polygon>
        <draw:polygon draw:style-name="gr7" draw:text-style-name="P8" draw:layer="layout" svg:width="0.017cm" svg:height="0.974cm" svg:x="22.321cm" svg:y="15.476cm" svg:viewBox="0 0 18 975" draw:points="0,975 18,975 18,0 0,0">
          <text:p/>
        </draw:polygon>
        <draw:polygon draw:style-name="gr7" draw:text-style-name="P8" draw:layer="layout" svg:width="0.017cm" svg:height="0.974cm" svg:x="25.822cm" svg:y="15.476cm" svg:viewBox="0 0 18 975" draw:points="0,975 18,975 18,0 0,0">
          <text:p/>
        </draw:polygon>
        <draw:frame draw:style-name="gr3" draw:text-style-name="P4" draw:layer="layout" svg:width="0.422cm" svg:height="0.471cm" svg:x="22.525cm" svg:y="15.48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6.47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6.962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16.47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16.475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4cm" svg:x="15.339cm" svg:y="16.466cm" svg:viewBox="0 0 4734 975" draw:points="0,975 4734,975 4734,0 0,0">
          <text:p/>
        </draw:polygon>
        <draw:polygon draw:style-name="gr6" draw:text-style-name="P7" draw:layer="layout" svg:width="4.369cm" svg:height="0.487cm" svg:x="15.521cm" svg:y="16.466cm" svg:viewBox="0 0 4370 488" draw:points="0,488 4370,488 4370,0 0,0">
          <text:p/>
        </draw:polygon>
        <draw:frame draw:style-name="gr3" draw:text-style-name="P4" draw:layer="layout" svg:width="0.422cm" svg:height="0.471cm" svg:x="11.538cm" svg:y="16.475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4cm" svg:x="20.089cm" svg:y="16.466cm" svg:viewBox="0 0 2233 975" draw:points="0,975 2233,975 2233,0 0,0">
          <text:p/>
        </draw:polygon>
        <draw:polygon draw:style-name="gr6" draw:text-style-name="P7" draw:layer="layout" svg:width="1.871cm" svg:height="0.487cm" svg:x="20.272cm" svg:y="16.466cm" svg:viewBox="0 0 1872 488" draw:points="0,488 1872,488 1872,0 0,0">
          <text:p/>
        </draw:polygon>
        <draw:frame draw:style-name="gr3" draw:text-style-name="P4" draw:layer="layout" svg:width="0.422cm" svg:height="0.471cm" svg:x="15.522cm" svg:y="16.47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16.475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6cm" svg:x="2.374cm" svg:y="16.45cm" svg:viewBox="0 0 18 17" draw:points="0,17 18,17 18,0 0,0">
          <text:p/>
        </draw:polygon>
        <draw:polygon draw:style-name="gr7" draw:text-style-name="P8" draw:layer="layout" svg:width="1.009cm" svg:height="0.016cm" svg:x="2.391cm" svg:y="16.45cm" svg:viewBox="0 0 1010 17" draw:points="0,17 1010,17 1010,0 0,0">
          <text:p/>
        </draw:polygon>
        <draw:polygon draw:style-name="gr7" draw:text-style-name="P8" draw:layer="layout" svg:width="0.017cm" svg:height="0.016cm" svg:x="3.4cm" svg:y="16.45cm" svg:viewBox="0 0 18 17" draw:points="0,17 18,17 18,0 0,0">
          <text:p/>
        </draw:polygon>
        <draw:polygon draw:style-name="gr7" draw:text-style-name="P8" draw:layer="layout" svg:width="5.402cm" svg:height="0.016cm" svg:x="3.417cm" svg:y="16.45cm" svg:viewBox="0 0 5403 17" draw:points="0,17 5403,17 5403,0 0,0">
          <text:p/>
        </draw:polygon>
        <draw:polygon draw:style-name="gr7" draw:text-style-name="P8" draw:layer="layout" svg:width="0.017cm" svg:height="0.016cm" svg:x="8.819cm" svg:y="16.45cm" svg:viewBox="0 0 18 17" draw:points="0,17 18,17 18,0 0,0">
          <text:p/>
        </draw:polygon>
        <draw:polygon draw:style-name="gr7" draw:text-style-name="P8" draw:layer="layout" svg:width="2.502cm" svg:height="0.016cm" svg:x="8.836cm" svg:y="16.45cm" svg:viewBox="0 0 2503 17" draw:points="0,17 2503,17 2503,0 0,0">
          <text:p/>
        </draw:polygon>
        <draw:polygon draw:style-name="gr7" draw:text-style-name="P8" draw:layer="layout" svg:width="0.017cm" svg:height="0.016cm" svg:x="11.338cm" svg:y="16.45cm" svg:viewBox="0 0 18 17" draw:points="0,17 18,17 18,0 0,0">
          <text:p/>
        </draw:polygon>
        <draw:polygon draw:style-name="gr7" draw:text-style-name="P8" draw:layer="layout" svg:width="3.967cm" svg:height="0.016cm" svg:x="11.355cm" svg:y="16.45cm" svg:viewBox="0 0 3968 17" draw:points="0,17 3968,17 3968,0 0,0">
          <text:p/>
        </draw:polygon>
        <draw:polygon draw:style-name="gr7" draw:text-style-name="P8" draw:layer="layout" svg:width="0.017cm" svg:height="0.016cm" svg:x="15.322cm" svg:y="16.45cm" svg:viewBox="0 0 18 17" draw:points="0,17 18,17 18,0 0,0">
          <text:p/>
        </draw:polygon>
        <draw:polygon draw:style-name="gr7" draw:text-style-name="P8" draw:layer="layout" svg:width="4.733cm" svg:height="0.016cm" svg:x="15.339cm" svg:y="16.45cm" svg:viewBox="0 0 4734 17" draw:points="0,17 4734,17 4734,0 0,0">
          <text:p/>
        </draw:polygon>
        <draw:polygon draw:style-name="gr7" draw:text-style-name="P8" draw:layer="layout" svg:width="0.017cm" svg:height="0.016cm" svg:x="20.072cm" svg:y="16.45cm" svg:viewBox="0 0 18 17" draw:points="0,17 18,17 18,0 0,0">
          <text:p/>
        </draw:polygon>
        <draw:polygon draw:style-name="gr7" draw:text-style-name="P8" draw:layer="layout" svg:width="2.232cm" svg:height="0.016cm" svg:x="20.089cm" svg:y="16.45cm" svg:viewBox="0 0 2233 17" draw:points="0,17 2233,17 2233,0 0,0">
          <text:p/>
        </draw:polygon>
        <draw:polygon draw:style-name="gr7" draw:text-style-name="P8" draw:layer="layout" svg:width="0.017cm" svg:height="0.016cm" svg:x="22.321cm" svg:y="16.45cm" svg:viewBox="0 0 18 17" draw:points="0,17 18,17 18,0 0,0">
          <text:p/>
        </draw:polygon>
        <draw:polygon draw:style-name="gr7" draw:text-style-name="P8" draw:layer="layout" svg:width="3.484cm" svg:height="0.016cm" svg:x="22.338cm" svg:y="16.45cm" svg:viewBox="0 0 3485 17" draw:points="0,17 3485,17 3485,0 0,0">
          <text:p/>
        </draw:polygon>
        <draw:polygon draw:style-name="gr7" draw:text-style-name="P8" draw:layer="layout" svg:width="0.017cm" svg:height="0.016cm" svg:x="25.822cm" svg:y="16.45cm" svg:viewBox="0 0 18 17" draw:points="0,17 18,17 18,0 0,0">
          <text:p/>
        </draw:polygon>
        <draw:polygon draw:style-name="gr7" draw:text-style-name="P8" draw:layer="layout" svg:width="0.017cm" svg:height="0.974cm" svg:x="2.374cm" svg:y="16.466cm" svg:viewBox="0 0 18 975" draw:points="0,975 18,975 18,0 0,0">
          <text:p/>
        </draw:polygon>
        <draw:polygon draw:style-name="gr7" draw:text-style-name="P8" draw:layer="layout" svg:width="0.017cm" svg:height="0.974cm" svg:x="3.4cm" svg:y="16.466cm" svg:viewBox="0 0 18 975" draw:points="0,975 18,975 18,0 0,0">
          <text:p/>
        </draw:polygon>
        <draw:polygon draw:style-name="gr7" draw:text-style-name="P8" draw:layer="layout" svg:width="0.017cm" svg:height="0.974cm" svg:x="8.819cm" svg:y="16.466cm" svg:viewBox="0 0 18 975" draw:points="0,975 18,975 18,0 0,0">
          <text:p/>
        </draw:polygon>
        <draw:polygon draw:style-name="gr7" draw:text-style-name="P8" draw:layer="layout" svg:width="0.017cm" svg:height="0.974cm" svg:x="11.338cm" svg:y="16.466cm" svg:viewBox="0 0 18 975" draw:points="0,975 18,975 18,0 0,0">
          <text:p/>
        </draw:polygon>
        <draw:polygon draw:style-name="gr7" draw:text-style-name="P8" draw:layer="layout" svg:width="0.017cm" svg:height="0.974cm" svg:x="15.322cm" svg:y="16.466cm" svg:viewBox="0 0 18 975" draw:points="0,975 18,975 18,0 0,0">
          <text:p/>
        </draw:polygon>
        <draw:polygon draw:style-name="gr7" draw:text-style-name="P8" draw:layer="layout" svg:width="0.017cm" svg:height="0.974cm" svg:x="20.072cm" svg:y="16.466cm" svg:viewBox="0 0 18 975" draw:points="0,975 18,975 18,0 0,0">
          <text:p/>
        </draw:polygon>
        <draw:polygon draw:style-name="gr7" draw:text-style-name="P8" draw:layer="layout" svg:width="0.017cm" svg:height="0.974cm" svg:x="22.321cm" svg:y="16.466cm" svg:viewBox="0 0 18 975" draw:points="0,975 18,975 18,0 0,0">
          <text:p/>
        </draw:polygon>
        <draw:polygon draw:style-name="gr7" draw:text-style-name="P8" draw:layer="layout" svg:width="0.017cm" svg:height="0.974cm" svg:x="25.822cm" svg:y="16.466cm" svg:viewBox="0 0 18 975" draw:points="0,975 18,975 18,0 0,0">
          <text:p/>
        </draw:polygon>
        <draw:frame draw:style-name="gr3" draw:text-style-name="P4" draw:layer="layout" svg:width="0.422cm" svg:height="0.471cm" svg:x="22.525cm" svg:y="16.47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7.46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7.95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17.46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17.466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4cm" svg:x="15.339cm" svg:y="17.457cm" svg:viewBox="0 0 4734 975" draw:points="0,975 4734,975 4734,0 0,0">
          <text:p/>
        </draw:polygon>
        <draw:polygon draw:style-name="gr6" draw:text-style-name="P7" draw:layer="layout" svg:width="4.369cm" svg:height="0.488cm" svg:x="15.521cm" svg:y="17.457cm" svg:viewBox="0 0 4370 489" draw:points="0,489 4370,489 4370,0 0,0">
          <text:p/>
        </draw:polygon>
        <draw:frame draw:style-name="gr3" draw:text-style-name="P4" draw:layer="layout" svg:width="0.422cm" svg:height="0.471cm" svg:x="11.538cm" svg:y="17.466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4cm" svg:x="20.089cm" svg:y="17.457cm" svg:viewBox="0 0 2233 975" draw:points="0,975 2233,975 2233,0 0,0">
          <text:p/>
        </draw:polygon>
        <draw:polygon draw:style-name="gr6" draw:text-style-name="P7" draw:layer="layout" svg:width="1.871cm" svg:height="0.488cm" svg:x="20.272cm" svg:y="17.457cm" svg:viewBox="0 0 1872 489" draw:points="0,489 1872,489 1872,0 0,0">
          <text:p/>
        </draw:polygon>
        <draw:frame draw:style-name="gr3" draw:text-style-name="P4" draw:layer="layout" svg:width="0.422cm" svg:height="0.471cm" svg:x="15.522cm" svg:y="17.46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17.466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17.44cm" svg:viewBox="0 0 18 18" draw:points="0,18 18,18 18,0 0,0">
          <text:p/>
        </draw:polygon>
        <draw:polygon draw:style-name="gr7" draw:text-style-name="P8" draw:layer="layout" svg:width="1.009cm" svg:height="0.017cm" svg:x="2.391cm" svg:y="17.44cm" svg:viewBox="0 0 1010 18" draw:points="0,18 1010,18 1010,0 0,0">
          <text:p/>
        </draw:polygon>
        <draw:polygon draw:style-name="gr7" draw:text-style-name="P8" draw:layer="layout" svg:width="0.017cm" svg:height="0.017cm" svg:x="3.4cm" svg:y="17.44cm" svg:viewBox="0 0 18 18" draw:points="0,18 18,18 18,0 0,0">
          <text:p/>
        </draw:polygon>
        <draw:polygon draw:style-name="gr7" draw:text-style-name="P8" draw:layer="layout" svg:width="5.402cm" svg:height="0.017cm" svg:x="3.417cm" svg:y="17.44cm" svg:viewBox="0 0 5403 18" draw:points="0,18 5403,18 5403,0 0,0">
          <text:p/>
        </draw:polygon>
        <draw:polygon draw:style-name="gr7" draw:text-style-name="P8" draw:layer="layout" svg:width="0.017cm" svg:height="0.017cm" svg:x="8.819cm" svg:y="17.44cm" svg:viewBox="0 0 18 18" draw:points="0,18 18,18 18,0 0,0">
          <text:p/>
        </draw:polygon>
        <draw:polygon draw:style-name="gr7" draw:text-style-name="P8" draw:layer="layout" svg:width="2.502cm" svg:height="0.017cm" svg:x="8.836cm" svg:y="17.44cm" svg:viewBox="0 0 2503 18" draw:points="0,18 2503,18 2503,0 0,0">
          <text:p/>
        </draw:polygon>
        <draw:polygon draw:style-name="gr7" draw:text-style-name="P8" draw:layer="layout" svg:width="0.017cm" svg:height="0.017cm" svg:x="11.338cm" svg:y="17.44cm" svg:viewBox="0 0 18 18" draw:points="0,18 18,18 18,0 0,0">
          <text:p/>
        </draw:polygon>
        <draw:polygon draw:style-name="gr7" draw:text-style-name="P8" draw:layer="layout" svg:width="3.967cm" svg:height="0.017cm" svg:x="11.355cm" svg:y="17.44cm" svg:viewBox="0 0 3968 18" draw:points="0,18 3968,18 3968,0 0,0">
          <text:p/>
        </draw:polygon>
        <draw:polygon draw:style-name="gr7" draw:text-style-name="P8" draw:layer="layout" svg:width="0.017cm" svg:height="0.017cm" svg:x="15.322cm" svg:y="17.44cm" svg:viewBox="0 0 18 18" draw:points="0,18 18,18 18,0 0,0">
          <text:p/>
        </draw:polygon>
        <draw:polygon draw:style-name="gr7" draw:text-style-name="P8" draw:layer="layout" svg:width="4.733cm" svg:height="0.017cm" svg:x="15.339cm" svg:y="17.44cm" svg:viewBox="0 0 4734 18" draw:points="0,18 4734,18 4734,0 0,0">
          <text:p/>
        </draw:polygon>
        <draw:polygon draw:style-name="gr7" draw:text-style-name="P8" draw:layer="layout" svg:width="0.017cm" svg:height="0.017cm" svg:x="20.072cm" svg:y="17.44cm" svg:viewBox="0 0 18 18" draw:points="0,18 18,18 18,0 0,0">
          <text:p/>
        </draw:polygon>
        <draw:polygon draw:style-name="gr7" draw:text-style-name="P8" draw:layer="layout" svg:width="2.232cm" svg:height="0.017cm" svg:x="20.089cm" svg:y="17.44cm" svg:viewBox="0 0 2233 18" draw:points="0,18 2233,18 2233,0 0,0">
          <text:p/>
        </draw:polygon>
        <draw:polygon draw:style-name="gr7" draw:text-style-name="P8" draw:layer="layout" svg:width="0.017cm" svg:height="0.017cm" svg:x="22.321cm" svg:y="17.44cm" svg:viewBox="0 0 18 18" draw:points="0,18 18,18 18,0 0,0">
          <text:p/>
        </draw:polygon>
        <draw:polygon draw:style-name="gr7" draw:text-style-name="P8" draw:layer="layout" svg:width="3.484cm" svg:height="0.017cm" svg:x="22.338cm" svg:y="17.44cm" svg:viewBox="0 0 3485 18" draw:points="0,18 3485,18 3485,0 0,0">
          <text:p/>
        </draw:polygon>
        <draw:polygon draw:style-name="gr7" draw:text-style-name="P8" draw:layer="layout" svg:width="0.017cm" svg:height="0.017cm" svg:x="25.822cm" svg:y="17.44cm" svg:viewBox="0 0 18 18" draw:points="0,18 18,18 18,0 0,0">
          <text:p/>
        </draw:polygon>
        <draw:polygon draw:style-name="gr7" draw:text-style-name="P8" draw:layer="layout" svg:width="0.017cm" svg:height="0.974cm" svg:x="2.374cm" svg:y="17.457cm" svg:viewBox="0 0 18 975" draw:points="0,975 18,975 18,0 0,0">
          <text:p/>
        </draw:polygon>
        <draw:polygon draw:style-name="gr7" draw:text-style-name="P8" draw:layer="layout" svg:width="0.017cm" svg:height="0.017cm" svg:x="2.374cm" svg:y="18.431cm" svg:viewBox="0 0 18 18" draw:points="0,18 18,18 18,0 0,0">
          <text:p/>
        </draw:polygon>
        <draw:polygon draw:style-name="gr7" draw:text-style-name="P8" draw:layer="layout" svg:width="0.017cm" svg:height="0.017cm" svg:x="2.374cm" svg:y="18.431cm" svg:viewBox="0 0 18 18" draw:points="0,18 18,18 18,0 0,0">
          <text:p/>
        </draw:polygon>
        <draw:polygon draw:style-name="gr7" draw:text-style-name="P8" draw:layer="layout" svg:width="1.009cm" svg:height="0.017cm" svg:x="2.391cm" svg:y="18.431cm" svg:viewBox="0 0 1010 18" draw:points="0,18 1010,18 1010,0 0,0">
          <text:p/>
        </draw:polygon>
        <draw:polygon draw:style-name="gr7" draw:text-style-name="P8" draw:layer="layout" svg:width="0.017cm" svg:height="0.974cm" svg:x="3.4cm" svg:y="17.457cm" svg:viewBox="0 0 18 975" draw:points="0,975 18,975 18,0 0,0">
          <text:p/>
        </draw:polygon>
        <draw:polygon draw:style-name="gr7" draw:text-style-name="P8" draw:layer="layout" svg:width="0.017cm" svg:height="0.017cm" svg:x="3.4cm" svg:y="18.431cm" svg:viewBox="0 0 18 18" draw:points="0,18 18,18 18,0 0,0">
          <text:p/>
        </draw:polygon>
        <draw:polygon draw:style-name="gr7" draw:text-style-name="P8" draw:layer="layout" svg:width="5.402cm" svg:height="0.017cm" svg:x="3.417cm" svg:y="18.431cm" svg:viewBox="0 0 5403 18" draw:points="0,18 5403,18 5403,0 0,0">
          <text:p/>
        </draw:polygon>
        <draw:polygon draw:style-name="gr7" draw:text-style-name="P8" draw:layer="layout" svg:width="0.017cm" svg:height="0.974cm" svg:x="8.819cm" svg:y="17.457cm" svg:viewBox="0 0 18 975" draw:points="0,975 18,975 18,0 0,0">
          <text:p/>
        </draw:polygon>
        <draw:polygon draw:style-name="gr7" draw:text-style-name="P8" draw:layer="layout" svg:width="0.017cm" svg:height="0.017cm" svg:x="8.819cm" svg:y="18.431cm" svg:viewBox="0 0 18 18" draw:points="0,18 18,18 18,0 0,0">
          <text:p/>
        </draw:polygon>
        <draw:polygon draw:style-name="gr7" draw:text-style-name="P8" draw:layer="layout" svg:width="2.502cm" svg:height="0.017cm" svg:x="8.836cm" svg:y="18.431cm" svg:viewBox="0 0 2503 18" draw:points="0,18 2503,18 2503,0 0,0">
          <text:p/>
        </draw:polygon>
        <draw:polygon draw:style-name="gr7" draw:text-style-name="P8" draw:layer="layout" svg:width="0.017cm" svg:height="0.974cm" svg:x="11.338cm" svg:y="17.457cm" svg:viewBox="0 0 18 975" draw:points="0,975 18,975 18,0 0,0">
          <text:p/>
        </draw:polygon>
        <draw:polygon draw:style-name="gr7" draw:text-style-name="P8" draw:layer="layout" svg:width="0.017cm" svg:height="0.017cm" svg:x="11.338cm" svg:y="18.431cm" svg:viewBox="0 0 18 18" draw:points="0,18 18,18 18,0 0,0">
          <text:p/>
        </draw:polygon>
        <draw:polygon draw:style-name="gr7" draw:text-style-name="P8" draw:layer="layout" svg:width="3.967cm" svg:height="0.017cm" svg:x="11.355cm" svg:y="18.431cm" svg:viewBox="0 0 3968 18" draw:points="0,18 3968,18 3968,0 0,0">
          <text:p/>
        </draw:polygon>
        <draw:polygon draw:style-name="gr7" draw:text-style-name="P8" draw:layer="layout" svg:width="0.017cm" svg:height="0.974cm" svg:x="15.322cm" svg:y="17.457cm" svg:viewBox="0 0 18 975" draw:points="0,975 18,975 18,0 0,0">
          <text:p/>
        </draw:polygon>
        <draw:polygon draw:style-name="gr7" draw:text-style-name="P8" draw:layer="layout" svg:width="0.017cm" svg:height="0.017cm" svg:x="15.322cm" svg:y="18.431cm" svg:viewBox="0 0 18 18" draw:points="0,18 18,18 18,0 0,0">
          <text:p/>
        </draw:polygon>
        <draw:polygon draw:style-name="gr7" draw:text-style-name="P8" draw:layer="layout" svg:width="4.733cm" svg:height="0.017cm" svg:x="15.339cm" svg:y="18.431cm" svg:viewBox="0 0 4734 18" draw:points="0,18 4734,18 4734,0 0,0">
          <text:p/>
        </draw:polygon>
        <draw:polygon draw:style-name="gr7" draw:text-style-name="P8" draw:layer="layout" svg:width="0.017cm" svg:height="0.974cm" svg:x="20.072cm" svg:y="17.457cm" svg:viewBox="0 0 18 975" draw:points="0,975 18,975 18,0 0,0">
          <text:p/>
        </draw:polygon>
        <draw:polygon draw:style-name="gr7" draw:text-style-name="P8" draw:layer="layout" svg:width="0.017cm" svg:height="0.017cm" svg:x="20.072cm" svg:y="18.431cm" svg:viewBox="0 0 18 18" draw:points="0,18 18,18 18,0 0,0">
          <text:p/>
        </draw:polygon>
        <draw:polygon draw:style-name="gr7" draw:text-style-name="P8" draw:layer="layout" svg:width="2.232cm" svg:height="0.017cm" svg:x="20.089cm" svg:y="18.431cm" svg:viewBox="0 0 2233 18" draw:points="0,18 2233,18 2233,0 0,0">
          <text:p/>
        </draw:polygon>
        <draw:polygon draw:style-name="gr7" draw:text-style-name="P8" draw:layer="layout" svg:width="0.017cm" svg:height="0.974cm" svg:x="22.321cm" svg:y="17.457cm" svg:viewBox="0 0 18 975" draw:points="0,975 18,975 18,0 0,0">
          <text:p/>
        </draw:polygon>
        <draw:polygon draw:style-name="gr7" draw:text-style-name="P8" draw:layer="layout" svg:width="0.017cm" svg:height="0.017cm" svg:x="22.321cm" svg:y="18.431cm" svg:viewBox="0 0 18 18" draw:points="0,18 18,18 18,0 0,0">
          <text:p/>
        </draw:polygon>
        <draw:polygon draw:style-name="gr7" draw:text-style-name="P8" draw:layer="layout" svg:width="3.484cm" svg:height="0.017cm" svg:x="22.338cm" svg:y="18.431cm" svg:viewBox="0 0 3485 18" draw:points="0,18 3485,18 3485,0 0,0">
          <text:p/>
        </draw:polygon>
        <draw:polygon draw:style-name="gr7" draw:text-style-name="P8" draw:layer="layout" svg:width="0.017cm" svg:height="0.974cm" svg:x="25.822cm" svg:y="17.457cm" svg:viewBox="0 0 18 975" draw:points="0,975 18,975 18,0 0,0">
          <text:p/>
        </draw:polygon>
        <draw:polygon draw:style-name="gr7" draw:text-style-name="P8" draw:layer="layout" svg:width="0.017cm" svg:height="0.017cm" svg:x="25.822cm" svg:y="18.431cm" svg:viewBox="0 0 18 18" draw:points="0,18 18,18 18,0 0,0">
          <text:p/>
        </draw:polygon>
        <draw:polygon draw:style-name="gr7" draw:text-style-name="P8" draw:layer="layout" svg:width="0.017cm" svg:height="0.017cm" svg:x="25.822cm" svg:y="18.431cm" svg:viewBox="0 0 18 18" draw:points="0,18 18,18 18,0 0,0">
          <text:p/>
        </draw:polygon>
        <draw:frame draw:style-name="gr3" draw:text-style-name="P4" draw:layer="layout" svg:width="0.422cm" svg:height="0.471cm" svg:x="22.525cm" svg:y="17.466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463cm" svg:height="0.39cm" svg:x="2.709cm" svg:y="7.707cm">
          <draw:text-box>
            <text:p text:style-name="P2"><text:span text:style-name="T4">I</text:span><text:span text:style-name="T4">D</text:span><text:span text:style-name="T4"> </text:span></text:p>
          </draw:text-box>
        </draw:frame>
        <draw:frame draw:style-name="gr5" draw:text-style-name="P6" draw:layer="layout" svg:width="1.463cm" svg:height="0.39cm" svg:x="5.432cm" svg:y="7.707cm">
          <draw:text-box>
            <text:p text:style-name="P2"><text:span text:style-name="T4">O</text:span><text:span text:style-name="T4">p</text:span><text:span text:style-name="T4">i</text:span><text:span text:style-name="T4">s</text:span><text:span text:style-name="T4"> </text:span><text:span text:style-name="T4">-</text:span><text:span text:style-name="T4"> </text:span><text:span text:style-name="T4">c</text:span><text:span text:style-name="T4">e</text:span><text:span text:style-name="T4">l</text:span><text:span text:style-name="T4"> </text:span></text:p>
          </draw:text-box>
        </draw:frame>
        <draw:frame draw:style-name="gr5" draw:text-style-name="P6" draw:layer="layout" svg:width="2.098cm" svg:height="0.39cm" svg:x="9.082cm" svg:y="7.3cm">
          <draw:text-box>
            <text:p text:style-name="P2"><text:span text:style-name="T4">D</text:span><text:span text:style-name="T4">a</text:span><text:span text:style-name="T4">n</text:span><text:span text:style-name="T4">e</text:span><text:span text:style-name="T4"> </text:span><text:span text:style-name="T4">t</text:span><text:span text:style-name="T4">e</text:span><text:span text:style-name="T4">s</text:span><text:span text:style-name="T4">t</text:span><text:span text:style-name="T4">o</text:span><text:span text:style-name="T4">w</text:span><text:span text:style-name="T4">e</text:span><text:span text:style-name="T4">/</text:span><text:span text:style-name="T4"> </text:span></text:p>
          </draw:text-box>
        </draw:frame>
        <draw:frame draw:style-name="gr5" draw:text-style-name="P6" draw:layer="layout" svg:width="1.547cm" svg:height="0.39cm" svg:x="9.362cm" svg:y="7.707cm">
          <draw:text-box>
            <text:p text:style-name="P2"><text:span text:style-name="T4">w</text:span><text:span text:style-name="T4">y</text:span><text:span text:style-name="T4">k</text:span><text:span text:style-name="T4">o</text:span><text:span text:style-name="T4">n</text:span><text:span text:style-name="T4">a</text:span><text:span text:style-name="T4">n</text:span><text:span text:style-name="T4">e</text:span><text:span text:style-name="T4"> </text:span></text:p>
          </draw:text-box>
        </draw:frame>
        <draw:frame draw:style-name="gr5" draw:text-style-name="P6" draw:layer="layout" svg:width="1.505cm" svg:height="0.39cm" svg:x="9.383cm" svg:y="8.113cm">
          <draw:text-box>
            <text:p text:style-name="P2"><text:span text:style-name="T4">c</text:span><text:span text:style-name="T4">z</text:span><text:span text:style-name="T4">y</text:span><text:span text:style-name="T4">n</text:span><text:span text:style-name="T4">n</text:span><text:span text:style-name="T4">o</text:span><text:span text:style-name="T4">ś</text:span><text:span text:style-name="T4">c</text:span><text:span text:style-name="T4">i</text:span><text:span text:style-name="T4"> </text:span></text:p>
          </draw:text-box>
        </draw:frame>
        <draw:frame draw:style-name="gr5" draw:text-style-name="P6" draw:layer="layout" svg:width="3.067cm" svg:height="0.39cm" svg:x="11.855cm" svg:y="7.503cm">
          <draw:text-box>
            <text:p text:style-name="P2"><text:span text:style-name="T4">S</text:span><text:span text:style-name="T4">p</text:span><text:span text:style-name="T4">o</text:span><text:span text:style-name="T4">d</text:span><text:span text:style-name="T4">z</text:span><text:span text:style-name="T4">i</text:span><text:span text:style-name="T4">e</text:span><text:span text:style-name="T4">w</text:span><text:span text:style-name="T4">a</text:span><text:span text:style-name="T4">n</text:span><text:span text:style-name="T4">y</text:span><text:span text:style-name="T4"> </text:span><text:span text:style-name="T4">w</text:span><text:span text:style-name="T4">y</text:span><text:span text:style-name="T4">n</text:span><text:span text:style-name="T4">i</text:span><text:span text:style-name="T4">k</text:span><text:span text:style-name="T4">\</text:span><text:span text:style-name="T4"> </text:span></text:p>
          </draw:text-box>
        </draw:frame>
        <draw:polygon draw:style-name="gr6" draw:text-style-name="P7" draw:layer="layout" svg:width="4.733cm" svg:height="1.219cm" svg:x="15.339cm" svg:y="7.3cm" svg:viewBox="0 0 4734 1220" draw:points="0,1220 4734,1220 4734,0 0,0">
          <text:p/>
        </draw:polygon>
        <draw:polygon draw:style-name="gr6" draw:text-style-name="P7" draw:layer="layout" svg:width="4.369cm" svg:height="0.406cm" svg:x="15.521cm" svg:y="7.503cm" svg:viewBox="0 0 4370 407" draw:points="0,407 4370,407 4370,0 0,0">
          <text:p/>
        </draw:polygon>
        <draw:frame draw:style-name="gr5" draw:text-style-name="P6" draw:layer="layout" svg:width="1.149cm" svg:height="0.39cm" svg:x="12.808cm" svg:y="7.91cm">
          <draw:text-box>
            <text:p text:style-name="P2"><text:span text:style-name="T4">r</text:span><text:span text:style-name="T4">e</text:span><text:span text:style-name="T4">z</text:span><text:span text:style-name="T4">u</text:span><text:span text:style-name="T4">l</text:span><text:span text:style-name="T4">t</text:span><text:span text:style-name="T4">a</text:span><text:span text:style-name="T4">t</text:span><text:span text:style-name="T4"> </text:span></text:p>
          </draw:text-box>
        </draw:frame>
        <draw:polygon draw:style-name="gr6" draw:text-style-name="P7" draw:layer="layout" svg:width="4.369cm" svg:height="0.407cm" svg:x="15.521cm" svg:y="7.909cm" svg:viewBox="0 0 4370 408" draw:points="0,408 4370,408 4370,0 0,0">
          <text:p/>
        </draw:polygon>
        <draw:frame draw:style-name="gr5" draw:text-style-name="P6" draw:layer="layout" svg:width="2.576cm" svg:height="0.39cm" svg:x="16.466cm" svg:y="7.503cm">
          <draw:text-box>
            <text:p text:style-name="P2"><text:span text:style-name="T4">U</text:span><text:span text:style-name="T4">z</text:span><text:span text:style-name="T4">y</text:span><text:span text:style-name="T4">s</text:span><text:span text:style-name="T4">k</text:span><text:span text:style-name="T4">a</text:span><text:span text:style-name="T4">n</text:span><text:span text:style-name="T4">y</text:span><text:span text:style-name="T4"> </text:span><text:span text:style-name="T4">w</text:span><text:span text:style-name="T4">y</text:span><text:span text:style-name="T4">n</text:span><text:span text:style-name="T4">i</text:span><text:span text:style-name="T4">k</text:span><text:span text:style-name="T4">/</text:span><text:span text:style-name="T4"> </text:span></text:p>
          </draw:text-box>
        </draw:frame>
        <draw:polygon draw:style-name="gr6" draw:text-style-name="P7" draw:layer="layout" svg:width="2.232cm" svg:height="1.219cm" svg:x="20.089cm" svg:y="7.3cm" svg:viewBox="0 0 2233 1220" draw:points="0,1220 2233,1220 2233,0 0,0">
          <text:p/>
        </draw:polygon>
        <draw:polygon draw:style-name="gr6" draw:text-style-name="P7" draw:layer="layout" svg:width="1.871cm" svg:height="0.406cm" svg:x="20.272cm" svg:y="7.706cm" svg:viewBox="0 0 1872 407" draw:points="0,407 1872,407 1872,0 0,0">
          <text:p/>
        </draw:polygon>
        <draw:frame draw:style-name="gr5" draw:text-style-name="P6" draw:layer="layout" svg:width="1.149cm" svg:height="0.39cm" svg:x="17.177cm" svg:y="7.91cm">
          <draw:text-box>
            <text:p text:style-name="P2"><text:span text:style-name="T4">rezultat </text:span></text:p>
          </draw:text-box>
        </draw:frame>
        <draw:frame draw:style-name="gr5" draw:text-style-name="P6" draw:layer="layout" svg:width="0.95cm" svg:height="0.39cm" svg:x="20.781cm" svg:y="7.707cm">
          <draw:text-box>
            <text:p text:style-name="P2"><text:span text:style-name="T4">S</text:span><text:span text:style-name="T4">t</text:span><text:span text:style-name="T4">a</text:span><text:span text:style-name="T4">t</text:span><text:span text:style-name="T4">u</text:span><text:span text:style-name="T4">s</text:span><text:span text:style-name="T4"> </text:span></text:p>
          </draw:text-box>
        </draw:frame>
        <draw:polygon draw:style-name="gr7" draw:text-style-name="P8" draw:layer="layout" svg:width="0.017cm" svg:height="0.017cm" svg:x="2.374cm" svg:y="7.283cm" svg:viewBox="0 0 18 18" draw:points="0,18 18,18 18,0 0,0">
          <text:p/>
        </draw:polygon>
        <draw:polygon draw:style-name="gr7" draw:text-style-name="P8" draw:layer="layout" svg:width="0.017cm" svg:height="0.017cm" svg:x="2.374cm" svg:y="7.283cm" svg:viewBox="0 0 18 18" draw:points="0,18 18,18 18,0 0,0">
          <text:p/>
        </draw:polygon>
        <draw:polygon draw:style-name="gr7" draw:text-style-name="P8" draw:layer="layout" svg:width="1.009cm" svg:height="0.017cm" svg:x="2.391cm" svg:y="7.283cm" svg:viewBox="0 0 1010 18" draw:points="0,18 1010,18 1010,0 0,0">
          <text:p/>
        </draw:polygon>
        <draw:polygon draw:style-name="gr7" draw:text-style-name="P8" draw:layer="layout" svg:width="0.017cm" svg:height="0.017cm" svg:x="3.4cm" svg:y="7.283cm" svg:viewBox="0 0 18 18" draw:points="0,18 18,18 18,0 0,0">
          <text:p/>
        </draw:polygon>
        <draw:polygon draw:style-name="gr7" draw:text-style-name="P8" draw:layer="layout" svg:width="5.402cm" svg:height="0.017cm" svg:x="3.417cm" svg:y="7.283cm" svg:viewBox="0 0 5403 18" draw:points="0,18 5403,18 5403,0 0,0">
          <text:p/>
        </draw:polygon>
        <draw:polygon draw:style-name="gr7" draw:text-style-name="P8" draw:layer="layout" svg:width="0.017cm" svg:height="0.017cm" svg:x="8.819cm" svg:y="7.283cm" svg:viewBox="0 0 18 18" draw:points="0,18 18,18 18,0 0,0">
          <text:p/>
        </draw:polygon>
        <draw:polygon draw:style-name="gr7" draw:text-style-name="P8" draw:layer="layout" svg:width="2.502cm" svg:height="0.017cm" svg:x="8.836cm" svg:y="7.283cm" svg:viewBox="0 0 2503 18" draw:points="0,18 2503,18 2503,0 0,0">
          <text:p/>
        </draw:polygon>
        <draw:polygon draw:style-name="gr7" draw:text-style-name="P8" draw:layer="layout" svg:width="0.017cm" svg:height="0.017cm" svg:x="11.338cm" svg:y="7.283cm" svg:viewBox="0 0 18 18" draw:points="0,18 18,18 18,0 0,0">
          <text:p/>
        </draw:polygon>
        <draw:polygon draw:style-name="gr7" draw:text-style-name="P8" draw:layer="layout" svg:width="3.967cm" svg:height="0.017cm" svg:x="11.355cm" svg:y="7.283cm" svg:viewBox="0 0 3968 18" draw:points="0,18 3968,18 3968,0 0,0">
          <text:p/>
        </draw:polygon>
        <draw:polygon draw:style-name="gr7" draw:text-style-name="P8" draw:layer="layout" svg:width="0.017cm" svg:height="0.017cm" svg:x="15.322cm" svg:y="7.283cm" svg:viewBox="0 0 18 18" draw:points="0,18 18,18 18,0 0,0">
          <text:p/>
        </draw:polygon>
        <draw:polygon draw:style-name="gr7" draw:text-style-name="P8" draw:layer="layout" svg:width="4.733cm" svg:height="0.017cm" svg:x="15.339cm" svg:y="7.283cm" svg:viewBox="0 0 4734 18" draw:points="0,18 4734,18 4734,0 0,0">
          <text:p/>
        </draw:polygon>
        <draw:polygon draw:style-name="gr7" draw:text-style-name="P8" draw:layer="layout" svg:width="0.017cm" svg:height="0.017cm" svg:x="20.072cm" svg:y="7.283cm" svg:viewBox="0 0 18 18" draw:points="0,18 18,18 18,0 0,0">
          <text:p/>
        </draw:polygon>
        <draw:polygon draw:style-name="gr7" draw:text-style-name="P8" draw:layer="layout" svg:width="2.232cm" svg:height="0.017cm" svg:x="20.089cm" svg:y="7.283cm" svg:viewBox="0 0 2233 18" draw:points="0,18 2233,18 2233,0 0,0">
          <text:p/>
        </draw:polygon>
        <draw:polygon draw:style-name="gr7" draw:text-style-name="P8" draw:layer="layout" svg:width="0.017cm" svg:height="0.017cm" svg:x="22.321cm" svg:y="7.283cm" svg:viewBox="0 0 18 18" draw:points="0,18 18,18 18,0 0,0">
          <text:p/>
        </draw:polygon>
        <draw:polygon draw:style-name="gr7" draw:text-style-name="P8" draw:layer="layout" svg:width="3.484cm" svg:height="0.017cm" svg:x="22.338cm" svg:y="7.283cm" svg:viewBox="0 0 3485 18" draw:points="0,18 3485,18 3485,0 0,0">
          <text:p/>
        </draw:polygon>
        <draw:polygon draw:style-name="gr7" draw:text-style-name="P8" draw:layer="layout" svg:width="0.017cm" svg:height="0.017cm" svg:x="25.822cm" svg:y="7.283cm" svg:viewBox="0 0 18 18" draw:points="0,18 18,18 18,0 0,0">
          <text:p/>
        </draw:polygon>
        <draw:polygon draw:style-name="gr7" draw:text-style-name="P8" draw:layer="layout" svg:width="0.017cm" svg:height="0.017cm" svg:x="25.822cm" svg:y="7.283cm" svg:viewBox="0 0 18 18" draw:points="0,18 18,18 18,0 0,0">
          <text:p/>
        </draw:polygon>
        <draw:polygon draw:style-name="gr7" draw:text-style-name="P8" draw:layer="layout" svg:width="0.017cm" svg:height="1.219cm" svg:x="2.374cm" svg:y="7.3cm" svg:viewBox="0 0 18 1220" draw:points="0,1220 18,1220 18,0 0,0">
          <text:p/>
        </draw:polygon>
        <draw:polygon draw:style-name="gr7" draw:text-style-name="P8" draw:layer="layout" svg:width="0.017cm" svg:height="0.018cm" svg:x="2.374cm" svg:y="8.519cm" svg:viewBox="0 0 18 19" draw:points="0,19 18,19 18,0 0,0">
          <text:p/>
        </draw:polygon>
        <draw:polygon draw:style-name="gr7" draw:text-style-name="P8" draw:layer="layout" svg:width="0.017cm" svg:height="0.018cm" svg:x="2.374cm" svg:y="8.519cm" svg:viewBox="0 0 18 19" draw:points="0,19 18,19 18,0 0,0">
          <text:p/>
        </draw:polygon>
        <draw:polygon draw:style-name="gr7" draw:text-style-name="P8" draw:layer="layout" svg:width="1.009cm" svg:height="0.018cm" svg:x="2.391cm" svg:y="8.519cm" svg:viewBox="0 0 1010 19" draw:points="0,19 1010,19 1010,0 0,0">
          <text:p/>
        </draw:polygon>
        <draw:polygon draw:style-name="gr7" draw:text-style-name="P8" draw:layer="layout" svg:width="0.017cm" svg:height="1.219cm" svg:x="3.4cm" svg:y="7.3cm" svg:viewBox="0 0 18 1220" draw:points="0,1220 18,1220 18,0 0,0">
          <text:p/>
        </draw:polygon>
        <draw:polygon draw:style-name="gr7" draw:text-style-name="P8" draw:layer="layout" svg:width="0.017cm" svg:height="0.018cm" svg:x="3.4cm" svg:y="8.519cm" svg:viewBox="0 0 18 19" draw:points="0,19 18,19 18,0 0,0">
          <text:p/>
        </draw:polygon>
        <draw:polygon draw:style-name="gr7" draw:text-style-name="P8" draw:layer="layout" svg:width="5.402cm" svg:height="0.018cm" svg:x="3.417cm" svg:y="8.519cm" svg:viewBox="0 0 5403 19" draw:points="0,19 5403,19 5403,0 0,0">
          <text:p/>
        </draw:polygon>
        <draw:polygon draw:style-name="gr7" draw:text-style-name="P8" draw:layer="layout" svg:width="0.017cm" svg:height="1.219cm" svg:x="8.819cm" svg:y="7.3cm" svg:viewBox="0 0 18 1220" draw:points="0,1220 18,1220 18,0 0,0">
          <text:p/>
        </draw:polygon>
        <draw:polygon draw:style-name="gr7" draw:text-style-name="P8" draw:layer="layout" svg:width="0.017cm" svg:height="0.018cm" svg:x="8.819cm" svg:y="8.519cm" svg:viewBox="0 0 18 19" draw:points="0,19 18,19 18,0 0,0">
          <text:p/>
        </draw:polygon>
        <draw:polygon draw:style-name="gr7" draw:text-style-name="P8" draw:layer="layout" svg:width="2.502cm" svg:height="0.018cm" svg:x="8.836cm" svg:y="8.519cm" svg:viewBox="0 0 2503 19" draw:points="0,19 2503,19 2503,0 0,0">
          <text:p/>
        </draw:polygon>
        <draw:polygon draw:style-name="gr7" draw:text-style-name="P8" draw:layer="layout" svg:width="0.017cm" svg:height="1.219cm" svg:x="11.338cm" svg:y="7.3cm" svg:viewBox="0 0 18 1220" draw:points="0,1220 18,1220 18,0 0,0">
          <text:p/>
        </draw:polygon>
        <draw:polygon draw:style-name="gr7" draw:text-style-name="P8" draw:layer="layout" svg:width="0.017cm" svg:height="0.018cm" svg:x="11.338cm" svg:y="8.519cm" svg:viewBox="0 0 18 19" draw:points="0,19 18,19 18,0 0,0">
          <text:p/>
        </draw:polygon>
        <draw:polygon draw:style-name="gr7" draw:text-style-name="P8" draw:layer="layout" svg:width="3.967cm" svg:height="0.018cm" svg:x="11.355cm" svg:y="8.519cm" svg:viewBox="0 0 3968 19" draw:points="0,19 3968,19 3968,0 0,0">
          <text:p/>
        </draw:polygon>
        <draw:polygon draw:style-name="gr7" draw:text-style-name="P8" draw:layer="layout" svg:width="0.017cm" svg:height="1.219cm" svg:x="15.322cm" svg:y="7.3cm" svg:viewBox="0 0 18 1220" draw:points="0,1220 18,1220 18,0 0,0">
          <text:p/>
        </draw:polygon>
        <draw:polygon draw:style-name="gr7" draw:text-style-name="P8" draw:layer="layout" svg:width="0.017cm" svg:height="0.018cm" svg:x="15.322cm" svg:y="8.519cm" svg:viewBox="0 0 18 19" draw:points="0,19 18,19 18,0 0,0">
          <text:p/>
        </draw:polygon>
        <draw:polygon draw:style-name="gr7" draw:text-style-name="P8" draw:layer="layout" svg:width="4.733cm" svg:height="0.018cm" svg:x="15.339cm" svg:y="8.519cm" svg:viewBox="0 0 4734 19" draw:points="0,19 4734,19 4734,0 0,0">
          <text:p/>
        </draw:polygon>
        <draw:polygon draw:style-name="gr7" draw:text-style-name="P8" draw:layer="layout" svg:width="0.017cm" svg:height="1.219cm" svg:x="20.072cm" svg:y="7.3cm" svg:viewBox="0 0 18 1220" draw:points="0,1220 18,1220 18,0 0,0">
          <text:p/>
        </draw:polygon>
        <draw:polygon draw:style-name="gr7" draw:text-style-name="P8" draw:layer="layout" svg:width="0.017cm" svg:height="0.018cm" svg:x="20.072cm" svg:y="8.519cm" svg:viewBox="0 0 18 19" draw:points="0,19 18,19 18,0 0,0">
          <text:p/>
        </draw:polygon>
        <draw:polygon draw:style-name="gr7" draw:text-style-name="P8" draw:layer="layout" svg:width="2.232cm" svg:height="0.018cm" svg:x="20.089cm" svg:y="8.519cm" svg:viewBox="0 0 2233 19" draw:points="0,19 2233,19 2233,0 0,0">
          <text:p/>
        </draw:polygon>
        <draw:polygon draw:style-name="gr7" draw:text-style-name="P8" draw:layer="layout" svg:width="0.017cm" svg:height="1.219cm" svg:x="22.321cm" svg:y="7.3cm" svg:viewBox="0 0 18 1220" draw:points="0,1220 18,1220 18,0 0,0">
          <text:p/>
        </draw:polygon>
        <draw:polygon draw:style-name="gr7" draw:text-style-name="P8" draw:layer="layout" svg:width="0.017cm" svg:height="0.018cm" svg:x="22.321cm" svg:y="8.519cm" svg:viewBox="0 0 18 19" draw:points="0,19 18,19 18,0 0,0">
          <text:p/>
        </draw:polygon>
        <draw:polygon draw:style-name="gr7" draw:text-style-name="P8" draw:layer="layout" svg:width="3.484cm" svg:height="0.018cm" svg:x="22.338cm" svg:y="8.519cm" svg:viewBox="0 0 3485 19" draw:points="0,19 3485,19 3485,0 0,0">
          <text:p/>
        </draw:polygon>
        <draw:polygon draw:style-name="gr7" draw:text-style-name="P8" draw:layer="layout" svg:width="0.017cm" svg:height="1.219cm" svg:x="25.822cm" svg:y="7.3cm" svg:viewBox="0 0 18 1220" draw:points="0,1220 18,1220 18,0 0,0">
          <text:p/>
        </draw:polygon>
        <draw:polygon draw:style-name="gr7" draw:text-style-name="P8" draw:layer="layout" svg:width="0.017cm" svg:height="0.018cm" svg:x="25.822cm" svg:y="8.519cm" svg:viewBox="0 0 18 19" draw:points="0,19 18,19 18,0 0,0">
          <text:p/>
        </draw:polygon>
        <draw:polygon draw:style-name="gr7" draw:text-style-name="P8" draw:layer="layout" svg:width="0.017cm" svg:height="0.018cm" svg:x="25.822cm" svg:y="8.519cm" svg:viewBox="0 0 18 19" draw:points="0,19 18,19 18,0 0,0">
          <text:p/>
        </draw:polygon>
        <draw:frame draw:style-name="gr5" draw:text-style-name="P6" draw:layer="layout" svg:width="3.008cm" svg:height="0.39cm" svg:x="22.631cm" svg:y="7.707cm">
          <draw:text-box>
            <text:p text:style-name="P2"><text:span text:style-name="T4">K</text:span><text:span text:style-name="T4">o</text:span><text:span text:style-name="T4">m</text:span><text:span text:style-name="T4">e</text:span><text:span text:style-name="T4">n</text:span><text:span text:style-name="T4">t</text:span><text:span text:style-name="T4">a</text:span><text:span text:style-name="T4">r</text:span><text:span text:style-name="T4">z</text:span><text:span text:style-name="T4">/</text:span><text:span text:style-name="T4">I</text:span><text:span text:style-name="T4">D</text:span><text:span text:style-name="T4"> </text:span><text:span text:style-name="T4">b</text:span><text:span text:style-name="T4">ł</text:span><text:span text:style-name="T4">ę</text:span><text:span text:style-name="T4">d</text:span><text:span text:style-name="T4">u</text:span><text:span text:style-name="T4"> </text:span></text:p>
          </draw:text-box>
        </draw:frame>
        <draw:frame draw:style-name="gr8" draw:text-style-name="P10" draw:layer="layout" svg:width="0.286cm" svg:height="0.628cm" svg:x="2.7cm" svg:y="8.6cm">
          <draw:text-box>
            <text:p text:style-name="P9">1</text:p>
          </draw:text-box>
        </draw:frame>
        <draw:frame draw:style-name="gr8" draw:text-style-name="P10" draw:layer="layout" svg:width="0.286cm" svg:height="0.628cm" svg:x="2.714cm" svg:y="9.672cm">
          <draw:text-box>
            <text:p text:style-name="P9">2</text:p>
          </draw:text-box>
        </draw:frame>
        <draw:frame draw:style-name="gr8" draw:text-style-name="P10" draw:layer="layout" svg:width="0.286cm" svg:height="0.628cm" svg:x="2.7cm" svg:y="10.7cm">
          <draw:text-box>
            <text:p text:style-name="P9">3</text:p>
          </draw:text-box>
        </draw:frame>
        <draw:frame draw:style-name="gr8" draw:text-style-name="P10" draw:layer="layout" svg:width="0.286cm" svg:height="0.628cm" svg:x="2.7cm" svg:y="11.6cm">
          <draw:text-box>
            <text:p text:style-name="P9">4</text:p>
          </draw:text-box>
        </draw:frame>
        <draw:frame draw:style-name="gr8" draw:text-style-name="P10" draw:layer="layout" svg:width="0.286cm" svg:height="0.628cm" svg:x="2.7cm" svg:y="12.6cm">
          <draw:text-box>
            <text:p text:style-name="P9">5</text:p>
          </draw:text-box>
        </draw:frame>
        <draw:frame draw:style-name="gr8" draw:text-style-name="P10" draw:layer="layout" svg:width="0.286cm" svg:height="0.628cm" svg:x="2.7cm" svg:y="13.6cm">
          <draw:text-box>
            <text:p text:style-name="P9">6</text:p>
          </draw:text-box>
        </draw:frame>
        <draw:frame draw:style-name="gr8" draw:text-style-name="P10" draw:layer="layout" svg:width="0.286cm" svg:height="0.628cm" svg:x="2.7cm" svg:y="14.7cm">
          <draw:text-box>
            <text:p text:style-name="P9">7</text:p>
          </draw:text-box>
        </draw:frame>
        <draw:frame draw:style-name="gr8" draw:text-style-name="P10" draw:layer="layout" svg:width="0.286cm" svg:height="0.628cm" svg:x="2.7cm" svg:y="15.7cm">
          <draw:text-box>
            <text:p text:style-name="P9">8</text:p>
          </draw:text-box>
        </draw:frame>
        <draw:frame draw:style-name="gr8" draw:text-style-name="P10" draw:layer="layout" svg:width="0.286cm" svg:height="0.628cm" svg:x="2.7cm" svg:y="8.6cm">
          <draw:text-box>
            <text:p text:style-name="P9">1</text:p>
          </draw:text-box>
        </draw:frame>
        <draw:frame draw:style-name="gr8" draw:text-style-name="P10" draw:layer="layout" svg:width="0.286cm" svg:height="0.628cm" svg:x="2.7cm" svg:y="16.6cm">
          <draw:text-box>
            <text:p text:style-name="P9">9</text:p>
          </draw:text-box>
        </draw:frame>
        <draw:frame draw:style-name="gr8" draw:text-style-name="P10" draw:layer="layout" svg:width="0.569cm" svg:height="0.628cm" svg:x="2.7cm" svg:y="17.6cm">
          <draw:text-box>
            <text:p text:style-name="P9">10</text:p>
          </draw:text-box>
        </draw:frame>
        <draw:frame draw:style-name="gr8" draw:text-style-name="P10" draw:layer="layout" svg:width="0.569cm" svg:height="0.628cm" svg:x="2.701cm" svg:y="17.6cm">
          <draw:text-box>
            <text:p text:style-name="P9">10</text:p>
          </draw:text-box>
        </draw:frame>
        <draw:frame draw:style-name="gr9" draw:text-style-name="P12" draw:layer="layout" svg:width="22.2cm" svg:height="1.168cm" svg:x="3.5cm" svg:y="8.6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9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B</text:span><text:span text:style-name="T5">r</text:span><text:span text:style-name="T5">a</text:span><text:span text:style-name="T5">k</text:span><text:span text:style-name="T5"> </text:span><text:span text:style-name="T5">k</text:span><text:span text:style-name="T5">w</text:span><text:span text:style-name="T5">a</text:span><text:span text:style-name="T5">l</text:span><text:span text:style-name="T5">i</text:span><text:span text:style-name="T5">f</text:span><text:span text:style-name="T5">i</text:span><text:span text:style-name="T5">k</text:span><text:span text:style-name="T5">a</text:span><text:span text:style-name="T5">c</text:span><text:span text:style-name="T5">j</text:span><text:span text:style-name="T5">i</text:span><text:span text:style-name="T5"><text:tab/></text:span><text:span text:style-name="T5"><text:tab/></text:span><text:span text:style-name="T5">B</text:span><text:span text:style-name="T5">r</text:span><text:span text:style-name="T5">a</text:span><text:span text:style-name="T5">k</text:span><text:span text:style-name="T5"> </text:span><text:span text:style-name="T5">k</text:span><text:span text:style-name="T5">w</text:span><text:span text:style-name="T5">a</text:span><text:span text:style-name="T5">l</text:span><text:span text:style-name="T5">i</text:span><text:span text:style-name="T5">f</text:span><text:span text:style-name="T5">i</text:span><text:span text:style-name="T5">k</text:span><text:span text:style-name="T5">a</text:span><text:span text:style-name="T5">c</text:span><text:span text:style-name="T5">j</text:span><text:span text:style-name="T5">i</text:span><text:span text:style-name="T5"><text:tab/></text:span><text:span text:style-name="T5"><text:tab/></text:span><text:span text:style-name="T5"><text:tab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  <draw:frame draw:style-name="gr9" draw:text-style-name="P12" draw:layer="layout" svg:width="22.2cm" svg:height="1.168cm" svg:x="3.5cm" svg:y="9.6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1</text:span><text:span text:style-name="T5">0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l</text:span><text:span text:style-name="T5">e</text:span><text:span text:style-name="T5">k</text:span><text:span text:style-name="T5">a</text:span><text:span text:style-name="T5">r</text:span><text:span text:style-name="T5">z</text:span><text:span text:style-name="T5">a</text:span><text:span text:style-name="T5"><text:tab/></text:span><text:span text:style-name="T5">S</text:span><text:span text:style-name="T5">k</text:span><text:span text:style-name="T5">r</text:span><text:span text:style-name="T5">z</text:span><text:span text:style-name="T5">a</text:span><text:span text:style-name="T5">t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S</text:span><text:span text:style-name="T5">k</text:span><text:span text:style-name="T5">r</text:span><text:span text:style-name="T5">z</text:span><text:span text:style-name="T5">a</text:span><text:span text:style-name="T5">t</text:span><text:span text:style-name="T5"><text:tab/></text:span><text:span text:style-name="T5"><text:tab/></text:span><text:span text:style-name="T5"><text:tab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r</text:span><text:span text:style-name="T5">o</text:span><text:span text:style-name="T5">d</text:span><text:span text:style-name="T5">z</text:span><text:span text:style-name="T5">i</text:span><text:span text:style-name="T5">c</text:span><text:span text:style-name="T5">a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  <draw:frame draw:style-name="gr9" draw:text-style-name="P12" draw:layer="layout" svg:width="22.2cm" svg:height="1.168cm" svg:x="3.3cm" svg:y="10.6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1</text:span><text:span text:style-name="T5">1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l</text:span><text:span text:style-name="T5">e</text:span><text:span text:style-name="T5">k</text:span><text:span text:style-name="T5">a</text:span><text:span text:style-name="T5">r</text:span><text:span text:style-name="T5">z</text:span><text:span text:style-name="T5">a</text:span><text:span text:style-name="T5"><text:tab/></text:span><text:span text:style-name="T5">S</text:span><text:span text:style-name="T5">k</text:span><text:span text:style-name="T5">r</text:span><text:span text:style-name="T5">z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<text:tab/></text:span><text:span text:style-name="T5">S</text:span><text:span text:style-name="T5">k</text:span><text:span text:style-name="T5">r</text:span><text:span text:style-name="T5">z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<text:tab/></text:span><text:span text:style-name="T5"><text:tab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r</text:span><text:span text:style-name="T5">o</text:span><text:span text:style-name="T5">d</text:span><text:span text:style-name="T5">z</text:span><text:span text:style-name="T5">i</text:span><text:span text:style-name="T5">c</text:span><text:span text:style-name="T5">a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  <draw:frame draw:style-name="gr9" draw:text-style-name="P12" draw:layer="layout" svg:width="22.2cm" svg:height="1.168cm" svg:x="3.4cm" svg:y="11.6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1</text:span><text:span text:style-name="T5">2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l</text:span><text:span text:style-name="T5">e</text:span><text:span text:style-name="T5">k</text:span><text:span text:style-name="T5">a</text:span><text:span text:style-name="T5">r</text:span><text:span text:style-name="T5">z</text:span><text:span text:style-name="T5">a</text:span><text:span text:style-name="T5"><text:tab/></text:span><text:span text:style-name="T5">M</text:span><text:span text:style-name="T5">l</text:span><text:span text:style-name="T5">o</text:span><text:span text:style-name="T5">d</text:span><text:span text:style-name="T5">z</text:span><text:span text:style-name="T5">i</text:span><text:span text:style-name="T5">k</text:span><text:span text:style-name="T5"><text:tab/></text:span><text:span text:style-name="T5"><text:tab/></text:span><text:span text:style-name="T5"><text:tab/></text:span><text:span text:style-name="T5">M</text:span><text:span text:style-name="T5">l</text:span><text:span text:style-name="T5">o</text:span><text:span text:style-name="T5">d</text:span><text:span text:style-name="T5">z</text:span><text:span text:style-name="T5">i</text:span><text:span text:style-name="T5">k</text:span><text:span text:style-name="T5"> </text:span><text:span text:style-name="T5"><text:s/></text:span><text:span text:style-name="T5"><text:s/></text:span><text:span text:style-name="T5"><text:tab/></text:span><text:span text:style-name="T5"><text:tab/></text:span><text:span text:style-name="T5"><text:tab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r</text:span><text:span text:style-name="T5">o</text:span><text:span text:style-name="T5">d</text:span><text:span text:style-name="T5">z</text:span><text:span text:style-name="T5">i</text:span><text:span text:style-name="T5">c</text:span><text:span text:style-name="T5">a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  <draw:frame draw:style-name="gr9" draw:text-style-name="P12" draw:layer="layout" svg:width="22.2cm" svg:height="1.168cm" svg:x="3.2cm" svg:y="12.6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1</text:span><text:span text:style-name="T5">3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l</text:span><text:span text:style-name="T5">e</text:span><text:span text:style-name="T5">k</text:span><text:span text:style-name="T5">a</text:span><text:span text:style-name="T5">r</text:span><text:span text:style-name="T5">z</text:span><text:span text:style-name="T5">a</text:span><text:span text:style-name="T5"><text:tab/></text:span><text:span text:style-name="T5">M</text:span><text:span text:style-name="T5">l</text:span><text:span text:style-name="T5">o</text:span><text:span text:style-name="T5">d</text:span><text:span text:style-name="T5">z</text:span><text:span text:style-name="T5">i</text:span><text:span text:style-name="T5">k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 </text:span><text:span text:style-name="T5">M</text:span><text:span text:style-name="T5">l</text:span><text:span text:style-name="T5">o</text:span><text:span text:style-name="T5">d</text:span><text:span text:style-name="T5">z</text:span><text:span text:style-name="T5">i</text:span><text:span text:style-name="T5">k</text:span><text:span text:style-name="T5"> </text:span><text:span text:style-name="T5"><text:s/></text:span><text:span text:style-name="T5"><text:tab/></text:span><text:span text:style-name="T5"><text:tab/></text:span><text:span text:style-name="T5"><text:tab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r</text:span><text:span text:style-name="T5">o</text:span><text:span text:style-name="T5">d</text:span><text:span text:style-name="T5">z</text:span><text:span text:style-name="T5">i</text:span><text:span text:style-name="T5">c</text:span><text:span text:style-name="T5">a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  <draw:frame draw:style-name="gr9" draw:text-style-name="P12" draw:layer="layout" svg:width="22.2cm" svg:height="1.168cm" svg:x="3.4cm" svg:y="13.6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1</text:span><text:span text:style-name="T5">4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l</text:span><text:span text:style-name="T5">e</text:span><text:span text:style-name="T5">k</text:span><text:span text:style-name="T5">a</text:span><text:span text:style-name="T5">r</text:span><text:span text:style-name="T5">z</text:span><text:span text:style-name="T5">a</text:span><text:span text:style-name="T5"><text:tab/></text:span><text:span text:style-name="T5">J</text:span><text:span text:style-name="T5">u</text:span><text:span text:style-name="T5">n</text:span><text:span text:style-name="T5">i</text:span><text:span text:style-name="T5">o</text:span><text:span text:style-name="T5">r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<text:tab/></text:span><text:span text:style-name="T5">J</text:span><text:span text:style-name="T5">u</text:span><text:span text:style-name="T5">n</text:span><text:span text:style-name="T5">i</text:span><text:span text:style-name="T5">o</text:span><text:span text:style-name="T5">r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<text:tab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r</text:span><text:span text:style-name="T5">o</text:span><text:span text:style-name="T5">d</text:span><text:span text:style-name="T5">z</text:span><text:span text:style-name="T5">i</text:span><text:span text:style-name="T5">c</text:span><text:span text:style-name="T5">a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  <draw:frame draw:style-name="gr9" draw:text-style-name="P12" draw:layer="layout" svg:width="22.2cm" svg:height="1.168cm" svg:x="3.4cm" svg:y="14.7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1</text:span><text:span text:style-name="T5">7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l</text:span><text:span text:style-name="T5">e</text:span><text:span text:style-name="T5">k</text:span><text:span text:style-name="T5">a</text:span><text:span text:style-name="T5">r</text:span><text:span text:style-name="T5">z</text:span><text:span text:style-name="T5">a</text:span><text:span text:style-name="T5"><text:tab/></text:span><text:span text:style-name="T5">J</text:span><text:span text:style-name="T5">u</text:span><text:span text:style-name="T5">n</text:span><text:span text:style-name="T5">i</text:span><text:span text:style-name="T5">o</text:span><text:span text:style-name="T5">r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J</text:span><text:span text:style-name="T5">u</text:span><text:span text:style-name="T5">n</text:span><text:span text:style-name="T5">i</text:span><text:span text:style-name="T5">o</text:span><text:span text:style-name="T5">r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<text:tab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r</text:span><text:span text:style-name="T5">o</text:span><text:span text:style-name="T5">d</text:span><text:span text:style-name="T5">z</text:span><text:span text:style-name="T5">i</text:span><text:span text:style-name="T5">c</text:span><text:span text:style-name="T5">a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  <draw:frame draw:style-name="gr9" draw:text-style-name="P12" draw:layer="layout" svg:width="22.2cm" svg:height="1.168cm" svg:x="3.4cm" svg:y="15.7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1</text:span><text:span text:style-name="T5">8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D</text:span><text:span text:style-name="T5">o</text:span><text:span text:style-name="T5">r</text:span><text:span text:style-name="T5">o</text:span><text:span text:style-name="T5">s</text:span><text:span text:style-name="T5">l</text:span><text:span text:style-name="T5">y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<text:tab/></text:span><text:span text:style-name="T5">D</text:span><text:span text:style-name="T5">o</text:span><text:span text:style-name="T5">r</text:span><text:span text:style-name="T5">o</text:span><text:span text:style-name="T5">s</text:span><text:span text:style-name="T5">l</text:span><text:span text:style-name="T5">y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<text:tab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  <draw:frame draw:style-name="gr9" draw:text-style-name="P12" draw:layer="layout" svg:width="22.2cm" svg:height="1.168cm" svg:x="3.4cm" svg:y="16.7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6</text:span><text:span text:style-name="T5">4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D</text:span><text:span text:style-name="T5">o</text:span><text:span text:style-name="T5">r</text:span><text:span text:style-name="T5">o</text:span><text:span text:style-name="T5">s</text:span><text:span text:style-name="T5">l</text:span><text:span text:style-name="T5">y</text:span><text:span text:style-name="T5"><text:tab/></text:span><text:span text:style-name="T5"> 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D</text:span><text:span text:style-name="T5">o</text:span><text:span text:style-name="T5">r</text:span><text:span text:style-name="T5">o</text:span><text:span text:style-name="T5">s</text:span><text:span text:style-name="T5">l</text:span><text:span text:style-name="T5">y</text:span><text:span text:style-name="T5"><text:tab/></text:span><text:span text:style-name="T5"><text:tab/></text:span><text:span text:style-name="T5"><text:tab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  <draw:frame draw:style-name="gr9" draw:text-style-name="P12" draw:layer="layout" svg:width="22.2cm" svg:height="1.168cm" svg:x="3.4cm" svg:y="17.7cm">
          <draw:text-box>
            <text:p text:style-name="P11"><text:span text:style-name="T5"><text:s/></text:span><text:span text:style-name="T5">Sprawdzenie osoby dla </text:span><text:span text:style-name="T5">wieku 65 lat <text:s text:c="5"/>zgoda </text:span><text:span text:style-name="T5">lekarza</text:span><text:span text:style-name="T5"><text:tab/></text:span><text:span text:style-name="T5">Senior <text:s text:c="16"/></text:span><text:span text:style-name="T5"><text:s text:c="2"/></text:span><text:span text:style-name="T5"><text:tab/></text:span><text:span text:style-name="T5">Senior <text:s text:c="5"/></text:span><text:span text:style-name="T5"><text:tab/></text:span><text:span text:style-name="T5"><text:tab/></text:span><text:span text:style-name="T5"><text:tab/></text:span><text:span text:style-name="T5">O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text:s text:c="12"/></text:span><text:span text:style-name="T5"><text:s text:c="20"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</draw:page>
      <draw:page draw:name="page2" draw:style-name="dp1" draw:master-page-name="master-page3">
        <draw:polygon draw:style-name="gr10" draw:text-style-name="P1" draw:layer="layout" svg:width="30.552cm" svg:height="21.603cm" svg:x="0cm" svg:y="-0.001cm" svg:viewBox="0 0 30553 21604" draw:points="0,21604 30553,21604 30553,0 0,0">
          <text:p/>
        </draw:polygon>
        <draw:frame draw:style-name="gr2" draw:text-style-name="P3" draw:layer="layout" svg:width="2.453cm" svg:height="0.353cm" svg:x="12.664cm" svg:y="1.254cm">
          <draw:text-box>
            <text:p text:style-name="P2"><text:span text:style-name="T1">S</text:span><text:span text:style-name="T1">t</text:span><text:span text:style-name="T1">r</text:span><text:span text:style-name="T1">o</text:span><text:span text:style-name="T1">n</text:span><text:span text:style-name="T1">a</text:span><text:span text:style-name="T1"> </text:span><text:span text:style-name="T1">.</text:span><text:span text:style-name="T1">.</text:span><text:span text:style-name="T1">.</text:span><text:span text:style-name="T1">2</text:span><text:span text:style-name="T1">.</text:span><text:span text:style-name="T1">.</text:span><text:span text:style-name="T1">.</text:span><text:span text:style-name="T1">/</text:span><text:span text:style-name="T1">.</text:span><text:span text:style-name="T1">.</text:span><text:span text:style-name="T1">.</text:span><text:span text:style-name="T1">.</text:span><text:span text:style-name="T1"> </text:span><text:span text:style-name="T1">2</text:span><text:span text:style-name="T1">.</text:span><text:span text:style-name="T1">.</text:span><text:span text:style-name="T1">.</text:span></text:p>
          </draw:text-box>
        </draw:frame>
        <draw:frame draw:style-name="gr2" draw:text-style-name="P3" draw:layer="layout" svg:width="0.317cm" svg:height="0.353cm" svg:x="2.54cm" svg:y="19.99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22cm" svg:height="0.471cm" svg:x="2.54cm" svg:y="16.08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4cm" svg:y="16.572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3.19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3.68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3.19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3.196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4cm" svg:x="15.339cm" svg:y="3.188cm" svg:viewBox="0 0 4734 975" draw:points="0,975 4734,975 4734,0 0,0">
          <text:p/>
        </draw:polygon>
        <draw:polygon draw:style-name="gr6" draw:text-style-name="P7" draw:layer="layout" svg:width="4.369cm" svg:height="0.487cm" svg:x="15.521cm" svg:y="3.188cm" svg:viewBox="0 0 4370 488" draw:points="0,488 4370,488 4370,0 0,0">
          <text:p/>
        </draw:polygon>
        <draw:frame draw:style-name="gr3" draw:text-style-name="P4" draw:layer="layout" svg:width="0.422cm" svg:height="0.471cm" svg:x="11.538cm" svg:y="3.196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4cm" svg:x="20.089cm" svg:y="3.188cm" svg:viewBox="0 0 2233 975" draw:points="0,975 2233,975 2233,0 0,0">
          <text:p/>
        </draw:polygon>
        <draw:polygon draw:style-name="gr6" draw:text-style-name="P7" draw:layer="layout" svg:width="1.871cm" svg:height="0.487cm" svg:x="20.272cm" svg:y="3.188cm" svg:viewBox="0 0 1872 488" draw:points="0,488 1872,488 1872,0 0,0">
          <text:p/>
        </draw:polygon>
        <draw:frame draw:style-name="gr3" draw:text-style-name="P4" draw:layer="layout" svg:width="0.422cm" svg:height="0.471cm" svg:x="15.522cm" svg:y="3.19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3.196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3.171cm" svg:viewBox="0 0 18 18" draw:points="0,18 18,18 18,0 0,0">
          <text:p/>
        </draw:polygon>
        <draw:polygon draw:style-name="gr7" draw:text-style-name="P8" draw:layer="layout" svg:width="0.017cm" svg:height="0.017cm" svg:x="2.374cm" svg:y="3.171cm" svg:viewBox="0 0 18 18" draw:points="0,18 18,18 18,0 0,0">
          <text:p/>
        </draw:polygon>
        <draw:polygon draw:style-name="gr7" draw:text-style-name="P8" draw:layer="layout" svg:width="1.009cm" svg:height="0.017cm" svg:x="2.391cm" svg:y="3.171cm" svg:viewBox="0 0 1010 18" draw:points="0,18 1010,18 1010,0 0,0">
          <text:p/>
        </draw:polygon>
        <draw:polygon draw:style-name="gr7" draw:text-style-name="P8" draw:layer="layout" svg:width="0.017cm" svg:height="0.017cm" svg:x="3.4cm" svg:y="3.171cm" svg:viewBox="0 0 18 18" draw:points="0,18 18,18 18,0 0,0">
          <text:p/>
        </draw:polygon>
        <draw:polygon draw:style-name="gr7" draw:text-style-name="P8" draw:layer="layout" svg:width="5.402cm" svg:height="0.017cm" svg:x="3.417cm" svg:y="3.171cm" svg:viewBox="0 0 5403 18" draw:points="0,18 5403,18 5403,0 0,0">
          <text:p/>
        </draw:polygon>
        <draw:polygon draw:style-name="gr7" draw:text-style-name="P8" draw:layer="layout" svg:width="0.017cm" svg:height="0.017cm" svg:x="8.819cm" svg:y="3.171cm" svg:viewBox="0 0 18 18" draw:points="0,18 18,18 18,0 0,0">
          <text:p/>
        </draw:polygon>
        <draw:polygon draw:style-name="gr7" draw:text-style-name="P8" draw:layer="layout" svg:width="2.502cm" svg:height="0.017cm" svg:x="8.836cm" svg:y="3.171cm" svg:viewBox="0 0 2503 18" draw:points="0,18 2503,18 2503,0 0,0">
          <text:p/>
        </draw:polygon>
        <draw:polygon draw:style-name="gr7" draw:text-style-name="P8" draw:layer="layout" svg:width="0.017cm" svg:height="0.017cm" svg:x="11.338cm" svg:y="3.171cm" svg:viewBox="0 0 18 18" draw:points="0,18 18,18 18,0 0,0">
          <text:p/>
        </draw:polygon>
        <draw:polygon draw:style-name="gr7" draw:text-style-name="P8" draw:layer="layout" svg:width="3.967cm" svg:height="0.017cm" svg:x="11.355cm" svg:y="3.171cm" svg:viewBox="0 0 3968 18" draw:points="0,18 3968,18 3968,0 0,0">
          <text:p/>
        </draw:polygon>
        <draw:polygon draw:style-name="gr7" draw:text-style-name="P8" draw:layer="layout" svg:width="0.017cm" svg:height="0.017cm" svg:x="15.322cm" svg:y="3.171cm" svg:viewBox="0 0 18 18" draw:points="0,18 18,18 18,0 0,0">
          <text:p/>
        </draw:polygon>
        <draw:polygon draw:style-name="gr7" draw:text-style-name="P8" draw:layer="layout" svg:width="4.733cm" svg:height="0.017cm" svg:x="15.339cm" svg:y="3.171cm" svg:viewBox="0 0 4734 18" draw:points="0,18 4734,18 4734,0 0,0">
          <text:p/>
        </draw:polygon>
        <draw:polygon draw:style-name="gr7" draw:text-style-name="P8" draw:layer="layout" svg:width="0.017cm" svg:height="0.017cm" svg:x="20.072cm" svg:y="3.171cm" svg:viewBox="0 0 18 18" draw:points="0,18 18,18 18,0 0,0">
          <text:p/>
        </draw:polygon>
        <draw:polygon draw:style-name="gr7" draw:text-style-name="P8" draw:layer="layout" svg:width="2.232cm" svg:height="0.017cm" svg:x="20.089cm" svg:y="3.171cm" svg:viewBox="0 0 2233 18" draw:points="0,18 2233,18 2233,0 0,0">
          <text:p/>
        </draw:polygon>
        <draw:polygon draw:style-name="gr7" draw:text-style-name="P8" draw:layer="layout" svg:width="0.017cm" svg:height="0.017cm" svg:x="22.321cm" svg:y="3.171cm" svg:viewBox="0 0 18 18" draw:points="0,18 18,18 18,0 0,0">
          <text:p/>
        </draw:polygon>
        <draw:polygon draw:style-name="gr7" draw:text-style-name="P8" draw:layer="layout" svg:width="3.484cm" svg:height="0.017cm" svg:x="22.338cm" svg:y="3.171cm" svg:viewBox="0 0 3485 18" draw:points="0,18 3485,18 3485,0 0,0">
          <text:p/>
        </draw:polygon>
        <draw:polygon draw:style-name="gr7" draw:text-style-name="P8" draw:layer="layout" svg:width="0.017cm" svg:height="0.017cm" svg:x="25.822cm" svg:y="3.171cm" svg:viewBox="0 0 18 18" draw:points="0,18 18,18 18,0 0,0">
          <text:p/>
        </draw:polygon>
        <draw:polygon draw:style-name="gr7" draw:text-style-name="P8" draw:layer="layout" svg:width="0.017cm" svg:height="0.017cm" svg:x="25.822cm" svg:y="3.171cm" svg:viewBox="0 0 18 18" draw:points="0,18 18,18 18,0 0,0">
          <text:p/>
        </draw:polygon>
        <draw:polygon draw:style-name="gr7" draw:text-style-name="P8" draw:layer="layout" svg:width="0.017cm" svg:height="0.974cm" svg:x="2.374cm" svg:y="3.188cm" svg:viewBox="0 0 18 975" draw:points="0,975 18,975 18,0 0,0">
          <text:p/>
        </draw:polygon>
        <draw:polygon draw:style-name="gr7" draw:text-style-name="P8" draw:layer="layout" svg:width="0.017cm" svg:height="0.974cm" svg:x="3.4cm" svg:y="3.188cm" svg:viewBox="0 0 18 975" draw:points="0,975 18,975 18,0 0,0">
          <text:p/>
        </draw:polygon>
        <draw:polygon draw:style-name="gr7" draw:text-style-name="P8" draw:layer="layout" svg:width="0.017cm" svg:height="0.974cm" svg:x="8.819cm" svg:y="3.188cm" svg:viewBox="0 0 18 975" draw:points="0,975 18,975 18,0 0,0">
          <text:p/>
        </draw:polygon>
        <draw:polygon draw:style-name="gr7" draw:text-style-name="P8" draw:layer="layout" svg:width="0.017cm" svg:height="0.974cm" svg:x="11.338cm" svg:y="3.188cm" svg:viewBox="0 0 18 975" draw:points="0,975 18,975 18,0 0,0">
          <text:p/>
        </draw:polygon>
        <draw:polygon draw:style-name="gr7" draw:text-style-name="P8" draw:layer="layout" svg:width="0.017cm" svg:height="0.974cm" svg:x="15.322cm" svg:y="3.188cm" svg:viewBox="0 0 18 975" draw:points="0,975 18,975 18,0 0,0">
          <text:p/>
        </draw:polygon>
        <draw:polygon draw:style-name="gr7" draw:text-style-name="P8" draw:layer="layout" svg:width="0.017cm" svg:height="0.974cm" svg:x="20.072cm" svg:y="3.188cm" svg:viewBox="0 0 18 975" draw:points="0,975 18,975 18,0 0,0">
          <text:p/>
        </draw:polygon>
        <draw:polygon draw:style-name="gr7" draw:text-style-name="P8" draw:layer="layout" svg:width="0.017cm" svg:height="0.974cm" svg:x="22.321cm" svg:y="3.188cm" svg:viewBox="0 0 18 975" draw:points="0,975 18,975 18,0 0,0">
          <text:p/>
        </draw:polygon>
        <draw:polygon draw:style-name="gr7" draw:text-style-name="P8" draw:layer="layout" svg:width="0.017cm" svg:height="0.974cm" svg:x="25.822cm" svg:y="3.188cm" svg:viewBox="0 0 18 975" draw:points="0,975 18,975 18,0 0,0">
          <text:p/>
        </draw:polygon>
        <draw:frame draw:style-name="gr3" draw:text-style-name="P4" draw:layer="layout" svg:width="0.422cm" svg:height="0.471cm" svg:x="22.525cm" svg:y="3.19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4.18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4.67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4.18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4.187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3cm" svg:x="15.339cm" svg:y="4.179cm" svg:viewBox="0 0 4734 974" draw:points="0,974 4734,974 4734,0 0,0">
          <text:p/>
        </draw:polygon>
        <draw:polygon draw:style-name="gr6" draw:text-style-name="P7" draw:layer="layout" svg:width="4.369cm" svg:height="0.486cm" svg:x="15.521cm" svg:y="4.179cm" svg:viewBox="0 0 4370 487" draw:points="0,487 4370,487 4370,0 0,0">
          <text:p/>
        </draw:polygon>
        <draw:frame draw:style-name="gr3" draw:text-style-name="P4" draw:layer="layout" svg:width="0.422cm" svg:height="0.471cm" svg:x="11.538cm" svg:y="4.187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3cm" svg:x="20.089cm" svg:y="4.179cm" svg:viewBox="0 0 2233 974" draw:points="0,974 2233,974 2233,0 0,0">
          <text:p/>
        </draw:polygon>
        <draw:polygon draw:style-name="gr6" draw:text-style-name="P7" draw:layer="layout" svg:width="1.871cm" svg:height="0.486cm" svg:x="20.272cm" svg:y="4.179cm" svg:viewBox="0 0 1872 487" draw:points="0,487 1872,487 1872,0 0,0">
          <text:p/>
        </draw:polygon>
        <draw:frame draw:style-name="gr3" draw:text-style-name="P4" draw:layer="layout" svg:width="0.422cm" svg:height="0.471cm" svg:x="15.522cm" svg:y="4.18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4.187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4.162cm" svg:viewBox="0 0 18 18" draw:points="0,18 18,18 18,0 0,0">
          <text:p/>
        </draw:polygon>
        <draw:polygon draw:style-name="gr7" draw:text-style-name="P8" draw:layer="layout" svg:width="1.009cm" svg:height="0.017cm" svg:x="2.391cm" svg:y="4.162cm" svg:viewBox="0 0 1010 18" draw:points="0,18 1010,18 1010,0 0,0">
          <text:p/>
        </draw:polygon>
        <draw:polygon draw:style-name="gr7" draw:text-style-name="P8" draw:layer="layout" svg:width="0.017cm" svg:height="0.017cm" svg:x="3.4cm" svg:y="4.162cm" svg:viewBox="0 0 18 18" draw:points="0,18 18,18 18,0 0,0">
          <text:p/>
        </draw:polygon>
        <draw:polygon draw:style-name="gr7" draw:text-style-name="P8" draw:layer="layout" svg:width="5.402cm" svg:height="0.017cm" svg:x="3.417cm" svg:y="4.162cm" svg:viewBox="0 0 5403 18" draw:points="0,18 5403,18 5403,0 0,0">
          <text:p/>
        </draw:polygon>
        <draw:polygon draw:style-name="gr7" draw:text-style-name="P8" draw:layer="layout" svg:width="0.017cm" svg:height="0.017cm" svg:x="8.819cm" svg:y="4.162cm" svg:viewBox="0 0 18 18" draw:points="0,18 18,18 18,0 0,0">
          <text:p/>
        </draw:polygon>
        <draw:polygon draw:style-name="gr7" draw:text-style-name="P8" draw:layer="layout" svg:width="2.502cm" svg:height="0.017cm" svg:x="8.836cm" svg:y="4.162cm" svg:viewBox="0 0 2503 18" draw:points="0,18 2503,18 2503,0 0,0">
          <text:p/>
        </draw:polygon>
        <draw:polygon draw:style-name="gr7" draw:text-style-name="P8" draw:layer="layout" svg:width="0.017cm" svg:height="0.017cm" svg:x="11.338cm" svg:y="4.162cm" svg:viewBox="0 0 18 18" draw:points="0,18 18,18 18,0 0,0">
          <text:p/>
        </draw:polygon>
        <draw:polygon draw:style-name="gr7" draw:text-style-name="P8" draw:layer="layout" svg:width="3.967cm" svg:height="0.017cm" svg:x="11.355cm" svg:y="4.162cm" svg:viewBox="0 0 3968 18" draw:points="0,18 3968,18 3968,0 0,0">
          <text:p/>
        </draw:polygon>
        <draw:polygon draw:style-name="gr7" draw:text-style-name="P8" draw:layer="layout" svg:width="0.017cm" svg:height="0.017cm" svg:x="15.322cm" svg:y="4.162cm" svg:viewBox="0 0 18 18" draw:points="0,18 18,18 18,0 0,0">
          <text:p/>
        </draw:polygon>
        <draw:polygon draw:style-name="gr7" draw:text-style-name="P8" draw:layer="layout" svg:width="4.733cm" svg:height="0.017cm" svg:x="15.339cm" svg:y="4.162cm" svg:viewBox="0 0 4734 18" draw:points="0,18 4734,18 4734,0 0,0">
          <text:p/>
        </draw:polygon>
        <draw:polygon draw:style-name="gr7" draw:text-style-name="P8" draw:layer="layout" svg:width="0.017cm" svg:height="0.017cm" svg:x="20.072cm" svg:y="4.162cm" svg:viewBox="0 0 18 18" draw:points="0,18 18,18 18,0 0,0">
          <text:p/>
        </draw:polygon>
        <draw:polygon draw:style-name="gr7" draw:text-style-name="P8" draw:layer="layout" svg:width="2.232cm" svg:height="0.017cm" svg:x="20.089cm" svg:y="4.162cm" svg:viewBox="0 0 2233 18" draw:points="0,18 2233,18 2233,0 0,0">
          <text:p/>
        </draw:polygon>
        <draw:polygon draw:style-name="gr7" draw:text-style-name="P8" draw:layer="layout" svg:width="0.017cm" svg:height="0.017cm" svg:x="22.321cm" svg:y="4.162cm" svg:viewBox="0 0 18 18" draw:points="0,18 18,18 18,0 0,0">
          <text:p/>
        </draw:polygon>
        <draw:polygon draw:style-name="gr7" draw:text-style-name="P8" draw:layer="layout" svg:width="3.484cm" svg:height="0.017cm" svg:x="22.338cm" svg:y="4.162cm" svg:viewBox="0 0 3485 18" draw:points="0,18 3485,18 3485,0 0,0">
          <text:p/>
        </draw:polygon>
        <draw:polygon draw:style-name="gr7" draw:text-style-name="P8" draw:layer="layout" svg:width="0.017cm" svg:height="0.017cm" svg:x="25.822cm" svg:y="4.162cm" svg:viewBox="0 0 18 18" draw:points="0,18 18,18 18,0 0,0">
          <text:p/>
        </draw:polygon>
        <draw:polygon draw:style-name="gr7" draw:text-style-name="P8" draw:layer="layout" svg:width="0.017cm" svg:height="0.973cm" svg:x="2.374cm" svg:y="4.179cm" svg:viewBox="0 0 18 974" draw:points="0,974 18,974 18,0 0,0">
          <text:p/>
        </draw:polygon>
        <draw:polygon draw:style-name="gr7" draw:text-style-name="P8" draw:layer="layout" svg:width="0.017cm" svg:height="0.973cm" svg:x="3.4cm" svg:y="4.179cm" svg:viewBox="0 0 18 974" draw:points="0,974 18,974 18,0 0,0">
          <text:p/>
        </draw:polygon>
        <draw:polygon draw:style-name="gr7" draw:text-style-name="P8" draw:layer="layout" svg:width="0.017cm" svg:height="0.973cm" svg:x="8.819cm" svg:y="4.179cm" svg:viewBox="0 0 18 974" draw:points="0,974 18,974 18,0 0,0">
          <text:p/>
        </draw:polygon>
        <draw:polygon draw:style-name="gr7" draw:text-style-name="P8" draw:layer="layout" svg:width="0.017cm" svg:height="0.973cm" svg:x="11.338cm" svg:y="4.179cm" svg:viewBox="0 0 18 974" draw:points="0,974 18,974 18,0 0,0">
          <text:p/>
        </draw:polygon>
        <draw:polygon draw:style-name="gr7" draw:text-style-name="P8" draw:layer="layout" svg:width="0.017cm" svg:height="0.973cm" svg:x="15.322cm" svg:y="4.179cm" svg:viewBox="0 0 18 974" draw:points="0,974 18,974 18,0 0,0">
          <text:p/>
        </draw:polygon>
        <draw:polygon draw:style-name="gr7" draw:text-style-name="P8" draw:layer="layout" svg:width="0.017cm" svg:height="0.973cm" svg:x="20.072cm" svg:y="4.179cm" svg:viewBox="0 0 18 974" draw:points="0,974 18,974 18,0 0,0">
          <text:p/>
        </draw:polygon>
        <draw:polygon draw:style-name="gr7" draw:text-style-name="P8" draw:layer="layout" svg:width="0.017cm" svg:height="0.973cm" svg:x="22.321cm" svg:y="4.179cm" svg:viewBox="0 0 18 974" draw:points="0,974 18,974 18,0 0,0">
          <text:p/>
        </draw:polygon>
        <draw:polygon draw:style-name="gr7" draw:text-style-name="P8" draw:layer="layout" svg:width="0.017cm" svg:height="0.973cm" svg:x="25.822cm" svg:y="4.179cm" svg:viewBox="0 0 18 974" draw:points="0,974 18,974 18,0 0,0">
          <text:p/>
        </draw:polygon>
        <draw:frame draw:style-name="gr3" draw:text-style-name="P4" draw:layer="layout" svg:width="0.422cm" svg:height="0.471cm" svg:x="22.525cm" svg:y="4.18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5.17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5.66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5.17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5.178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5cm" svg:x="15.339cm" svg:y="5.169cm" svg:viewBox="0 0 4734 976" draw:points="0,976 4734,976 4734,0 0,0">
          <text:p/>
        </draw:polygon>
        <draw:polygon draw:style-name="gr6" draw:text-style-name="P7" draw:layer="layout" svg:width="4.369cm" svg:height="0.487cm" svg:x="15.521cm" svg:y="5.169cm" svg:viewBox="0 0 4370 488" draw:points="0,488 4370,488 4370,0 0,0">
          <text:p/>
        </draw:polygon>
        <draw:frame draw:style-name="gr3" draw:text-style-name="P4" draw:layer="layout" svg:width="0.422cm" svg:height="0.471cm" svg:x="11.538cm" svg:y="5.178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5cm" svg:x="20.089cm" svg:y="5.169cm" svg:viewBox="0 0 2233 976" draw:points="0,976 2233,976 2233,0 0,0">
          <text:p/>
        </draw:polygon>
        <draw:polygon draw:style-name="gr6" draw:text-style-name="P7" draw:layer="layout" svg:width="1.871cm" svg:height="0.487cm" svg:x="20.272cm" svg:y="5.169cm" svg:viewBox="0 0 1872 488" draw:points="0,488 1872,488 1872,0 0,0">
          <text:p/>
        </draw:polygon>
        <draw:frame draw:style-name="gr3" draw:text-style-name="P4" draw:layer="layout" svg:width="0.422cm" svg:height="0.471cm" svg:x="15.522cm" svg:y="5.17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5.178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5.152cm" svg:viewBox="0 0 18 18" draw:points="0,18 18,18 18,0 0,0">
          <text:p/>
        </draw:polygon>
        <draw:polygon draw:style-name="gr7" draw:text-style-name="P8" draw:layer="layout" svg:width="1.009cm" svg:height="0.017cm" svg:x="2.391cm" svg:y="5.152cm" svg:viewBox="0 0 1010 18" draw:points="0,18 1010,18 1010,0 0,0">
          <text:p/>
        </draw:polygon>
        <draw:polygon draw:style-name="gr7" draw:text-style-name="P8" draw:layer="layout" svg:width="0.017cm" svg:height="0.017cm" svg:x="3.4cm" svg:y="5.152cm" svg:viewBox="0 0 18 18" draw:points="0,18 18,18 18,0 0,0">
          <text:p/>
        </draw:polygon>
        <draw:polygon draw:style-name="gr7" draw:text-style-name="P8" draw:layer="layout" svg:width="5.402cm" svg:height="0.017cm" svg:x="3.417cm" svg:y="5.152cm" svg:viewBox="0 0 5403 18" draw:points="0,18 5403,18 5403,0 0,0">
          <text:p/>
        </draw:polygon>
        <draw:polygon draw:style-name="gr7" draw:text-style-name="P8" draw:layer="layout" svg:width="0.017cm" svg:height="0.017cm" svg:x="8.819cm" svg:y="5.152cm" svg:viewBox="0 0 18 18" draw:points="0,18 18,18 18,0 0,0">
          <text:p/>
        </draw:polygon>
        <draw:polygon draw:style-name="gr7" draw:text-style-name="P8" draw:layer="layout" svg:width="2.502cm" svg:height="0.017cm" svg:x="8.836cm" svg:y="5.152cm" svg:viewBox="0 0 2503 18" draw:points="0,18 2503,18 2503,0 0,0">
          <text:p/>
        </draw:polygon>
        <draw:polygon draw:style-name="gr7" draw:text-style-name="P8" draw:layer="layout" svg:width="0.017cm" svg:height="0.017cm" svg:x="11.338cm" svg:y="5.152cm" svg:viewBox="0 0 18 18" draw:points="0,18 18,18 18,0 0,0">
          <text:p/>
        </draw:polygon>
        <draw:polygon draw:style-name="gr7" draw:text-style-name="P8" draw:layer="layout" svg:width="3.967cm" svg:height="0.017cm" svg:x="11.355cm" svg:y="5.152cm" svg:viewBox="0 0 3968 18" draw:points="0,18 3968,18 3968,0 0,0">
          <text:p/>
        </draw:polygon>
        <draw:polygon draw:style-name="gr7" draw:text-style-name="P8" draw:layer="layout" svg:width="0.017cm" svg:height="0.017cm" svg:x="15.322cm" svg:y="5.152cm" svg:viewBox="0 0 18 18" draw:points="0,18 18,18 18,0 0,0">
          <text:p/>
        </draw:polygon>
        <draw:polygon draw:style-name="gr7" draw:text-style-name="P8" draw:layer="layout" svg:width="4.733cm" svg:height="0.017cm" svg:x="15.339cm" svg:y="5.152cm" svg:viewBox="0 0 4734 18" draw:points="0,18 4734,18 4734,0 0,0">
          <text:p/>
        </draw:polygon>
        <draw:polygon draw:style-name="gr7" draw:text-style-name="P8" draw:layer="layout" svg:width="0.017cm" svg:height="0.017cm" svg:x="20.072cm" svg:y="5.152cm" svg:viewBox="0 0 18 18" draw:points="0,18 18,18 18,0 0,0">
          <text:p/>
        </draw:polygon>
        <draw:polygon draw:style-name="gr7" draw:text-style-name="P8" draw:layer="layout" svg:width="2.232cm" svg:height="0.017cm" svg:x="20.089cm" svg:y="5.152cm" svg:viewBox="0 0 2233 18" draw:points="0,18 2233,18 2233,0 0,0">
          <text:p/>
        </draw:polygon>
        <draw:polygon draw:style-name="gr7" draw:text-style-name="P8" draw:layer="layout" svg:width="0.017cm" svg:height="0.017cm" svg:x="22.321cm" svg:y="5.152cm" svg:viewBox="0 0 18 18" draw:points="0,18 18,18 18,0 0,0">
          <text:p/>
        </draw:polygon>
        <draw:polygon draw:style-name="gr7" draw:text-style-name="P8" draw:layer="layout" svg:width="3.484cm" svg:height="0.017cm" svg:x="22.338cm" svg:y="5.152cm" svg:viewBox="0 0 3485 18" draw:points="0,18 3485,18 3485,0 0,0">
          <text:p/>
        </draw:polygon>
        <draw:polygon draw:style-name="gr7" draw:text-style-name="P8" draw:layer="layout" svg:width="0.017cm" svg:height="0.017cm" svg:x="25.822cm" svg:y="5.152cm" svg:viewBox="0 0 18 18" draw:points="0,18 18,18 18,0 0,0">
          <text:p/>
        </draw:polygon>
        <draw:polygon draw:style-name="gr7" draw:text-style-name="P8" draw:layer="layout" svg:width="0.017cm" svg:height="0.975cm" svg:x="2.374cm" svg:y="5.169cm" svg:viewBox="0 0 18 976" draw:points="0,976 18,976 18,0 0,0">
          <text:p/>
        </draw:polygon>
        <draw:polygon draw:style-name="gr7" draw:text-style-name="P8" draw:layer="layout" svg:width="0.017cm" svg:height="0.975cm" svg:x="3.4cm" svg:y="5.169cm" svg:viewBox="0 0 18 976" draw:points="0,976 18,976 18,0 0,0">
          <text:p/>
        </draw:polygon>
        <draw:polygon draw:style-name="gr7" draw:text-style-name="P8" draw:layer="layout" svg:width="0.017cm" svg:height="0.975cm" svg:x="8.819cm" svg:y="5.169cm" svg:viewBox="0 0 18 976" draw:points="0,976 18,976 18,0 0,0">
          <text:p/>
        </draw:polygon>
        <draw:polygon draw:style-name="gr7" draw:text-style-name="P8" draw:layer="layout" svg:width="0.017cm" svg:height="0.975cm" svg:x="11.338cm" svg:y="5.169cm" svg:viewBox="0 0 18 976" draw:points="0,976 18,976 18,0 0,0">
          <text:p/>
        </draw:polygon>
        <draw:polygon draw:style-name="gr7" draw:text-style-name="P8" draw:layer="layout" svg:width="0.017cm" svg:height="0.975cm" svg:x="15.322cm" svg:y="5.169cm" svg:viewBox="0 0 18 976" draw:points="0,976 18,976 18,0 0,0">
          <text:p/>
        </draw:polygon>
        <draw:polygon draw:style-name="gr7" draw:text-style-name="P8" draw:layer="layout" svg:width="0.017cm" svg:height="0.975cm" svg:x="20.072cm" svg:y="5.169cm" svg:viewBox="0 0 18 976" draw:points="0,976 18,976 18,0 0,0">
          <text:p/>
        </draw:polygon>
        <draw:polygon draw:style-name="gr7" draw:text-style-name="P8" draw:layer="layout" svg:width="0.017cm" svg:height="0.975cm" svg:x="22.321cm" svg:y="5.169cm" svg:viewBox="0 0 18 976" draw:points="0,976 18,976 18,0 0,0">
          <text:p/>
        </draw:polygon>
        <draw:polygon draw:style-name="gr7" draw:text-style-name="P8" draw:layer="layout" svg:width="0.017cm" svg:height="0.975cm" svg:x="25.822cm" svg:y="5.169cm" svg:viewBox="0 0 18 976" draw:points="0,976 18,976 18,0 0,0">
          <text:p/>
        </draw:polygon>
        <draw:frame draw:style-name="gr3" draw:text-style-name="P4" draw:layer="layout" svg:width="0.422cm" svg:height="0.471cm" svg:x="22.525cm" svg:y="5.17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6.16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6.65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6.16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6.169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3cm" svg:x="15.339cm" svg:y="6.161cm" svg:viewBox="0 0 4734 974" draw:points="0,974 4734,974 4734,0 0,0">
          <text:p/>
        </draw:polygon>
        <draw:polygon draw:style-name="gr6" draw:text-style-name="P7" draw:layer="layout" svg:width="4.369cm" svg:height="0.487cm" svg:x="15.521cm" svg:y="6.161cm" svg:viewBox="0 0 4370 488" draw:points="0,488 4370,488 4370,0 0,0">
          <text:p/>
        </draw:polygon>
        <draw:frame draw:style-name="gr3" draw:text-style-name="P4" draw:layer="layout" svg:width="0.422cm" svg:height="0.471cm" svg:x="11.538cm" svg:y="6.169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3cm" svg:x="20.089cm" svg:y="6.161cm" svg:viewBox="0 0 2233 974" draw:points="0,974 2233,974 2233,0 0,0">
          <text:p/>
        </draw:polygon>
        <draw:polygon draw:style-name="gr6" draw:text-style-name="P7" draw:layer="layout" svg:width="1.871cm" svg:height="0.487cm" svg:x="20.272cm" svg:y="6.161cm" svg:viewBox="0 0 1872 488" draw:points="0,488 1872,488 1872,0 0,0">
          <text:p/>
        </draw:polygon>
        <draw:frame draw:style-name="gr3" draw:text-style-name="P4" draw:layer="layout" svg:width="0.422cm" svg:height="0.471cm" svg:x="15.522cm" svg:y="6.16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6.169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6.144cm" svg:viewBox="0 0 18 18" draw:points="0,18 18,18 18,0 0,0">
          <text:p/>
        </draw:polygon>
        <draw:polygon draw:style-name="gr7" draw:text-style-name="P8" draw:layer="layout" svg:width="1.009cm" svg:height="0.017cm" svg:x="2.391cm" svg:y="6.144cm" svg:viewBox="0 0 1010 18" draw:points="0,18 1010,18 1010,0 0,0">
          <text:p/>
        </draw:polygon>
        <draw:polygon draw:style-name="gr7" draw:text-style-name="P8" draw:layer="layout" svg:width="0.017cm" svg:height="0.017cm" svg:x="3.4cm" svg:y="6.144cm" svg:viewBox="0 0 18 18" draw:points="0,18 18,18 18,0 0,0">
          <text:p/>
        </draw:polygon>
        <draw:polygon draw:style-name="gr7" draw:text-style-name="P8" draw:layer="layout" svg:width="5.402cm" svg:height="0.017cm" svg:x="3.417cm" svg:y="6.144cm" svg:viewBox="0 0 5403 18" draw:points="0,18 5403,18 5403,0 0,0">
          <text:p/>
        </draw:polygon>
        <draw:polygon draw:style-name="gr7" draw:text-style-name="P8" draw:layer="layout" svg:width="0.017cm" svg:height="0.017cm" svg:x="8.819cm" svg:y="6.144cm" svg:viewBox="0 0 18 18" draw:points="0,18 18,18 18,0 0,0">
          <text:p/>
        </draw:polygon>
        <draw:polygon draw:style-name="gr7" draw:text-style-name="P8" draw:layer="layout" svg:width="2.502cm" svg:height="0.017cm" svg:x="8.836cm" svg:y="6.144cm" svg:viewBox="0 0 2503 18" draw:points="0,18 2503,18 2503,0 0,0">
          <text:p/>
        </draw:polygon>
        <draw:polygon draw:style-name="gr7" draw:text-style-name="P8" draw:layer="layout" svg:width="0.017cm" svg:height="0.017cm" svg:x="11.338cm" svg:y="6.144cm" svg:viewBox="0 0 18 18" draw:points="0,18 18,18 18,0 0,0">
          <text:p/>
        </draw:polygon>
        <draw:polygon draw:style-name="gr7" draw:text-style-name="P8" draw:layer="layout" svg:width="3.967cm" svg:height="0.017cm" svg:x="11.355cm" svg:y="6.144cm" svg:viewBox="0 0 3968 18" draw:points="0,18 3968,18 3968,0 0,0">
          <text:p/>
        </draw:polygon>
        <draw:polygon draw:style-name="gr7" draw:text-style-name="P8" draw:layer="layout" svg:width="0.017cm" svg:height="0.017cm" svg:x="15.322cm" svg:y="6.144cm" svg:viewBox="0 0 18 18" draw:points="0,18 18,18 18,0 0,0">
          <text:p/>
        </draw:polygon>
        <draw:polygon draw:style-name="gr7" draw:text-style-name="P8" draw:layer="layout" svg:width="4.733cm" svg:height="0.017cm" svg:x="15.339cm" svg:y="6.144cm" svg:viewBox="0 0 4734 18" draw:points="0,18 4734,18 4734,0 0,0">
          <text:p/>
        </draw:polygon>
        <draw:polygon draw:style-name="gr7" draw:text-style-name="P8" draw:layer="layout" svg:width="0.017cm" svg:height="0.017cm" svg:x="20.072cm" svg:y="6.144cm" svg:viewBox="0 0 18 18" draw:points="0,18 18,18 18,0 0,0">
          <text:p/>
        </draw:polygon>
        <draw:polygon draw:style-name="gr7" draw:text-style-name="P8" draw:layer="layout" svg:width="2.232cm" svg:height="0.017cm" svg:x="20.089cm" svg:y="6.144cm" svg:viewBox="0 0 2233 18" draw:points="0,18 2233,18 2233,0 0,0">
          <text:p/>
        </draw:polygon>
        <draw:polygon draw:style-name="gr7" draw:text-style-name="P8" draw:layer="layout" svg:width="0.017cm" svg:height="0.017cm" svg:x="22.321cm" svg:y="6.144cm" svg:viewBox="0 0 18 18" draw:points="0,18 18,18 18,0 0,0">
          <text:p/>
        </draw:polygon>
        <draw:polygon draw:style-name="gr7" draw:text-style-name="P8" draw:layer="layout" svg:width="3.484cm" svg:height="0.017cm" svg:x="22.338cm" svg:y="6.144cm" svg:viewBox="0 0 3485 18" draw:points="0,18 3485,18 3485,0 0,0">
          <text:p/>
        </draw:polygon>
        <draw:polygon draw:style-name="gr7" draw:text-style-name="P8" draw:layer="layout" svg:width="0.017cm" svg:height="0.017cm" svg:x="25.822cm" svg:y="6.144cm" svg:viewBox="0 0 18 18" draw:points="0,18 18,18 18,0 0,0">
          <text:p/>
        </draw:polygon>
        <draw:polygon draw:style-name="gr7" draw:text-style-name="P8" draw:layer="layout" svg:width="0.017cm" svg:height="0.973cm" svg:x="2.374cm" svg:y="6.161cm" svg:viewBox="0 0 18 974" draw:points="0,974 18,974 18,0 0,0">
          <text:p/>
        </draw:polygon>
        <draw:polygon draw:style-name="gr7" draw:text-style-name="P8" draw:layer="layout" svg:width="0.017cm" svg:height="0.973cm" svg:x="3.4cm" svg:y="6.161cm" svg:viewBox="0 0 18 974" draw:points="0,974 18,974 18,0 0,0">
          <text:p/>
        </draw:polygon>
        <draw:polygon draw:style-name="gr7" draw:text-style-name="P8" draw:layer="layout" svg:width="0.017cm" svg:height="0.973cm" svg:x="8.819cm" svg:y="6.161cm" svg:viewBox="0 0 18 974" draw:points="0,974 18,974 18,0 0,0">
          <text:p/>
        </draw:polygon>
        <draw:polygon draw:style-name="gr7" draw:text-style-name="P8" draw:layer="layout" svg:width="0.017cm" svg:height="0.973cm" svg:x="11.338cm" svg:y="6.161cm" svg:viewBox="0 0 18 974" draw:points="0,974 18,974 18,0 0,0">
          <text:p/>
        </draw:polygon>
        <draw:polygon draw:style-name="gr7" draw:text-style-name="P8" draw:layer="layout" svg:width="0.017cm" svg:height="0.973cm" svg:x="15.322cm" svg:y="6.161cm" svg:viewBox="0 0 18 974" draw:points="0,974 18,974 18,0 0,0">
          <text:p/>
        </draw:polygon>
        <draw:polygon draw:style-name="gr7" draw:text-style-name="P8" draw:layer="layout" svg:width="0.017cm" svg:height="0.973cm" svg:x="20.072cm" svg:y="6.161cm" svg:viewBox="0 0 18 974" draw:points="0,974 18,974 18,0 0,0">
          <text:p/>
        </draw:polygon>
        <draw:polygon draw:style-name="gr7" draw:text-style-name="P8" draw:layer="layout" svg:width="0.017cm" svg:height="0.973cm" svg:x="22.321cm" svg:y="6.161cm" svg:viewBox="0 0 18 974" draw:points="0,974 18,974 18,0 0,0">
          <text:p/>
        </draw:polygon>
        <draw:polygon draw:style-name="gr7" draw:text-style-name="P8" draw:layer="layout" svg:width="0.017cm" svg:height="0.973cm" svg:x="25.822cm" svg:y="6.161cm" svg:viewBox="0 0 18 974" draw:points="0,974 18,974 18,0 0,0">
          <text:p/>
        </draw:polygon>
        <draw:frame draw:style-name="gr3" draw:text-style-name="P4" draw:layer="layout" svg:width="0.422cm" svg:height="0.471cm" svg:x="22.525cm" svg:y="6.16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7.16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7.64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7.16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7.164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69cm" svg:x="15.339cm" svg:y="7.156cm" svg:viewBox="0 0 4734 970" draw:points="0,970 4734,970 4734,0 0,0">
          <text:p/>
        </draw:polygon>
        <draw:polygon draw:style-name="gr6" draw:text-style-name="P7" draw:layer="layout" svg:width="4.369cm" svg:height="0.482cm" svg:x="15.521cm" svg:y="7.156cm" svg:viewBox="0 0 4370 483" draw:points="0,483 4370,483 4370,0 0,0">
          <text:p/>
        </draw:polygon>
        <draw:frame draw:style-name="gr3" draw:text-style-name="P4" draw:layer="layout" svg:width="0.422cm" svg:height="0.471cm" svg:x="11.538cm" svg:y="7.164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69cm" svg:x="20.089cm" svg:y="7.156cm" svg:viewBox="0 0 2233 970" draw:points="0,970 2233,970 2233,0 0,0">
          <text:p/>
        </draw:polygon>
        <draw:polygon draw:style-name="gr6" draw:text-style-name="P7" draw:layer="layout" svg:width="1.871cm" svg:height="0.482cm" svg:x="20.272cm" svg:y="7.156cm" svg:viewBox="0 0 1872 483" draw:points="0,483 1872,483 1872,0 0,0">
          <text:p/>
        </draw:polygon>
        <draw:frame draw:style-name="gr3" draw:text-style-name="P4" draw:layer="layout" svg:width="0.422cm" svg:height="0.471cm" svg:x="15.522cm" svg:y="7.16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7.164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7.134cm" svg:viewBox="0 0 18 18" draw:points="0,18 18,18 18,0 0,0">
          <text:p/>
        </draw:polygon>
        <draw:polygon draw:style-name="gr7" draw:text-style-name="P8" draw:layer="layout" svg:width="1.009cm" svg:height="0.017cm" svg:x="2.391cm" svg:y="7.134cm" svg:viewBox="0 0 1010 18" draw:points="0,18 1010,18 1010,0 0,0">
          <text:p/>
        </draw:polygon>
        <draw:polygon draw:style-name="gr7" draw:text-style-name="P8" draw:layer="layout" svg:width="0.017cm" svg:height="0.017cm" svg:x="3.4cm" svg:y="7.134cm" svg:viewBox="0 0 18 18" draw:points="0,18 18,18 18,0 0,0">
          <text:p/>
        </draw:polygon>
        <draw:polygon draw:style-name="gr7" draw:text-style-name="P8" draw:layer="layout" svg:width="5.402cm" svg:height="0.017cm" svg:x="3.417cm" svg:y="7.134cm" svg:viewBox="0 0 5403 18" draw:points="0,18 5403,18 5403,0 0,0">
          <text:p/>
        </draw:polygon>
        <draw:polygon draw:style-name="gr7" draw:text-style-name="P8" draw:layer="layout" svg:width="0.017cm" svg:height="0.017cm" svg:x="8.819cm" svg:y="7.134cm" svg:viewBox="0 0 18 18" draw:points="0,18 18,18 18,0 0,0">
          <text:p/>
        </draw:polygon>
        <draw:polygon draw:style-name="gr7" draw:text-style-name="P8" draw:layer="layout" svg:width="2.502cm" svg:height="0.017cm" svg:x="8.836cm" svg:y="7.134cm" svg:viewBox="0 0 2503 18" draw:points="0,18 2503,18 2503,0 0,0">
          <text:p/>
        </draw:polygon>
        <draw:polygon draw:style-name="gr7" draw:text-style-name="P8" draw:layer="layout" svg:width="0.017cm" svg:height="0.017cm" svg:x="11.338cm" svg:y="7.134cm" svg:viewBox="0 0 18 18" draw:points="0,18 18,18 18,0 0,0">
          <text:p/>
        </draw:polygon>
        <draw:polygon draw:style-name="gr7" draw:text-style-name="P8" draw:layer="layout" svg:width="3.967cm" svg:height="0.017cm" svg:x="11.355cm" svg:y="7.134cm" svg:viewBox="0 0 3968 18" draw:points="0,18 3968,18 3968,0 0,0">
          <text:p/>
        </draw:polygon>
        <draw:polygon draw:style-name="gr7" draw:text-style-name="P8" draw:layer="layout" svg:width="0.017cm" svg:height="0.017cm" svg:x="15.322cm" svg:y="7.134cm" svg:viewBox="0 0 18 18" draw:points="0,18 18,18 18,0 0,0">
          <text:p/>
        </draw:polygon>
        <draw:polygon draw:style-name="gr7" draw:text-style-name="P8" draw:layer="layout" svg:width="4.733cm" svg:height="0.017cm" svg:x="15.339cm" svg:y="7.134cm" svg:viewBox="0 0 4734 18" draw:points="0,18 4734,18 4734,0 0,0">
          <text:p/>
        </draw:polygon>
        <draw:polygon draw:style-name="gr7" draw:text-style-name="P8" draw:layer="layout" svg:width="0.017cm" svg:height="0.017cm" svg:x="20.072cm" svg:y="7.134cm" svg:viewBox="0 0 18 18" draw:points="0,18 18,18 18,0 0,0">
          <text:p/>
        </draw:polygon>
        <draw:polygon draw:style-name="gr7" draw:text-style-name="P8" draw:layer="layout" svg:width="2.232cm" svg:height="0.017cm" svg:x="20.089cm" svg:y="7.134cm" svg:viewBox="0 0 2233 18" draw:points="0,18 2233,18 2233,0 0,0">
          <text:p/>
        </draw:polygon>
        <draw:polygon draw:style-name="gr7" draw:text-style-name="P8" draw:layer="layout" svg:width="0.017cm" svg:height="0.017cm" svg:x="22.321cm" svg:y="7.134cm" svg:viewBox="0 0 18 18" draw:points="0,18 18,18 18,0 0,0">
          <text:p/>
        </draw:polygon>
        <draw:polygon draw:style-name="gr7" draw:text-style-name="P8" draw:layer="layout" svg:width="3.484cm" svg:height="0.017cm" svg:x="22.338cm" svg:y="7.134cm" svg:viewBox="0 0 3485 18" draw:points="0,18 3485,18 3485,0 0,0">
          <text:p/>
        </draw:polygon>
        <draw:polygon draw:style-name="gr7" draw:text-style-name="P8" draw:layer="layout" svg:width="0.017cm" svg:height="0.017cm" svg:x="25.822cm" svg:y="7.134cm" svg:viewBox="0 0 18 18" draw:points="0,18 18,18 18,0 0,0">
          <text:p/>
        </draw:polygon>
        <draw:polygon draw:style-name="gr7" draw:text-style-name="P8" draw:layer="layout" svg:width="0.017cm" svg:height="0.974cm" svg:x="2.374cm" svg:y="7.151cm" svg:viewBox="0 0 18 975" draw:points="0,975 18,975 18,0 0,0">
          <text:p/>
        </draw:polygon>
        <draw:polygon draw:style-name="gr7" draw:text-style-name="P8" draw:layer="layout" svg:width="0.017cm" svg:height="0.974cm" svg:x="3.4cm" svg:y="7.151cm" svg:viewBox="0 0 18 975" draw:points="0,975 18,975 18,0 0,0">
          <text:p/>
        </draw:polygon>
        <draw:polygon draw:style-name="gr7" draw:text-style-name="P8" draw:layer="layout" svg:width="0.017cm" svg:height="0.974cm" svg:x="8.819cm" svg:y="7.151cm" svg:viewBox="0 0 18 975" draw:points="0,975 18,975 18,0 0,0">
          <text:p/>
        </draw:polygon>
        <draw:polygon draw:style-name="gr7" draw:text-style-name="P8" draw:layer="layout" svg:width="0.017cm" svg:height="0.974cm" svg:x="11.338cm" svg:y="7.151cm" svg:viewBox="0 0 18 975" draw:points="0,975 18,975 18,0 0,0">
          <text:p/>
        </draw:polygon>
        <draw:polygon draw:style-name="gr7" draw:text-style-name="P8" draw:layer="layout" svg:width="0.017cm" svg:height="0.974cm" svg:x="15.322cm" svg:y="7.151cm" svg:viewBox="0 0 18 975" draw:points="0,975 18,975 18,0 0,0">
          <text:p/>
        </draw:polygon>
        <draw:polygon draw:style-name="gr7" draw:text-style-name="P8" draw:layer="layout" svg:width="0.017cm" svg:height="0.974cm" svg:x="20.072cm" svg:y="7.151cm" svg:viewBox="0 0 18 975" draw:points="0,975 18,975 18,0 0,0">
          <text:p/>
        </draw:polygon>
        <draw:polygon draw:style-name="gr7" draw:text-style-name="P8" draw:layer="layout" svg:width="0.017cm" svg:height="0.974cm" svg:x="22.321cm" svg:y="7.151cm" svg:viewBox="0 0 18 975" draw:points="0,975 18,975 18,0 0,0">
          <text:p/>
        </draw:polygon>
        <draw:polygon draw:style-name="gr7" draw:text-style-name="P8" draw:layer="layout" svg:width="0.017cm" svg:height="0.974cm" svg:x="25.822cm" svg:y="7.151cm" svg:viewBox="0 0 18 975" draw:points="0,975 18,975 18,0 0,0">
          <text:p/>
        </draw:polygon>
        <draw:frame draw:style-name="gr3" draw:text-style-name="P4" draw:layer="layout" svg:width="0.422cm" svg:height="0.471cm" svg:x="22.525cm" svg:y="7.16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8.15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8.642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8.15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8.155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4cm" svg:x="15.339cm" svg:y="8.146cm" svg:viewBox="0 0 4734 975" draw:points="0,975 4734,975 4734,0 0,0">
          <text:p/>
        </draw:polygon>
        <draw:polygon draw:style-name="gr6" draw:text-style-name="P7" draw:layer="layout" svg:width="4.369cm" svg:height="0.487cm" svg:x="15.521cm" svg:y="8.146cm" svg:viewBox="0 0 4370 488" draw:points="0,488 4370,488 4370,0 0,0">
          <text:p/>
        </draw:polygon>
        <draw:frame draw:style-name="gr3" draw:text-style-name="P4" draw:layer="layout" svg:width="0.422cm" svg:height="0.471cm" svg:x="11.538cm" svg:y="8.155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4cm" svg:x="20.089cm" svg:y="8.146cm" svg:viewBox="0 0 2233 975" draw:points="0,975 2233,975 2233,0 0,0">
          <text:p/>
        </draw:polygon>
        <draw:polygon draw:style-name="gr6" draw:text-style-name="P7" draw:layer="layout" svg:width="1.871cm" svg:height="0.487cm" svg:x="20.272cm" svg:y="8.146cm" svg:viewBox="0 0 1872 488" draw:points="0,488 1872,488 1872,0 0,0">
          <text:p/>
        </draw:polygon>
        <draw:frame draw:style-name="gr3" draw:text-style-name="P4" draw:layer="layout" svg:width="0.422cm" svg:height="0.471cm" svg:x="15.522cm" svg:y="8.15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8.155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8.125cm" svg:viewBox="0 0 18 18" draw:points="0,18 18,18 18,0 0,0">
          <text:p/>
        </draw:polygon>
        <draw:polygon draw:style-name="gr7" draw:text-style-name="P8" draw:layer="layout" svg:width="1.009cm" svg:height="0.017cm" svg:x="2.391cm" svg:y="8.125cm" svg:viewBox="0 0 1010 18" draw:points="0,18 1010,18 1010,0 0,0">
          <text:p/>
        </draw:polygon>
        <draw:polygon draw:style-name="gr7" draw:text-style-name="P8" draw:layer="layout" svg:width="0.017cm" svg:height="0.017cm" svg:x="3.4cm" svg:y="8.125cm" svg:viewBox="0 0 18 18" draw:points="0,18 18,18 18,0 0,0">
          <text:p/>
        </draw:polygon>
        <draw:polygon draw:style-name="gr7" draw:text-style-name="P8" draw:layer="layout" svg:width="5.402cm" svg:height="0.017cm" svg:x="3.417cm" svg:y="8.125cm" svg:viewBox="0 0 5403 18" draw:points="0,18 5403,18 5403,0 0,0">
          <text:p/>
        </draw:polygon>
        <draw:polygon draw:style-name="gr7" draw:text-style-name="P8" draw:layer="layout" svg:width="0.017cm" svg:height="0.017cm" svg:x="8.819cm" svg:y="8.125cm" svg:viewBox="0 0 18 18" draw:points="0,18 18,18 18,0 0,0">
          <text:p/>
        </draw:polygon>
        <draw:polygon draw:style-name="gr7" draw:text-style-name="P8" draw:layer="layout" svg:width="2.502cm" svg:height="0.017cm" svg:x="8.836cm" svg:y="8.125cm" svg:viewBox="0 0 2503 18" draw:points="0,18 2503,18 2503,0 0,0">
          <text:p/>
        </draw:polygon>
        <draw:polygon draw:style-name="gr7" draw:text-style-name="P8" draw:layer="layout" svg:width="0.017cm" svg:height="0.017cm" svg:x="11.338cm" svg:y="8.125cm" svg:viewBox="0 0 18 18" draw:points="0,18 18,18 18,0 0,0">
          <text:p/>
        </draw:polygon>
        <draw:polygon draw:style-name="gr7" draw:text-style-name="P8" draw:layer="layout" svg:width="3.967cm" svg:height="0.017cm" svg:x="11.355cm" svg:y="8.125cm" svg:viewBox="0 0 3968 18" draw:points="0,18 3968,18 3968,0 0,0">
          <text:p/>
        </draw:polygon>
        <draw:polygon draw:style-name="gr7" draw:text-style-name="P8" draw:layer="layout" svg:width="0.017cm" svg:height="0.017cm" svg:x="15.322cm" svg:y="8.125cm" svg:viewBox="0 0 18 18" draw:points="0,18 18,18 18,0 0,0">
          <text:p/>
        </draw:polygon>
        <draw:polygon draw:style-name="gr7" draw:text-style-name="P8" draw:layer="layout" svg:width="4.733cm" svg:height="0.017cm" svg:x="15.339cm" svg:y="8.125cm" svg:viewBox="0 0 4734 18" draw:points="0,18 4734,18 4734,0 0,0">
          <text:p/>
        </draw:polygon>
        <draw:polygon draw:style-name="gr7" draw:text-style-name="P8" draw:layer="layout" svg:width="0.017cm" svg:height="0.017cm" svg:x="20.072cm" svg:y="8.125cm" svg:viewBox="0 0 18 18" draw:points="0,18 18,18 18,0 0,0">
          <text:p/>
        </draw:polygon>
        <draw:polygon draw:style-name="gr7" draw:text-style-name="P8" draw:layer="layout" svg:width="2.232cm" svg:height="0.017cm" svg:x="20.089cm" svg:y="8.125cm" svg:viewBox="0 0 2233 18" draw:points="0,18 2233,18 2233,0 0,0">
          <text:p/>
        </draw:polygon>
        <draw:polygon draw:style-name="gr7" draw:text-style-name="P8" draw:layer="layout" svg:width="0.017cm" svg:height="0.017cm" svg:x="22.321cm" svg:y="8.125cm" svg:viewBox="0 0 18 18" draw:points="0,18 18,18 18,0 0,0">
          <text:p/>
        </draw:polygon>
        <draw:polygon draw:style-name="gr7" draw:text-style-name="P8" draw:layer="layout" svg:width="3.484cm" svg:height="0.017cm" svg:x="22.338cm" svg:y="8.125cm" svg:viewBox="0 0 3485 18" draw:points="0,18 3485,18 3485,0 0,0">
          <text:p/>
        </draw:polygon>
        <draw:polygon draw:style-name="gr7" draw:text-style-name="P8" draw:layer="layout" svg:width="0.017cm" svg:height="0.017cm" svg:x="25.822cm" svg:y="8.125cm" svg:viewBox="0 0 18 18" draw:points="0,18 18,18 18,0 0,0">
          <text:p/>
        </draw:polygon>
        <draw:polygon draw:style-name="gr7" draw:text-style-name="P8" draw:layer="layout" svg:width="0.017cm" svg:height="0.978cm" svg:x="2.374cm" svg:y="8.142cm" svg:viewBox="0 0 18 979" draw:points="0,979 18,979 18,0 0,0">
          <text:p/>
        </draw:polygon>
        <draw:polygon draw:style-name="gr7" draw:text-style-name="P8" draw:layer="layout" svg:width="0.017cm" svg:height="0.978cm" svg:x="3.4cm" svg:y="8.142cm" svg:viewBox="0 0 18 979" draw:points="0,979 18,979 18,0 0,0">
          <text:p/>
        </draw:polygon>
        <draw:polygon draw:style-name="gr7" draw:text-style-name="P8" draw:layer="layout" svg:width="0.017cm" svg:height="0.978cm" svg:x="8.819cm" svg:y="8.142cm" svg:viewBox="0 0 18 979" draw:points="0,979 18,979 18,0 0,0">
          <text:p/>
        </draw:polygon>
        <draw:polygon draw:style-name="gr7" draw:text-style-name="P8" draw:layer="layout" svg:width="0.017cm" svg:height="0.978cm" svg:x="11.338cm" svg:y="8.142cm" svg:viewBox="0 0 18 979" draw:points="0,979 18,979 18,0 0,0">
          <text:p/>
        </draw:polygon>
        <draw:polygon draw:style-name="gr7" draw:text-style-name="P8" draw:layer="layout" svg:width="0.017cm" svg:height="0.978cm" svg:x="15.322cm" svg:y="8.142cm" svg:viewBox="0 0 18 979" draw:points="0,979 18,979 18,0 0,0">
          <text:p/>
        </draw:polygon>
        <draw:polygon draw:style-name="gr7" draw:text-style-name="P8" draw:layer="layout" svg:width="0.017cm" svg:height="0.978cm" svg:x="20.072cm" svg:y="8.142cm" svg:viewBox="0 0 18 979" draw:points="0,979 18,979 18,0 0,0">
          <text:p/>
        </draw:polygon>
        <draw:polygon draw:style-name="gr7" draw:text-style-name="P8" draw:layer="layout" svg:width="0.017cm" svg:height="0.978cm" svg:x="22.321cm" svg:y="8.142cm" svg:viewBox="0 0 18 979" draw:points="0,979 18,979 18,0 0,0">
          <text:p/>
        </draw:polygon>
        <draw:polygon draw:style-name="gr7" draw:text-style-name="P8" draw:layer="layout" svg:width="0.017cm" svg:height="0.978cm" svg:x="25.822cm" svg:y="8.142cm" svg:viewBox="0 0 18 979" draw:points="0,979 18,979 18,0 0,0">
          <text:p/>
        </draw:polygon>
        <draw:frame draw:style-name="gr3" draw:text-style-name="P4" draw:layer="layout" svg:width="0.422cm" svg:height="0.471cm" svg:x="22.525cm" svg:y="8.15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9.14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9.63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9.14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9.145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4cm" svg:x="15.339cm" svg:y="9.137cm" svg:viewBox="0 0 4734 975" draw:points="0,975 4734,975 4734,0 0,0">
          <text:p/>
        </draw:polygon>
        <draw:polygon draw:style-name="gr6" draw:text-style-name="P7" draw:layer="layout" svg:width="4.369cm" svg:height="0.487cm" svg:x="15.521cm" svg:y="9.137cm" svg:viewBox="0 0 4370 488" draw:points="0,488 4370,488 4370,0 0,0">
          <text:p/>
        </draw:polygon>
        <draw:frame draw:style-name="gr3" draw:text-style-name="P4" draw:layer="layout" svg:width="0.422cm" svg:height="0.471cm" svg:x="11.538cm" svg:y="9.145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4cm" svg:x="20.089cm" svg:y="9.137cm" svg:viewBox="0 0 2233 975" draw:points="0,975 2233,975 2233,0 0,0">
          <text:p/>
        </draw:polygon>
        <draw:polygon draw:style-name="gr6" draw:text-style-name="P7" draw:layer="layout" svg:width="1.871cm" svg:height="0.487cm" svg:x="20.272cm" svg:y="9.137cm" svg:viewBox="0 0 1872 488" draw:points="0,488 1872,488 1872,0 0,0">
          <text:p/>
        </draw:polygon>
        <draw:frame draw:style-name="gr3" draw:text-style-name="P4" draw:layer="layout" svg:width="0.422cm" svg:height="0.471cm" svg:x="15.522cm" svg:y="9.14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9.145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9.12cm" svg:viewBox="0 0 18 18" draw:points="0,18 18,18 18,0 0,0">
          <text:p/>
        </draw:polygon>
        <draw:polygon draw:style-name="gr7" draw:text-style-name="P8" draw:layer="layout" svg:width="1.009cm" svg:height="0.017cm" svg:x="2.391cm" svg:y="9.12cm" svg:viewBox="0 0 1010 18" draw:points="0,18 1010,18 1010,0 0,0">
          <text:p/>
        </draw:polygon>
        <draw:polygon draw:style-name="gr7" draw:text-style-name="P8" draw:layer="layout" svg:width="0.017cm" svg:height="0.017cm" svg:x="3.4cm" svg:y="9.12cm" svg:viewBox="0 0 18 18" draw:points="0,18 18,18 18,0 0,0">
          <text:p/>
        </draw:polygon>
        <draw:polygon draw:style-name="gr7" draw:text-style-name="P8" draw:layer="layout" svg:width="5.402cm" svg:height="0.017cm" svg:x="3.417cm" svg:y="9.12cm" svg:viewBox="0 0 5403 18" draw:points="0,18 5403,18 5403,0 0,0">
          <text:p/>
        </draw:polygon>
        <draw:polygon draw:style-name="gr7" draw:text-style-name="P8" draw:layer="layout" svg:width="0.017cm" svg:height="0.017cm" svg:x="8.819cm" svg:y="9.12cm" svg:viewBox="0 0 18 18" draw:points="0,18 18,18 18,0 0,0">
          <text:p/>
        </draw:polygon>
        <draw:polygon draw:style-name="gr7" draw:text-style-name="P8" draw:layer="layout" svg:width="2.502cm" svg:height="0.017cm" svg:x="8.836cm" svg:y="9.12cm" svg:viewBox="0 0 2503 18" draw:points="0,18 2503,18 2503,0 0,0">
          <text:p/>
        </draw:polygon>
        <draw:polygon draw:style-name="gr7" draw:text-style-name="P8" draw:layer="layout" svg:width="0.017cm" svg:height="0.017cm" svg:x="11.338cm" svg:y="9.12cm" svg:viewBox="0 0 18 18" draw:points="0,18 18,18 18,0 0,0">
          <text:p/>
        </draw:polygon>
        <draw:polygon draw:style-name="gr7" draw:text-style-name="P8" draw:layer="layout" svg:width="3.967cm" svg:height="0.017cm" svg:x="11.355cm" svg:y="9.12cm" svg:viewBox="0 0 3968 18" draw:points="0,18 3968,18 3968,0 0,0">
          <text:p/>
        </draw:polygon>
        <draw:polygon draw:style-name="gr7" draw:text-style-name="P8" draw:layer="layout" svg:width="0.017cm" svg:height="0.017cm" svg:x="15.322cm" svg:y="9.12cm" svg:viewBox="0 0 18 18" draw:points="0,18 18,18 18,0 0,0">
          <text:p/>
        </draw:polygon>
        <draw:polygon draw:style-name="gr7" draw:text-style-name="P8" draw:layer="layout" svg:width="4.733cm" svg:height="0.017cm" svg:x="15.339cm" svg:y="9.12cm" svg:viewBox="0 0 4734 18" draw:points="0,18 4734,18 4734,0 0,0">
          <text:p/>
        </draw:polygon>
        <draw:polygon draw:style-name="gr7" draw:text-style-name="P8" draw:layer="layout" svg:width="0.017cm" svg:height="0.017cm" svg:x="20.072cm" svg:y="9.12cm" svg:viewBox="0 0 18 18" draw:points="0,18 18,18 18,0 0,0">
          <text:p/>
        </draw:polygon>
        <draw:polygon draw:style-name="gr7" draw:text-style-name="P8" draw:layer="layout" svg:width="2.232cm" svg:height="0.017cm" svg:x="20.089cm" svg:y="9.12cm" svg:viewBox="0 0 2233 18" draw:points="0,18 2233,18 2233,0 0,0">
          <text:p/>
        </draw:polygon>
        <draw:polygon draw:style-name="gr7" draw:text-style-name="P8" draw:layer="layout" svg:width="0.017cm" svg:height="0.017cm" svg:x="22.321cm" svg:y="9.12cm" svg:viewBox="0 0 18 18" draw:points="0,18 18,18 18,0 0,0">
          <text:p/>
        </draw:polygon>
        <draw:polygon draw:style-name="gr7" draw:text-style-name="P8" draw:layer="layout" svg:width="3.484cm" svg:height="0.017cm" svg:x="22.338cm" svg:y="9.12cm" svg:viewBox="0 0 3485 18" draw:points="0,18 3485,18 3485,0 0,0">
          <text:p/>
        </draw:polygon>
        <draw:polygon draw:style-name="gr7" draw:text-style-name="P8" draw:layer="layout" svg:width="0.017cm" svg:height="0.017cm" svg:x="25.822cm" svg:y="9.12cm" svg:viewBox="0 0 18 18" draw:points="0,18 18,18 18,0 0,0">
          <text:p/>
        </draw:polygon>
        <draw:polygon draw:style-name="gr7" draw:text-style-name="P8" draw:layer="layout" svg:width="0.017cm" svg:height="0.974cm" svg:x="2.374cm" svg:y="9.137cm" svg:viewBox="0 0 18 975" draw:points="0,975 18,975 18,0 0,0">
          <text:p/>
        </draw:polygon>
        <draw:polygon draw:style-name="gr7" draw:text-style-name="P8" draw:layer="layout" svg:width="0.017cm" svg:height="0.974cm" svg:x="3.4cm" svg:y="9.137cm" svg:viewBox="0 0 18 975" draw:points="0,975 18,975 18,0 0,0">
          <text:p/>
        </draw:polygon>
        <draw:polygon draw:style-name="gr7" draw:text-style-name="P8" draw:layer="layout" svg:width="0.017cm" svg:height="0.974cm" svg:x="8.819cm" svg:y="9.137cm" svg:viewBox="0 0 18 975" draw:points="0,975 18,975 18,0 0,0">
          <text:p/>
        </draw:polygon>
        <draw:polygon draw:style-name="gr7" draw:text-style-name="P8" draw:layer="layout" svg:width="0.017cm" svg:height="0.974cm" svg:x="11.338cm" svg:y="9.137cm" svg:viewBox="0 0 18 975" draw:points="0,975 18,975 18,0 0,0">
          <text:p/>
        </draw:polygon>
        <draw:polygon draw:style-name="gr7" draw:text-style-name="P8" draw:layer="layout" svg:width="0.017cm" svg:height="0.974cm" svg:x="15.322cm" svg:y="9.137cm" svg:viewBox="0 0 18 975" draw:points="0,975 18,975 18,0 0,0">
          <text:p/>
        </draw:polygon>
        <draw:polygon draw:style-name="gr7" draw:text-style-name="P8" draw:layer="layout" svg:width="0.017cm" svg:height="0.974cm" svg:x="20.072cm" svg:y="9.137cm" svg:viewBox="0 0 18 975" draw:points="0,975 18,975 18,0 0,0">
          <text:p/>
        </draw:polygon>
        <draw:polygon draw:style-name="gr7" draw:text-style-name="P8" draw:layer="layout" svg:width="0.017cm" svg:height="0.974cm" svg:x="22.321cm" svg:y="9.137cm" svg:viewBox="0 0 18 975" draw:points="0,975 18,975 18,0 0,0">
          <text:p/>
        </draw:polygon>
        <draw:polygon draw:style-name="gr7" draw:text-style-name="P8" draw:layer="layout" svg:width="0.017cm" svg:height="0.974cm" svg:x="25.822cm" svg:y="9.137cm" svg:viewBox="0 0 18 975" draw:points="0,975 18,975 18,0 0,0">
          <text:p/>
        </draw:polygon>
        <draw:frame draw:style-name="gr3" draw:text-style-name="P4" draw:layer="layout" svg:width="0.422cm" svg:height="0.471cm" svg:x="22.525cm" svg:y="9.14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0.13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0.62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10.13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10.137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4cm" svg:x="15.339cm" svg:y="10.128cm" svg:viewBox="0 0 4734 975" draw:points="0,975 4734,975 4734,0 0,0">
          <text:p/>
        </draw:polygon>
        <draw:polygon draw:style-name="gr6" draw:text-style-name="P7" draw:layer="layout" svg:width="4.369cm" svg:height="0.487cm" svg:x="15.521cm" svg:y="10.128cm" svg:viewBox="0 0 4370 488" draw:points="0,488 4370,488 4370,0 0,0">
          <text:p/>
        </draw:polygon>
        <draw:frame draw:style-name="gr3" draw:text-style-name="P4" draw:layer="layout" svg:width="0.422cm" svg:height="0.471cm" svg:x="11.538cm" svg:y="10.137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4cm" svg:x="20.089cm" svg:y="10.128cm" svg:viewBox="0 0 2233 975" draw:points="0,975 2233,975 2233,0 0,0">
          <text:p/>
        </draw:polygon>
        <draw:polygon draw:style-name="gr6" draw:text-style-name="P7" draw:layer="layout" svg:width="1.871cm" svg:height="0.487cm" svg:x="20.272cm" svg:y="10.128cm" svg:viewBox="0 0 1872 488" draw:points="0,488 1872,488 1872,0 0,0">
          <text:p/>
        </draw:polygon>
        <draw:frame draw:style-name="gr3" draw:text-style-name="P4" draw:layer="layout" svg:width="0.422cm" svg:height="0.471cm" svg:x="15.522cm" svg:y="10.13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10.137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10.111cm" svg:viewBox="0 0 18 18" draw:points="0,18 18,18 18,0 0,0">
          <text:p/>
        </draw:polygon>
        <draw:polygon draw:style-name="gr7" draw:text-style-name="P8" draw:layer="layout" svg:width="1.009cm" svg:height="0.017cm" svg:x="2.391cm" svg:y="10.111cm" svg:viewBox="0 0 1010 18" draw:points="0,18 1010,18 1010,0 0,0">
          <text:p/>
        </draw:polygon>
        <draw:polygon draw:style-name="gr7" draw:text-style-name="P8" draw:layer="layout" svg:width="0.017cm" svg:height="0.017cm" svg:x="3.4cm" svg:y="10.111cm" svg:viewBox="0 0 18 18" draw:points="0,18 18,18 18,0 0,0">
          <text:p/>
        </draw:polygon>
        <draw:polygon draw:style-name="gr7" draw:text-style-name="P8" draw:layer="layout" svg:width="5.402cm" svg:height="0.017cm" svg:x="3.417cm" svg:y="10.111cm" svg:viewBox="0 0 5403 18" draw:points="0,18 5403,18 5403,0 0,0">
          <text:p/>
        </draw:polygon>
        <draw:polygon draw:style-name="gr7" draw:text-style-name="P8" draw:layer="layout" svg:width="0.017cm" svg:height="0.017cm" svg:x="8.819cm" svg:y="10.111cm" svg:viewBox="0 0 18 18" draw:points="0,18 18,18 18,0 0,0">
          <text:p/>
        </draw:polygon>
        <draw:polygon draw:style-name="gr7" draw:text-style-name="P8" draw:layer="layout" svg:width="2.502cm" svg:height="0.017cm" svg:x="8.836cm" svg:y="10.111cm" svg:viewBox="0 0 2503 18" draw:points="0,18 2503,18 2503,0 0,0">
          <text:p/>
        </draw:polygon>
        <draw:polygon draw:style-name="gr7" draw:text-style-name="P8" draw:layer="layout" svg:width="0.017cm" svg:height="0.017cm" svg:x="11.338cm" svg:y="10.111cm" svg:viewBox="0 0 18 18" draw:points="0,18 18,18 18,0 0,0">
          <text:p/>
        </draw:polygon>
        <draw:polygon draw:style-name="gr7" draw:text-style-name="P8" draw:layer="layout" svg:width="3.967cm" svg:height="0.017cm" svg:x="11.355cm" svg:y="10.111cm" svg:viewBox="0 0 3968 18" draw:points="0,18 3968,18 3968,0 0,0">
          <text:p/>
        </draw:polygon>
        <draw:polygon draw:style-name="gr7" draw:text-style-name="P8" draw:layer="layout" svg:width="0.017cm" svg:height="0.017cm" svg:x="15.322cm" svg:y="10.111cm" svg:viewBox="0 0 18 18" draw:points="0,18 18,18 18,0 0,0">
          <text:p/>
        </draw:polygon>
        <draw:polygon draw:style-name="gr7" draw:text-style-name="P8" draw:layer="layout" svg:width="4.733cm" svg:height="0.017cm" svg:x="15.339cm" svg:y="10.111cm" svg:viewBox="0 0 4734 18" draw:points="0,18 4734,18 4734,0 0,0">
          <text:p/>
        </draw:polygon>
        <draw:polygon draw:style-name="gr7" draw:text-style-name="P8" draw:layer="layout" svg:width="0.017cm" svg:height="0.017cm" svg:x="20.072cm" svg:y="10.111cm" svg:viewBox="0 0 18 18" draw:points="0,18 18,18 18,0 0,0">
          <text:p/>
        </draw:polygon>
        <draw:polygon draw:style-name="gr7" draw:text-style-name="P8" draw:layer="layout" svg:width="2.232cm" svg:height="0.017cm" svg:x="20.089cm" svg:y="10.111cm" svg:viewBox="0 0 2233 18" draw:points="0,18 2233,18 2233,0 0,0">
          <text:p/>
        </draw:polygon>
        <draw:polygon draw:style-name="gr7" draw:text-style-name="P8" draw:layer="layout" svg:width="0.017cm" svg:height="0.017cm" svg:x="22.321cm" svg:y="10.111cm" svg:viewBox="0 0 18 18" draw:points="0,18 18,18 18,0 0,0">
          <text:p/>
        </draw:polygon>
        <draw:polygon draw:style-name="gr7" draw:text-style-name="P8" draw:layer="layout" svg:width="3.484cm" svg:height="0.017cm" svg:x="22.338cm" svg:y="10.111cm" svg:viewBox="0 0 3485 18" draw:points="0,18 3485,18 3485,0 0,0">
          <text:p/>
        </draw:polygon>
        <draw:polygon draw:style-name="gr7" draw:text-style-name="P8" draw:layer="layout" svg:width="0.017cm" svg:height="0.017cm" svg:x="25.822cm" svg:y="10.111cm" svg:viewBox="0 0 18 18" draw:points="0,18 18,18 18,0 0,0">
          <text:p/>
        </draw:polygon>
        <draw:polygon draw:style-name="gr7" draw:text-style-name="P8" draw:layer="layout" svg:width="0.017cm" svg:height="0.974cm" svg:x="2.374cm" svg:y="10.128cm" svg:viewBox="0 0 18 975" draw:points="0,975 18,975 18,0 0,0">
          <text:p/>
        </draw:polygon>
        <draw:polygon draw:style-name="gr7" draw:text-style-name="P8" draw:layer="layout" svg:width="0.017cm" svg:height="0.974cm" svg:x="3.4cm" svg:y="10.128cm" svg:viewBox="0 0 18 975" draw:points="0,975 18,975 18,0 0,0">
          <text:p/>
        </draw:polygon>
        <draw:polygon draw:style-name="gr7" draw:text-style-name="P8" draw:layer="layout" svg:width="0.017cm" svg:height="0.974cm" svg:x="8.819cm" svg:y="10.128cm" svg:viewBox="0 0 18 975" draw:points="0,975 18,975 18,0 0,0">
          <text:p/>
        </draw:polygon>
        <draw:polygon draw:style-name="gr7" draw:text-style-name="P8" draw:layer="layout" svg:width="0.017cm" svg:height="0.974cm" svg:x="11.338cm" svg:y="10.128cm" svg:viewBox="0 0 18 975" draw:points="0,975 18,975 18,0 0,0">
          <text:p/>
        </draw:polygon>
        <draw:polygon draw:style-name="gr7" draw:text-style-name="P8" draw:layer="layout" svg:width="0.017cm" svg:height="0.974cm" svg:x="15.322cm" svg:y="10.128cm" svg:viewBox="0 0 18 975" draw:points="0,975 18,975 18,0 0,0">
          <text:p/>
        </draw:polygon>
        <draw:polygon draw:style-name="gr7" draw:text-style-name="P8" draw:layer="layout" svg:width="0.017cm" svg:height="0.974cm" svg:x="20.072cm" svg:y="10.128cm" svg:viewBox="0 0 18 975" draw:points="0,975 18,975 18,0 0,0">
          <text:p/>
        </draw:polygon>
        <draw:polygon draw:style-name="gr7" draw:text-style-name="P8" draw:layer="layout" svg:width="0.017cm" svg:height="0.974cm" svg:x="22.321cm" svg:y="10.128cm" svg:viewBox="0 0 18 975" draw:points="0,975 18,975 18,0 0,0">
          <text:p/>
        </draw:polygon>
        <draw:polygon draw:style-name="gr7" draw:text-style-name="P8" draw:layer="layout" svg:width="0.017cm" svg:height="0.974cm" svg:x="25.822cm" svg:y="10.128cm" svg:viewBox="0 0 18 975" draw:points="0,975 18,975 18,0 0,0">
          <text:p/>
        </draw:polygon>
        <draw:frame draw:style-name="gr3" draw:text-style-name="P4" draw:layer="layout" svg:width="0.422cm" svg:height="0.471cm" svg:x="22.525cm" svg:y="10.13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1.12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1.61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11.12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11.127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3cm" svg:x="15.339cm" svg:y="11.119cm" svg:viewBox="0 0 4734 974" draw:points="0,974 4734,974 4734,0 0,0">
          <text:p/>
        </draw:polygon>
        <draw:polygon draw:style-name="gr6" draw:text-style-name="P7" draw:layer="layout" svg:width="4.369cm" svg:height="0.487cm" svg:x="15.521cm" svg:y="11.119cm" svg:viewBox="0 0 4370 488" draw:points="0,488 4370,488 4370,0 0,0">
          <text:p/>
        </draw:polygon>
        <draw:frame draw:style-name="gr3" draw:text-style-name="P4" draw:layer="layout" svg:width="0.422cm" svg:height="0.471cm" svg:x="11.538cm" svg:y="11.127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3cm" svg:x="20.089cm" svg:y="11.119cm" svg:viewBox="0 0 2233 974" draw:points="0,974 2233,974 2233,0 0,0">
          <text:p/>
        </draw:polygon>
        <draw:polygon draw:style-name="gr6" draw:text-style-name="P7" draw:layer="layout" svg:width="1.871cm" svg:height="0.487cm" svg:x="20.272cm" svg:y="11.119cm" svg:viewBox="0 0 1872 488" draw:points="0,488 1872,488 1872,0 0,0">
          <text:p/>
        </draw:polygon>
        <draw:frame draw:style-name="gr3" draw:text-style-name="P4" draw:layer="layout" svg:width="0.422cm" svg:height="0.471cm" svg:x="15.522cm" svg:y="11.12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11.127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11.102cm" svg:viewBox="0 0 18 18" draw:points="0,18 18,18 18,0 0,0">
          <text:p/>
        </draw:polygon>
        <draw:polygon draw:style-name="gr7" draw:text-style-name="P8" draw:layer="layout" svg:width="1.009cm" svg:height="0.017cm" svg:x="2.391cm" svg:y="11.102cm" svg:viewBox="0 0 1010 18" draw:points="0,18 1010,18 1010,0 0,0">
          <text:p/>
        </draw:polygon>
        <draw:polygon draw:style-name="gr7" draw:text-style-name="P8" draw:layer="layout" svg:width="0.017cm" svg:height="0.017cm" svg:x="3.4cm" svg:y="11.102cm" svg:viewBox="0 0 18 18" draw:points="0,18 18,18 18,0 0,0">
          <text:p/>
        </draw:polygon>
        <draw:polygon draw:style-name="gr7" draw:text-style-name="P8" draw:layer="layout" svg:width="5.402cm" svg:height="0.017cm" svg:x="3.417cm" svg:y="11.102cm" svg:viewBox="0 0 5403 18" draw:points="0,18 5403,18 5403,0 0,0">
          <text:p/>
        </draw:polygon>
        <draw:polygon draw:style-name="gr7" draw:text-style-name="P8" draw:layer="layout" svg:width="0.017cm" svg:height="0.017cm" svg:x="8.819cm" svg:y="11.102cm" svg:viewBox="0 0 18 18" draw:points="0,18 18,18 18,0 0,0">
          <text:p/>
        </draw:polygon>
        <draw:polygon draw:style-name="gr7" draw:text-style-name="P8" draw:layer="layout" svg:width="2.502cm" svg:height="0.017cm" svg:x="8.836cm" svg:y="11.102cm" svg:viewBox="0 0 2503 18" draw:points="0,18 2503,18 2503,0 0,0">
          <text:p/>
        </draw:polygon>
        <draw:polygon draw:style-name="gr7" draw:text-style-name="P8" draw:layer="layout" svg:width="0.017cm" svg:height="0.017cm" svg:x="11.338cm" svg:y="11.102cm" svg:viewBox="0 0 18 18" draw:points="0,18 18,18 18,0 0,0">
          <text:p/>
        </draw:polygon>
        <draw:polygon draw:style-name="gr7" draw:text-style-name="P8" draw:layer="layout" svg:width="3.967cm" svg:height="0.017cm" svg:x="11.355cm" svg:y="11.102cm" svg:viewBox="0 0 3968 18" draw:points="0,18 3968,18 3968,0 0,0">
          <text:p/>
        </draw:polygon>
        <draw:polygon draw:style-name="gr7" draw:text-style-name="P8" draw:layer="layout" svg:width="0.017cm" svg:height="0.017cm" svg:x="15.322cm" svg:y="11.102cm" svg:viewBox="0 0 18 18" draw:points="0,18 18,18 18,0 0,0">
          <text:p/>
        </draw:polygon>
        <draw:polygon draw:style-name="gr7" draw:text-style-name="P8" draw:layer="layout" svg:width="4.733cm" svg:height="0.017cm" svg:x="15.339cm" svg:y="11.102cm" svg:viewBox="0 0 4734 18" draw:points="0,18 4734,18 4734,0 0,0">
          <text:p/>
        </draw:polygon>
        <draw:polygon draw:style-name="gr7" draw:text-style-name="P8" draw:layer="layout" svg:width="0.017cm" svg:height="0.017cm" svg:x="20.072cm" svg:y="11.102cm" svg:viewBox="0 0 18 18" draw:points="0,18 18,18 18,0 0,0">
          <text:p/>
        </draw:polygon>
        <draw:polygon draw:style-name="gr7" draw:text-style-name="P8" draw:layer="layout" svg:width="2.232cm" svg:height="0.017cm" svg:x="20.089cm" svg:y="11.102cm" svg:viewBox="0 0 2233 18" draw:points="0,18 2233,18 2233,0 0,0">
          <text:p/>
        </draw:polygon>
        <draw:polygon draw:style-name="gr7" draw:text-style-name="P8" draw:layer="layout" svg:width="0.017cm" svg:height="0.017cm" svg:x="22.321cm" svg:y="11.102cm" svg:viewBox="0 0 18 18" draw:points="0,18 18,18 18,0 0,0">
          <text:p/>
        </draw:polygon>
        <draw:polygon draw:style-name="gr7" draw:text-style-name="P8" draw:layer="layout" svg:width="3.484cm" svg:height="0.017cm" svg:x="22.338cm" svg:y="11.102cm" svg:viewBox="0 0 3485 18" draw:points="0,18 3485,18 3485,0 0,0">
          <text:p/>
        </draw:polygon>
        <draw:polygon draw:style-name="gr7" draw:text-style-name="P8" draw:layer="layout" svg:width="0.017cm" svg:height="0.017cm" svg:x="25.822cm" svg:y="11.102cm" svg:viewBox="0 0 18 18" draw:points="0,18 18,18 18,0 0,0">
          <text:p/>
        </draw:polygon>
        <draw:polygon draw:style-name="gr7" draw:text-style-name="P8" draw:layer="layout" svg:width="0.017cm" svg:height="0.973cm" svg:x="2.374cm" svg:y="11.119cm" svg:viewBox="0 0 18 974" draw:points="0,974 18,974 18,0 0,0">
          <text:p/>
        </draw:polygon>
        <draw:polygon draw:style-name="gr7" draw:text-style-name="P8" draw:layer="layout" svg:width="0.017cm" svg:height="0.973cm" svg:x="3.4cm" svg:y="11.119cm" svg:viewBox="0 0 18 974" draw:points="0,974 18,974 18,0 0,0">
          <text:p/>
        </draw:polygon>
        <draw:polygon draw:style-name="gr7" draw:text-style-name="P8" draw:layer="layout" svg:width="0.017cm" svg:height="0.973cm" svg:x="8.819cm" svg:y="11.119cm" svg:viewBox="0 0 18 974" draw:points="0,974 18,974 18,0 0,0">
          <text:p/>
        </draw:polygon>
        <draw:polygon draw:style-name="gr7" draw:text-style-name="P8" draw:layer="layout" svg:width="0.017cm" svg:height="0.973cm" svg:x="11.338cm" svg:y="11.119cm" svg:viewBox="0 0 18 974" draw:points="0,974 18,974 18,0 0,0">
          <text:p/>
        </draw:polygon>
        <draw:polygon draw:style-name="gr7" draw:text-style-name="P8" draw:layer="layout" svg:width="0.017cm" svg:height="0.973cm" svg:x="15.322cm" svg:y="11.119cm" svg:viewBox="0 0 18 974" draw:points="0,974 18,974 18,0 0,0">
          <text:p/>
        </draw:polygon>
        <draw:polygon draw:style-name="gr7" draw:text-style-name="P8" draw:layer="layout" svg:width="0.017cm" svg:height="0.973cm" svg:x="20.072cm" svg:y="11.119cm" svg:viewBox="0 0 18 974" draw:points="0,974 18,974 18,0 0,0">
          <text:p/>
        </draw:polygon>
        <draw:polygon draw:style-name="gr7" draw:text-style-name="P8" draw:layer="layout" svg:width="0.017cm" svg:height="0.973cm" svg:x="22.321cm" svg:y="11.119cm" svg:viewBox="0 0 18 974" draw:points="0,974 18,974 18,0 0,0">
          <text:p/>
        </draw:polygon>
        <draw:polygon draw:style-name="gr7" draw:text-style-name="P8" draw:layer="layout" svg:width="0.017cm" svg:height="0.973cm" svg:x="25.822cm" svg:y="11.119cm" svg:viewBox="0 0 18 974" draw:points="0,974 18,974 18,0 0,0">
          <text:p/>
        </draw:polygon>
        <draw:frame draw:style-name="gr3" draw:text-style-name="P4" draw:layer="layout" svg:width="0.422cm" svg:height="0.471cm" svg:x="22.525cm" svg:y="11.12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2.11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2.60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12.11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12.118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4cm" svg:x="15.339cm" svg:y="12.109cm" svg:viewBox="0 0 4734 975" draw:points="0,975 4734,975 4734,0 0,0">
          <text:p/>
        </draw:polygon>
        <draw:polygon draw:style-name="gr6" draw:text-style-name="P7" draw:layer="layout" svg:width="4.369cm" svg:height="0.487cm" svg:x="15.521cm" svg:y="12.109cm" svg:viewBox="0 0 4370 488" draw:points="0,488 4370,488 4370,0 0,0">
          <text:p/>
        </draw:polygon>
        <draw:frame draw:style-name="gr3" draw:text-style-name="P4" draw:layer="layout" svg:width="0.422cm" svg:height="0.471cm" svg:x="11.538cm" svg:y="12.118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4cm" svg:x="20.089cm" svg:y="12.109cm" svg:viewBox="0 0 2233 975" draw:points="0,975 2233,975 2233,0 0,0">
          <text:p/>
        </draw:polygon>
        <draw:polygon draw:style-name="gr6" draw:text-style-name="P7" draw:layer="layout" svg:width="1.871cm" svg:height="0.487cm" svg:x="20.272cm" svg:y="12.109cm" svg:viewBox="0 0 1872 488" draw:points="0,488 1872,488 1872,0 0,0">
          <text:p/>
        </draw:polygon>
        <draw:frame draw:style-name="gr3" draw:text-style-name="P4" draw:layer="layout" svg:width="0.422cm" svg:height="0.471cm" svg:x="15.522cm" svg:y="12.11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12.118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12.092cm" svg:viewBox="0 0 18 18" draw:points="0,18 18,18 18,0 0,0">
          <text:p/>
        </draw:polygon>
        <draw:polygon draw:style-name="gr7" draw:text-style-name="P8" draw:layer="layout" svg:width="1.009cm" svg:height="0.017cm" svg:x="2.391cm" svg:y="12.092cm" svg:viewBox="0 0 1010 18" draw:points="0,18 1010,18 1010,0 0,0">
          <text:p/>
        </draw:polygon>
        <draw:polygon draw:style-name="gr7" draw:text-style-name="P8" draw:layer="layout" svg:width="0.017cm" svg:height="0.017cm" svg:x="3.4cm" svg:y="12.092cm" svg:viewBox="0 0 18 18" draw:points="0,18 18,18 18,0 0,0">
          <text:p/>
        </draw:polygon>
        <draw:polygon draw:style-name="gr7" draw:text-style-name="P8" draw:layer="layout" svg:width="5.402cm" svg:height="0.017cm" svg:x="3.417cm" svg:y="12.092cm" svg:viewBox="0 0 5403 18" draw:points="0,18 5403,18 5403,0 0,0">
          <text:p/>
        </draw:polygon>
        <draw:polygon draw:style-name="gr7" draw:text-style-name="P8" draw:layer="layout" svg:width="0.017cm" svg:height="0.017cm" svg:x="8.819cm" svg:y="12.092cm" svg:viewBox="0 0 18 18" draw:points="0,18 18,18 18,0 0,0">
          <text:p/>
        </draw:polygon>
        <draw:polygon draw:style-name="gr7" draw:text-style-name="P8" draw:layer="layout" svg:width="2.502cm" svg:height="0.017cm" svg:x="8.836cm" svg:y="12.092cm" svg:viewBox="0 0 2503 18" draw:points="0,18 2503,18 2503,0 0,0">
          <text:p/>
        </draw:polygon>
        <draw:polygon draw:style-name="gr7" draw:text-style-name="P8" draw:layer="layout" svg:width="0.017cm" svg:height="0.017cm" svg:x="11.338cm" svg:y="12.092cm" svg:viewBox="0 0 18 18" draw:points="0,18 18,18 18,0 0,0">
          <text:p/>
        </draw:polygon>
        <draw:polygon draw:style-name="gr7" draw:text-style-name="P8" draw:layer="layout" svg:width="3.967cm" svg:height="0.017cm" svg:x="11.355cm" svg:y="12.092cm" svg:viewBox="0 0 3968 18" draw:points="0,18 3968,18 3968,0 0,0">
          <text:p/>
        </draw:polygon>
        <draw:polygon draw:style-name="gr7" draw:text-style-name="P8" draw:layer="layout" svg:width="0.017cm" svg:height="0.017cm" svg:x="15.322cm" svg:y="12.092cm" svg:viewBox="0 0 18 18" draw:points="0,18 18,18 18,0 0,0">
          <text:p/>
        </draw:polygon>
        <draw:polygon draw:style-name="gr7" draw:text-style-name="P8" draw:layer="layout" svg:width="4.733cm" svg:height="0.017cm" svg:x="15.339cm" svg:y="12.092cm" svg:viewBox="0 0 4734 18" draw:points="0,18 4734,18 4734,0 0,0">
          <text:p/>
        </draw:polygon>
        <draw:polygon draw:style-name="gr7" draw:text-style-name="P8" draw:layer="layout" svg:width="0.017cm" svg:height="0.017cm" svg:x="20.072cm" svg:y="12.092cm" svg:viewBox="0 0 18 18" draw:points="0,18 18,18 18,0 0,0">
          <text:p/>
        </draw:polygon>
        <draw:polygon draw:style-name="gr7" draw:text-style-name="P8" draw:layer="layout" svg:width="2.232cm" svg:height="0.017cm" svg:x="20.089cm" svg:y="12.092cm" svg:viewBox="0 0 2233 18" draw:points="0,18 2233,18 2233,0 0,0">
          <text:p/>
        </draw:polygon>
        <draw:polygon draw:style-name="gr7" draw:text-style-name="P8" draw:layer="layout" svg:width="0.017cm" svg:height="0.017cm" svg:x="22.321cm" svg:y="12.092cm" svg:viewBox="0 0 18 18" draw:points="0,18 18,18 18,0 0,0">
          <text:p/>
        </draw:polygon>
        <draw:polygon draw:style-name="gr7" draw:text-style-name="P8" draw:layer="layout" svg:width="3.484cm" svg:height="0.017cm" svg:x="22.338cm" svg:y="12.092cm" svg:viewBox="0 0 3485 18" draw:points="0,18 3485,18 3485,0 0,0">
          <text:p/>
        </draw:polygon>
        <draw:polygon draw:style-name="gr7" draw:text-style-name="P8" draw:layer="layout" svg:width="0.017cm" svg:height="0.017cm" svg:x="25.822cm" svg:y="12.092cm" svg:viewBox="0 0 18 18" draw:points="0,18 18,18 18,0 0,0">
          <text:p/>
        </draw:polygon>
        <draw:polygon draw:style-name="gr7" draw:text-style-name="P8" draw:layer="layout" svg:width="0.017cm" svg:height="0.974cm" svg:x="2.374cm" svg:y="12.109cm" svg:viewBox="0 0 18 975" draw:points="0,975 18,975 18,0 0,0">
          <text:p/>
        </draw:polygon>
        <draw:polygon draw:style-name="gr7" draw:text-style-name="P8" draw:layer="layout" svg:width="0.017cm" svg:height="0.974cm" svg:x="3.4cm" svg:y="12.109cm" svg:viewBox="0 0 18 975" draw:points="0,975 18,975 18,0 0,0">
          <text:p/>
        </draw:polygon>
        <draw:polygon draw:style-name="gr7" draw:text-style-name="P8" draw:layer="layout" svg:width="0.017cm" svg:height="0.974cm" svg:x="8.819cm" svg:y="12.109cm" svg:viewBox="0 0 18 975" draw:points="0,975 18,975 18,0 0,0">
          <text:p/>
        </draw:polygon>
        <draw:polygon draw:style-name="gr7" draw:text-style-name="P8" draw:layer="layout" svg:width="0.017cm" svg:height="0.974cm" svg:x="11.338cm" svg:y="12.109cm" svg:viewBox="0 0 18 975" draw:points="0,975 18,975 18,0 0,0">
          <text:p/>
        </draw:polygon>
        <draw:polygon draw:style-name="gr7" draw:text-style-name="P8" draw:layer="layout" svg:width="0.017cm" svg:height="0.974cm" svg:x="15.322cm" svg:y="12.109cm" svg:viewBox="0 0 18 975" draw:points="0,975 18,975 18,0 0,0">
          <text:p/>
        </draw:polygon>
        <draw:polygon draw:style-name="gr7" draw:text-style-name="P8" draw:layer="layout" svg:width="0.017cm" svg:height="0.974cm" svg:x="20.072cm" svg:y="12.109cm" svg:viewBox="0 0 18 975" draw:points="0,975 18,975 18,0 0,0">
          <text:p/>
        </draw:polygon>
        <draw:polygon draw:style-name="gr7" draw:text-style-name="P8" draw:layer="layout" svg:width="0.017cm" svg:height="0.974cm" svg:x="22.321cm" svg:y="12.109cm" svg:viewBox="0 0 18 975" draw:points="0,975 18,975 18,0 0,0">
          <text:p/>
        </draw:polygon>
        <draw:polygon draw:style-name="gr7" draw:text-style-name="P8" draw:layer="layout" svg:width="0.017cm" svg:height="0.974cm" svg:x="25.822cm" svg:y="12.109cm" svg:viewBox="0 0 18 975" draw:points="0,975 18,975 18,0 0,0">
          <text:p/>
        </draw:polygon>
        <draw:frame draw:style-name="gr3" draw:text-style-name="P4" draw:layer="layout" svg:width="0.422cm" svg:height="0.471cm" svg:x="22.525cm" svg:y="12.11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3.10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3.59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13.10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13.108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5cm" svg:x="15.339cm" svg:y="13.1cm" svg:viewBox="0 0 4734 976" draw:points="0,976 4734,976 4734,0 0,0">
          <text:p/>
        </draw:polygon>
        <draw:polygon draw:style-name="gr6" draw:text-style-name="P7" draw:layer="layout" svg:width="4.369cm" svg:height="0.487cm" svg:x="15.521cm" svg:y="13.1cm" svg:viewBox="0 0 4370 488" draw:points="0,488 4370,488 4370,0 0,0">
          <text:p/>
        </draw:polygon>
        <draw:frame draw:style-name="gr3" draw:text-style-name="P4" draw:layer="layout" svg:width="0.422cm" svg:height="0.471cm" svg:x="11.538cm" svg:y="13.108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5cm" svg:x="20.089cm" svg:y="13.1cm" svg:viewBox="0 0 2233 976" draw:points="0,976 2233,976 2233,0 0,0">
          <text:p/>
        </draw:polygon>
        <draw:polygon draw:style-name="gr6" draw:text-style-name="P7" draw:layer="layout" svg:width="1.871cm" svg:height="0.487cm" svg:x="20.272cm" svg:y="13.1cm" svg:viewBox="0 0 1872 488" draw:points="0,488 1872,488 1872,0 0,0">
          <text:p/>
        </draw:polygon>
        <draw:frame draw:style-name="gr3" draw:text-style-name="P4" draw:layer="layout" svg:width="0.422cm" svg:height="0.471cm" svg:x="15.522cm" svg:y="13.10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13.108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13.083cm" svg:viewBox="0 0 18 18" draw:points="0,18 18,18 18,0 0,0">
          <text:p/>
        </draw:polygon>
        <draw:polygon draw:style-name="gr7" draw:text-style-name="P8" draw:layer="layout" svg:width="1.009cm" svg:height="0.017cm" svg:x="2.391cm" svg:y="13.083cm" svg:viewBox="0 0 1010 18" draw:points="0,18 1010,18 1010,0 0,0">
          <text:p/>
        </draw:polygon>
        <draw:polygon draw:style-name="gr7" draw:text-style-name="P8" draw:layer="layout" svg:width="0.017cm" svg:height="0.017cm" svg:x="3.4cm" svg:y="13.083cm" svg:viewBox="0 0 18 18" draw:points="0,18 18,18 18,0 0,0">
          <text:p/>
        </draw:polygon>
        <draw:polygon draw:style-name="gr7" draw:text-style-name="P8" draw:layer="layout" svg:width="5.402cm" svg:height="0.017cm" svg:x="3.417cm" svg:y="13.083cm" svg:viewBox="0 0 5403 18" draw:points="0,18 5403,18 5403,0 0,0">
          <text:p/>
        </draw:polygon>
        <draw:polygon draw:style-name="gr7" draw:text-style-name="P8" draw:layer="layout" svg:width="0.017cm" svg:height="0.017cm" svg:x="8.819cm" svg:y="13.083cm" svg:viewBox="0 0 18 18" draw:points="0,18 18,18 18,0 0,0">
          <text:p/>
        </draw:polygon>
        <draw:polygon draw:style-name="gr7" draw:text-style-name="P8" draw:layer="layout" svg:width="2.502cm" svg:height="0.017cm" svg:x="8.836cm" svg:y="13.083cm" svg:viewBox="0 0 2503 18" draw:points="0,18 2503,18 2503,0 0,0">
          <text:p/>
        </draw:polygon>
        <draw:polygon draw:style-name="gr7" draw:text-style-name="P8" draw:layer="layout" svg:width="0.017cm" svg:height="0.017cm" svg:x="11.338cm" svg:y="13.083cm" svg:viewBox="0 0 18 18" draw:points="0,18 18,18 18,0 0,0">
          <text:p/>
        </draw:polygon>
        <draw:polygon draw:style-name="gr7" draw:text-style-name="P8" draw:layer="layout" svg:width="3.967cm" svg:height="0.017cm" svg:x="11.355cm" svg:y="13.083cm" svg:viewBox="0 0 3968 18" draw:points="0,18 3968,18 3968,0 0,0">
          <text:p/>
        </draw:polygon>
        <draw:polygon draw:style-name="gr7" draw:text-style-name="P8" draw:layer="layout" svg:width="0.017cm" svg:height="0.017cm" svg:x="15.322cm" svg:y="13.083cm" svg:viewBox="0 0 18 18" draw:points="0,18 18,18 18,0 0,0">
          <text:p/>
        </draw:polygon>
        <draw:polygon draw:style-name="gr7" draw:text-style-name="P8" draw:layer="layout" svg:width="4.733cm" svg:height="0.017cm" svg:x="15.339cm" svg:y="13.083cm" svg:viewBox="0 0 4734 18" draw:points="0,18 4734,18 4734,0 0,0">
          <text:p/>
        </draw:polygon>
        <draw:polygon draw:style-name="gr7" draw:text-style-name="P8" draw:layer="layout" svg:width="0.017cm" svg:height="0.017cm" svg:x="20.072cm" svg:y="13.083cm" svg:viewBox="0 0 18 18" draw:points="0,18 18,18 18,0 0,0">
          <text:p/>
        </draw:polygon>
        <draw:polygon draw:style-name="gr7" draw:text-style-name="P8" draw:layer="layout" svg:width="2.232cm" svg:height="0.017cm" svg:x="20.089cm" svg:y="13.083cm" svg:viewBox="0 0 2233 18" draw:points="0,18 2233,18 2233,0 0,0">
          <text:p/>
        </draw:polygon>
        <draw:polygon draw:style-name="gr7" draw:text-style-name="P8" draw:layer="layout" svg:width="0.017cm" svg:height="0.017cm" svg:x="22.321cm" svg:y="13.083cm" svg:viewBox="0 0 18 18" draw:points="0,18 18,18 18,0 0,0">
          <text:p/>
        </draw:polygon>
        <draw:polygon draw:style-name="gr7" draw:text-style-name="P8" draw:layer="layout" svg:width="3.484cm" svg:height="0.017cm" svg:x="22.338cm" svg:y="13.083cm" svg:viewBox="0 0 3485 18" draw:points="0,18 3485,18 3485,0 0,0">
          <text:p/>
        </draw:polygon>
        <draw:polygon draw:style-name="gr7" draw:text-style-name="P8" draw:layer="layout" svg:width="0.017cm" svg:height="0.017cm" svg:x="25.822cm" svg:y="13.083cm" svg:viewBox="0 0 18 18" draw:points="0,18 18,18 18,0 0,0">
          <text:p/>
        </draw:polygon>
        <draw:polygon draw:style-name="gr7" draw:text-style-name="P8" draw:layer="layout" svg:width="0.017cm" svg:height="0.975cm" svg:x="2.374cm" svg:y="13.1cm" svg:viewBox="0 0 18 976" draw:points="0,976 18,976 18,0 0,0">
          <text:p/>
        </draw:polygon>
        <draw:polygon draw:style-name="gr7" draw:text-style-name="P8" draw:layer="layout" svg:width="0.017cm" svg:height="0.975cm" svg:x="3.4cm" svg:y="13.1cm" svg:viewBox="0 0 18 976" draw:points="0,976 18,976 18,0 0,0">
          <text:p/>
        </draw:polygon>
        <draw:polygon draw:style-name="gr7" draw:text-style-name="P8" draw:layer="layout" svg:width="0.017cm" svg:height="0.975cm" svg:x="8.819cm" svg:y="13.1cm" svg:viewBox="0 0 18 976" draw:points="0,976 18,976 18,0 0,0">
          <text:p/>
        </draw:polygon>
        <draw:polygon draw:style-name="gr7" draw:text-style-name="P8" draw:layer="layout" svg:width="0.017cm" svg:height="0.975cm" svg:x="11.338cm" svg:y="13.1cm" svg:viewBox="0 0 18 976" draw:points="0,976 18,976 18,0 0,0">
          <text:p/>
        </draw:polygon>
        <draw:polygon draw:style-name="gr7" draw:text-style-name="P8" draw:layer="layout" svg:width="0.017cm" svg:height="0.975cm" svg:x="15.322cm" svg:y="13.1cm" svg:viewBox="0 0 18 976" draw:points="0,976 18,976 18,0 0,0">
          <text:p/>
        </draw:polygon>
        <draw:polygon draw:style-name="gr7" draw:text-style-name="P8" draw:layer="layout" svg:width="0.017cm" svg:height="0.975cm" svg:x="20.072cm" svg:y="13.1cm" svg:viewBox="0 0 18 976" draw:points="0,976 18,976 18,0 0,0">
          <text:p/>
        </draw:polygon>
        <draw:polygon draw:style-name="gr7" draw:text-style-name="P8" draw:layer="layout" svg:width="0.017cm" svg:height="0.975cm" svg:x="22.321cm" svg:y="13.1cm" svg:viewBox="0 0 18 976" draw:points="0,976 18,976 18,0 0,0">
          <text:p/>
        </draw:polygon>
        <draw:polygon draw:style-name="gr7" draw:text-style-name="P8" draw:layer="layout" svg:width="0.017cm" svg:height="0.975cm" svg:x="25.822cm" svg:y="13.1cm" svg:viewBox="0 0 18 976" draw:points="0,976 18,976 18,0 0,0">
          <text:p/>
        </draw:polygon>
        <draw:frame draw:style-name="gr3" draw:text-style-name="P4" draw:layer="layout" svg:width="0.422cm" svg:height="0.471cm" svg:x="22.525cm" svg:y="13.10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4.10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14.10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14.104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3cm" svg:x="15.339cm" svg:y="14.096cm" svg:viewBox="0 0 4734 974" draw:points="0,974 4734,974 4734,0 0,0">
          <text:p/>
        </draw:polygon>
        <draw:polygon draw:style-name="gr6" draw:text-style-name="P7" draw:layer="layout" svg:width="4.369cm" svg:height="0.487cm" svg:x="15.521cm" svg:y="14.096cm" svg:viewBox="0 0 4370 488" draw:points="0,488 4370,488 4370,0 0,0">
          <text:p/>
        </draw:polygon>
        <draw:frame draw:style-name="gr3" draw:text-style-name="P4" draw:layer="layout" svg:width="0.422cm" svg:height="0.471cm" svg:x="11.538cm" svg:y="14.104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3cm" svg:x="20.089cm" svg:y="14.096cm" svg:viewBox="0 0 2233 974" draw:points="0,974 2233,974 2233,0 0,0">
          <text:p/>
        </draw:polygon>
        <draw:polygon draw:style-name="gr6" draw:text-style-name="P7" draw:layer="layout" svg:width="1.871cm" svg:height="0.487cm" svg:x="20.272cm" svg:y="14.096cm" svg:viewBox="0 0 1872 488" draw:points="0,488 1872,488 1872,0 0,0">
          <text:p/>
        </draw:polygon>
        <draw:frame draw:style-name="gr3" draw:text-style-name="P4" draw:layer="layout" svg:width="0.422cm" svg:height="0.471cm" svg:x="15.522cm" svg:y="14.10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14.10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2.525cm" svg:y="14.104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14.075cm" svg:viewBox="0 0 18 18" draw:points="0,18 18,18 18,0 0,0">
          <text:p/>
        </draw:polygon>
        <draw:polygon draw:style-name="gr7" draw:text-style-name="P8" draw:layer="layout" svg:width="1.009cm" svg:height="0.017cm" svg:x="2.391cm" svg:y="14.075cm" svg:viewBox="0 0 1010 18" draw:points="0,18 1010,18 1010,0 0,0">
          <text:p/>
        </draw:polygon>
        <draw:polygon draw:style-name="gr7" draw:text-style-name="P8" draw:layer="layout" svg:width="0.017cm" svg:height="0.017cm" svg:x="3.4cm" svg:y="14.075cm" svg:viewBox="0 0 18 18" draw:points="0,18 18,18 18,0 0,0">
          <text:p/>
        </draw:polygon>
        <draw:polygon draw:style-name="gr7" draw:text-style-name="P8" draw:layer="layout" svg:width="5.402cm" svg:height="0.017cm" svg:x="3.417cm" svg:y="14.075cm" svg:viewBox="0 0 5403 18" draw:points="0,18 5403,18 5403,0 0,0">
          <text:p/>
        </draw:polygon>
        <draw:polygon draw:style-name="gr7" draw:text-style-name="P8" draw:layer="layout" svg:width="0.017cm" svg:height="0.017cm" svg:x="8.819cm" svg:y="14.075cm" svg:viewBox="0 0 18 18" draw:points="0,18 18,18 18,0 0,0">
          <text:p/>
        </draw:polygon>
        <draw:polygon draw:style-name="gr7" draw:text-style-name="P8" draw:layer="layout" svg:width="2.502cm" svg:height="0.017cm" svg:x="8.836cm" svg:y="14.075cm" svg:viewBox="0 0 2503 18" draw:points="0,18 2503,18 2503,0 0,0">
          <text:p/>
        </draw:polygon>
        <draw:polygon draw:style-name="gr7" draw:text-style-name="P8" draw:layer="layout" svg:width="0.017cm" svg:height="0.017cm" svg:x="11.338cm" svg:y="14.075cm" svg:viewBox="0 0 18 18" draw:points="0,18 18,18 18,0 0,0">
          <text:p/>
        </draw:polygon>
        <draw:polygon draw:style-name="gr7" draw:text-style-name="P8" draw:layer="layout" svg:width="3.967cm" svg:height="0.017cm" svg:x="11.355cm" svg:y="14.075cm" svg:viewBox="0 0 3968 18" draw:points="0,18 3968,18 3968,0 0,0">
          <text:p/>
        </draw:polygon>
        <draw:polygon draw:style-name="gr7" draw:text-style-name="P8" draw:layer="layout" svg:width="0.017cm" svg:height="0.017cm" svg:x="15.322cm" svg:y="14.075cm" svg:viewBox="0 0 18 18" draw:points="0,18 18,18 18,0 0,0">
          <text:p/>
        </draw:polygon>
        <draw:polygon draw:style-name="gr7" draw:text-style-name="P8" draw:layer="layout" svg:width="4.733cm" svg:height="0.017cm" svg:x="15.339cm" svg:y="14.075cm" svg:viewBox="0 0 4734 18" draw:points="0,18 4734,18 4734,0 0,0">
          <text:p/>
        </draw:polygon>
        <draw:polygon draw:style-name="gr7" draw:text-style-name="P8" draw:layer="layout" svg:width="0.017cm" svg:height="0.017cm" svg:x="20.072cm" svg:y="14.075cm" svg:viewBox="0 0 18 18" draw:points="0,18 18,18 18,0 0,0">
          <text:p/>
        </draw:polygon>
        <draw:polygon draw:style-name="gr7" draw:text-style-name="P8" draw:layer="layout" svg:width="2.232cm" svg:height="0.017cm" svg:x="20.089cm" svg:y="14.075cm" svg:viewBox="0 0 2233 18" draw:points="0,18 2233,18 2233,0 0,0">
          <text:p/>
        </draw:polygon>
        <draw:polygon draw:style-name="gr7" draw:text-style-name="P8" draw:layer="layout" svg:width="0.017cm" svg:height="0.017cm" svg:x="22.321cm" svg:y="14.075cm" svg:viewBox="0 0 18 18" draw:points="0,18 18,18 18,0 0,0">
          <text:p/>
        </draw:polygon>
        <draw:polygon draw:style-name="gr7" draw:text-style-name="P8" draw:layer="layout" svg:width="3.484cm" svg:height="0.017cm" svg:x="22.338cm" svg:y="14.075cm" svg:viewBox="0 0 3485 18" draw:points="0,18 3485,18 3485,0 0,0">
          <text:p/>
        </draw:polygon>
        <draw:polygon draw:style-name="gr7" draw:text-style-name="P8" draw:layer="layout" svg:width="0.017cm" svg:height="0.017cm" svg:x="25.822cm" svg:y="14.075cm" svg:viewBox="0 0 18 18" draw:points="0,18 18,18 18,0 0,0">
          <text:p/>
        </draw:polygon>
        <draw:polygon draw:style-name="gr7" draw:text-style-name="P8" draw:layer="layout" svg:width="0.017cm" svg:height="0.977cm" svg:x="2.374cm" svg:y="14.092cm" svg:viewBox="0 0 18 978" draw:points="0,978 18,978 18,0 0,0">
          <text:p/>
        </draw:polygon>
        <draw:polygon draw:style-name="gr7" draw:text-style-name="P8" draw:layer="layout" svg:width="0.017cm" svg:height="0.977cm" svg:x="3.4cm" svg:y="14.092cm" svg:viewBox="0 0 18 978" draw:points="0,978 18,978 18,0 0,0">
          <text:p/>
        </draw:polygon>
        <draw:polygon draw:style-name="gr7" draw:text-style-name="P8" draw:layer="layout" svg:width="0.017cm" svg:height="0.977cm" svg:x="8.819cm" svg:y="14.092cm" svg:viewBox="0 0 18 978" draw:points="0,978 18,978 18,0 0,0">
          <text:p/>
        </draw:polygon>
        <draw:polygon draw:style-name="gr7" draw:text-style-name="P8" draw:layer="layout" svg:width="0.017cm" svg:height="0.977cm" svg:x="11.338cm" svg:y="14.092cm" svg:viewBox="0 0 18 978" draw:points="0,978 18,978 18,0 0,0">
          <text:p/>
        </draw:polygon>
        <draw:polygon draw:style-name="gr7" draw:text-style-name="P8" draw:layer="layout" svg:width="0.017cm" svg:height="0.977cm" svg:x="15.322cm" svg:y="14.092cm" svg:viewBox="0 0 18 978" draw:points="0,978 18,978 18,0 0,0">
          <text:p/>
        </draw:polygon>
        <draw:polygon draw:style-name="gr7" draw:text-style-name="P8" draw:layer="layout" svg:width="0.017cm" svg:height="0.977cm" svg:x="20.072cm" svg:y="14.092cm" svg:viewBox="0 0 18 978" draw:points="0,978 18,978 18,0 0,0">
          <text:p/>
        </draw:polygon>
        <draw:polygon draw:style-name="gr7" draw:text-style-name="P8" draw:layer="layout" svg:width="0.017cm" svg:height="0.977cm" svg:x="22.321cm" svg:y="14.092cm" svg:viewBox="0 0 18 978" draw:points="0,978 18,978 18,0 0,0">
          <text:p/>
        </draw:polygon>
        <draw:polygon draw:style-name="gr7" draw:text-style-name="P8" draw:layer="layout" svg:width="0.017cm" svg:height="0.977cm" svg:x="25.822cm" svg:y="14.092cm" svg:viewBox="0 0 18 978" draw:points="0,978 18,978 18,0 0,0">
          <text:p/>
        </draw:polygon>
        <draw:frame draw:style-name="gr3" draw:text-style-name="P4" draw:layer="layout" svg:width="0.422cm" svg:height="0.471cm" svg:x="22.525cm" svg:y="14.59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.574cm" svg:y="15.09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599cm" svg:y="15.09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9.019cm" svg:y="15.095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4.733cm" svg:height="0.974cm" svg:x="15.339cm" svg:y="15.086cm" svg:viewBox="0 0 4734 975" draw:points="0,975 4734,975 4734,0 0,0">
          <text:p/>
        </draw:polygon>
        <draw:polygon draw:style-name="gr6" draw:text-style-name="P7" draw:layer="layout" svg:width="4.369cm" svg:height="0.487cm" svg:x="15.521cm" svg:y="15.086cm" svg:viewBox="0 0 4370 488" draw:points="0,488 4370,488 4370,0 0,0">
          <text:p/>
        </draw:polygon>
        <draw:frame draw:style-name="gr3" draw:text-style-name="P4" draw:layer="layout" svg:width="0.422cm" svg:height="0.471cm" svg:x="11.538cm" svg:y="15.095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2.232cm" svg:height="0.974cm" svg:x="20.089cm" svg:y="15.086cm" svg:viewBox="0 0 2233 975" draw:points="0,975 2233,975 2233,0 0,0">
          <text:p/>
        </draw:polygon>
        <draw:polygon draw:style-name="gr6" draw:text-style-name="P7" draw:layer="layout" svg:width="1.871cm" svg:height="0.487cm" svg:x="20.272cm" svg:y="15.086cm" svg:viewBox="0 0 1872 488" draw:points="0,488 1872,488 1872,0 0,0">
          <text:p/>
        </draw:polygon>
        <draw:frame draw:style-name="gr3" draw:text-style-name="P4" draw:layer="layout" svg:width="0.422cm" svg:height="0.471cm" svg:x="15.522cm" svg:y="15.09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0.273cm" svg:y="15.09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22.525cm" svg:y="15.095cm">
          <draw:text-box>
            <text:p text:style-name="P2"><text:span text:style-name="T3"><text:s/></text:span></text:p>
          </draw:text-box>
        </draw:frame>
        <draw:polygon draw:style-name="gr7" draw:text-style-name="P8" draw:layer="layout" svg:width="0.017cm" svg:height="0.017cm" svg:x="2.374cm" svg:y="15.069cm" svg:viewBox="0 0 18 18" draw:points="0,18 18,18 18,0 0,0">
          <text:p/>
        </draw:polygon>
        <draw:polygon draw:style-name="gr7" draw:text-style-name="P8" draw:layer="layout" svg:width="1.009cm" svg:height="0.017cm" svg:x="2.391cm" svg:y="15.069cm" svg:viewBox="0 0 1010 18" draw:points="0,18 1010,18 1010,0 0,0">
          <text:p/>
        </draw:polygon>
        <draw:polygon draw:style-name="gr7" draw:text-style-name="P8" draw:layer="layout" svg:width="0.017cm" svg:height="0.017cm" svg:x="3.4cm" svg:y="15.069cm" svg:viewBox="0 0 18 18" draw:points="0,18 18,18 18,0 0,0">
          <text:p/>
        </draw:polygon>
        <draw:polygon draw:style-name="gr7" draw:text-style-name="P8" draw:layer="layout" svg:width="5.402cm" svg:height="0.017cm" svg:x="3.417cm" svg:y="15.069cm" svg:viewBox="0 0 5403 18" draw:points="0,18 5403,18 5403,0 0,0">
          <text:p/>
        </draw:polygon>
        <draw:polygon draw:style-name="gr7" draw:text-style-name="P8" draw:layer="layout" svg:width="0.017cm" svg:height="0.017cm" svg:x="8.819cm" svg:y="15.069cm" svg:viewBox="0 0 18 18" draw:points="0,18 18,18 18,0 0,0">
          <text:p/>
        </draw:polygon>
        <draw:polygon draw:style-name="gr7" draw:text-style-name="P8" draw:layer="layout" svg:width="2.502cm" svg:height="0.017cm" svg:x="8.836cm" svg:y="15.069cm" svg:viewBox="0 0 2503 18" draw:points="0,18 2503,18 2503,0 0,0">
          <text:p/>
        </draw:polygon>
        <draw:polygon draw:style-name="gr7" draw:text-style-name="P8" draw:layer="layout" svg:width="0.017cm" svg:height="0.017cm" svg:x="11.338cm" svg:y="15.069cm" svg:viewBox="0 0 18 18" draw:points="0,18 18,18 18,0 0,0">
          <text:p/>
        </draw:polygon>
        <draw:polygon draw:style-name="gr7" draw:text-style-name="P8" draw:layer="layout" svg:width="3.967cm" svg:height="0.017cm" svg:x="11.355cm" svg:y="15.069cm" svg:viewBox="0 0 3968 18" draw:points="0,18 3968,18 3968,0 0,0">
          <text:p/>
        </draw:polygon>
        <draw:polygon draw:style-name="gr7" draw:text-style-name="P8" draw:layer="layout" svg:width="0.017cm" svg:height="0.017cm" svg:x="15.322cm" svg:y="15.069cm" svg:viewBox="0 0 18 18" draw:points="0,18 18,18 18,0 0,0">
          <text:p/>
        </draw:polygon>
        <draw:polygon draw:style-name="gr7" draw:text-style-name="P8" draw:layer="layout" svg:width="4.733cm" svg:height="0.017cm" svg:x="15.339cm" svg:y="15.069cm" svg:viewBox="0 0 4734 18" draw:points="0,18 4734,18 4734,0 0,0">
          <text:p/>
        </draw:polygon>
        <draw:polygon draw:style-name="gr7" draw:text-style-name="P8" draw:layer="layout" svg:width="0.017cm" svg:height="0.017cm" svg:x="20.072cm" svg:y="15.069cm" svg:viewBox="0 0 18 18" draw:points="0,18 18,18 18,0 0,0">
          <text:p/>
        </draw:polygon>
        <draw:polygon draw:style-name="gr7" draw:text-style-name="P8" draw:layer="layout" svg:width="2.232cm" svg:height="0.017cm" svg:x="20.089cm" svg:y="15.069cm" svg:viewBox="0 0 2233 18" draw:points="0,18 2233,18 2233,0 0,0">
          <text:p/>
        </draw:polygon>
        <draw:polygon draw:style-name="gr7" draw:text-style-name="P8" draw:layer="layout" svg:width="0.017cm" svg:height="0.017cm" svg:x="22.321cm" svg:y="15.069cm" svg:viewBox="0 0 18 18" draw:points="0,18 18,18 18,0 0,0">
          <text:p/>
        </draw:polygon>
        <draw:polygon draw:style-name="gr7" draw:text-style-name="P8" draw:layer="layout" svg:width="3.484cm" svg:height="0.017cm" svg:x="22.338cm" svg:y="15.069cm" svg:viewBox="0 0 3485 18" draw:points="0,18 3485,18 3485,0 0,0">
          <text:p/>
        </draw:polygon>
        <draw:polygon draw:style-name="gr7" draw:text-style-name="P8" draw:layer="layout" svg:width="0.017cm" svg:height="0.017cm" svg:x="25.822cm" svg:y="15.069cm" svg:viewBox="0 0 18 18" draw:points="0,18 18,18 18,0 0,0">
          <text:p/>
        </draw:polygon>
        <draw:polygon draw:style-name="gr7" draw:text-style-name="P8" draw:layer="layout" svg:width="0.017cm" svg:height="0.974cm" svg:x="2.374cm" svg:y="15.086cm" svg:viewBox="0 0 18 975" draw:points="0,975 18,975 18,0 0,0">
          <text:p/>
        </draw:polygon>
        <draw:polygon draw:style-name="gr7" draw:text-style-name="P8" draw:layer="layout" svg:width="0.017cm" svg:height="0.017cm" svg:x="2.374cm" svg:y="16.06cm" svg:viewBox="0 0 18 18" draw:points="0,18 18,18 18,0 0,0">
          <text:p/>
        </draw:polygon>
        <draw:polygon draw:style-name="gr7" draw:text-style-name="P8" draw:layer="layout" svg:width="0.017cm" svg:height="0.017cm" svg:x="2.374cm" svg:y="16.06cm" svg:viewBox="0 0 18 18" draw:points="0,18 18,18 18,0 0,0">
          <text:p/>
        </draw:polygon>
        <draw:polygon draw:style-name="gr7" draw:text-style-name="P8" draw:layer="layout" svg:width="1.009cm" svg:height="0.017cm" svg:x="2.391cm" svg:y="16.06cm" svg:viewBox="0 0 1010 18" draw:points="0,18 1010,18 1010,0 0,0">
          <text:p/>
        </draw:polygon>
        <draw:polygon draw:style-name="gr7" draw:text-style-name="P8" draw:layer="layout" svg:width="0.017cm" svg:height="0.974cm" svg:x="3.4cm" svg:y="15.086cm" svg:viewBox="0 0 18 975" draw:points="0,975 18,975 18,0 0,0">
          <text:p/>
        </draw:polygon>
        <draw:polygon draw:style-name="gr7" draw:text-style-name="P8" draw:layer="layout" svg:width="0.017cm" svg:height="0.017cm" svg:x="3.4cm" svg:y="16.06cm" svg:viewBox="0 0 18 18" draw:points="0,18 18,18 18,0 0,0">
          <text:p/>
        </draw:polygon>
        <draw:polygon draw:style-name="gr7" draw:text-style-name="P8" draw:layer="layout" svg:width="5.402cm" svg:height="0.017cm" svg:x="3.417cm" svg:y="16.06cm" svg:viewBox="0 0 5403 18" draw:points="0,18 5403,18 5403,0 0,0">
          <text:p/>
        </draw:polygon>
        <draw:polygon draw:style-name="gr7" draw:text-style-name="P8" draw:layer="layout" svg:width="0.017cm" svg:height="0.974cm" svg:x="8.819cm" svg:y="15.086cm" svg:viewBox="0 0 18 975" draw:points="0,975 18,975 18,0 0,0">
          <text:p/>
        </draw:polygon>
        <draw:polygon draw:style-name="gr7" draw:text-style-name="P8" draw:layer="layout" svg:width="0.017cm" svg:height="0.017cm" svg:x="8.819cm" svg:y="16.06cm" svg:viewBox="0 0 18 18" draw:points="0,18 18,18 18,0 0,0">
          <text:p/>
        </draw:polygon>
        <draw:polygon draw:style-name="gr7" draw:text-style-name="P8" draw:layer="layout" svg:width="2.502cm" svg:height="0.017cm" svg:x="8.836cm" svg:y="16.06cm" svg:viewBox="0 0 2503 18" draw:points="0,18 2503,18 2503,0 0,0">
          <text:p/>
        </draw:polygon>
        <draw:polygon draw:style-name="gr7" draw:text-style-name="P8" draw:layer="layout" svg:width="0.017cm" svg:height="0.974cm" svg:x="11.338cm" svg:y="15.086cm" svg:viewBox="0 0 18 975" draw:points="0,975 18,975 18,0 0,0">
          <text:p/>
        </draw:polygon>
        <draw:polygon draw:style-name="gr7" draw:text-style-name="P8" draw:layer="layout" svg:width="0.017cm" svg:height="0.017cm" svg:x="11.338cm" svg:y="16.06cm" svg:viewBox="0 0 18 18" draw:points="0,18 18,18 18,0 0,0">
          <text:p/>
        </draw:polygon>
        <draw:polygon draw:style-name="gr7" draw:text-style-name="P8" draw:layer="layout" svg:width="3.967cm" svg:height="0.017cm" svg:x="11.355cm" svg:y="16.06cm" svg:viewBox="0 0 3968 18" draw:points="0,18 3968,18 3968,0 0,0">
          <text:p/>
        </draw:polygon>
        <draw:polygon draw:style-name="gr7" draw:text-style-name="P8" draw:layer="layout" svg:width="0.017cm" svg:height="0.974cm" svg:x="15.322cm" svg:y="15.086cm" svg:viewBox="0 0 18 975" draw:points="0,975 18,975 18,0 0,0">
          <text:p/>
        </draw:polygon>
        <draw:polygon draw:style-name="gr7" draw:text-style-name="P8" draw:layer="layout" svg:width="0.017cm" svg:height="0.017cm" svg:x="15.322cm" svg:y="16.06cm" svg:viewBox="0 0 18 18" draw:points="0,18 18,18 18,0 0,0">
          <text:p/>
        </draw:polygon>
        <draw:polygon draw:style-name="gr7" draw:text-style-name="P8" draw:layer="layout" svg:width="4.733cm" svg:height="0.017cm" svg:x="15.339cm" svg:y="16.06cm" svg:viewBox="0 0 4734 18" draw:points="0,18 4734,18 4734,0 0,0">
          <text:p/>
        </draw:polygon>
        <draw:polygon draw:style-name="gr7" draw:text-style-name="P8" draw:layer="layout" svg:width="0.017cm" svg:height="0.974cm" svg:x="20.072cm" svg:y="15.086cm" svg:viewBox="0 0 18 975" draw:points="0,975 18,975 18,0 0,0">
          <text:p/>
        </draw:polygon>
        <draw:polygon draw:style-name="gr7" draw:text-style-name="P8" draw:layer="layout" svg:width="0.017cm" svg:height="0.017cm" svg:x="20.072cm" svg:y="16.06cm" svg:viewBox="0 0 18 18" draw:points="0,18 18,18 18,0 0,0">
          <text:p/>
        </draw:polygon>
        <draw:polygon draw:style-name="gr7" draw:text-style-name="P8" draw:layer="layout" svg:width="2.232cm" svg:height="0.017cm" svg:x="20.089cm" svg:y="16.06cm" svg:viewBox="0 0 2233 18" draw:points="0,18 2233,18 2233,0 0,0">
          <text:p/>
        </draw:polygon>
        <draw:polygon draw:style-name="gr7" draw:text-style-name="P8" draw:layer="layout" svg:width="0.017cm" svg:height="0.974cm" svg:x="22.321cm" svg:y="15.086cm" svg:viewBox="0 0 18 975" draw:points="0,975 18,975 18,0 0,0">
          <text:p/>
        </draw:polygon>
        <draw:polygon draw:style-name="gr7" draw:text-style-name="P8" draw:layer="layout" svg:width="0.017cm" svg:height="0.017cm" svg:x="22.321cm" svg:y="16.06cm" svg:viewBox="0 0 18 18" draw:points="0,18 18,18 18,0 0,0">
          <text:p/>
        </draw:polygon>
        <draw:polygon draw:style-name="gr7" draw:text-style-name="P8" draw:layer="layout" svg:width="3.484cm" svg:height="0.017cm" svg:x="22.338cm" svg:y="16.06cm" svg:viewBox="0 0 3485 18" draw:points="0,18 3485,18 3485,0 0,0">
          <text:p/>
        </draw:polygon>
        <draw:polygon draw:style-name="gr7" draw:text-style-name="P8" draw:layer="layout" svg:width="0.017cm" svg:height="0.974cm" svg:x="25.822cm" svg:y="15.086cm" svg:viewBox="0 0 18 975" draw:points="0,975 18,975 18,0 0,0">
          <text:p/>
        </draw:polygon>
        <draw:polygon draw:style-name="gr7" draw:text-style-name="P8" draw:layer="layout" svg:width="0.017cm" svg:height="0.017cm" svg:x="25.822cm" svg:y="16.06cm" svg:viewBox="0 0 18 18" draw:points="0,18 18,18 18,0 0,0">
          <text:p/>
        </draw:polygon>
        <draw:polygon draw:style-name="gr7" draw:text-style-name="P8" draw:layer="layout" svg:width="0.017cm" svg:height="0.017cm" svg:x="25.822cm" svg:y="16.06cm" svg:viewBox="0 0 18 18" draw:points="0,18 18,18 18,0 0,0">
          <text:p/>
        </draw:polygon>
        <draw:frame draw:style-name="gr3" draw:text-style-name="P4" draw:layer="layout" svg:width="0.422cm" svg:height="0.471cm" svg:x="22.525cm" svg:y="15.582cm">
          <draw:text-box>
            <text:p text:style-name="P2"><text:span text:style-name="T3"><text:s/></text:span></text:p>
          </draw:text-box>
        </draw:frame>
        <draw:frame draw:style-name="gr8" draw:text-style-name="P10" draw:layer="layout" svg:width="1.252cm" svg:height="0.628cm" svg:x="2.631cm" svg:y="3.4cm">
          <draw:text-box>
            <text:p text:style-name="P9">11<text:tab/></text:p>
          </draw:text-box>
        </draw:frame>
        <draw:frame draw:style-name="gr11" draw:text-style-name="P10" draw:layer="layout" svg:width="0.569cm" svg:height="0.628cm" svg:x="2.631cm" svg:y="4.3cm">
          <draw:text-box>
            <text:p text:style-name="P9">12</text:p>
          </draw:text-box>
        </draw:frame>
        <draw:frame draw:style-name="gr11" draw:text-style-name="P10" draw:layer="layout" svg:width="0.569cm" svg:height="0.628cm" svg:x="2.6cm" svg:y="5.3cm">
          <draw:text-box>
            <text:p text:style-name="P9">13</text:p>
          </draw:text-box>
        </draw:frame>
        <draw:frame draw:style-name="gr11" draw:text-style-name="P10" draw:layer="layout" svg:width="0.569cm" svg:height="0.628cm" svg:x="2.631cm" svg:y="6.2cm">
          <draw:text-box>
            <text:p text:style-name="P9">14</text:p>
          </draw:text-box>
        </draw:frame>
        <draw:frame draw:style-name="gr11" draw:text-style-name="P10" draw:layer="layout" svg:width="0.569cm" svg:height="0.628cm" svg:x="2.6cm" svg:y="7.2cm">
          <draw:text-box>
            <text:p text:style-name="P9">15</text:p>
          </draw:text-box>
        </draw:frame>
        <draw:frame draw:style-name="gr11" draw:text-style-name="P10" draw:layer="layout" svg:width="0.569cm" svg:height="0.628cm" svg:x="2.6cm" svg:y="8.272cm">
          <draw:text-box>
            <text:p text:style-name="P9">16</text:p>
          </draw:text-box>
        </draw:frame>
        <draw:frame draw:style-name="gr11" draw:text-style-name="P10" draw:layer="layout" svg:width="0.569cm" svg:height="0.628cm" svg:x="2.6cm" svg:y="9.3cm">
          <draw:text-box>
            <text:p text:style-name="P9">17</text:p>
          </draw:text-box>
        </draw:frame>
        <draw:frame draw:style-name="gr11" draw:text-style-name="P10" draw:layer="layout" svg:width="0.569cm" svg:height="0.628cm" svg:x="2.6cm" svg:y="10.3cm">
          <draw:text-box>
            <text:p text:style-name="P9">18</text:p>
          </draw:text-box>
        </draw:frame>
        <draw:frame draw:style-name="gr9" draw:text-style-name="P12" draw:layer="layout" svg:width="22.2cm" svg:height="1.168cm" svg:x="3.4cm" svg:y="3.4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1</text:span><text:span text:style-name="T5">5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l</text:span><text:span text:style-name="T5">e</text:span><text:span text:style-name="T5">k</text:span><text:span text:style-name="T5">a</text:span><text:span text:style-name="T5">r</text:span><text:span text:style-name="T5">z</text:span><text:span text:style-name="T5">a</text:span><text:span text:style-name="T5"><text:tab/></text:span><text:span text:style-name="T5">J</text:span><text:span text:style-name="T5">u</text:span><text:span text:style-name="T5">n</text:span><text:span text:style-name="T5">i</text:span><text:span text:style-name="T5">o</text:span><text:span text:style-name="T5">r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J</text:span><text:span text:style-name="T5">u</text:span><text:span text:style-name="T5">n</text:span><text:span text:style-name="T5">i</text:span><text:span text:style-name="T5">o</text:span><text:span text:style-name="T5">r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<text:tab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r</text:span><text:span text:style-name="T5">o</text:span><text:span text:style-name="T5">d</text:span><text:span text:style-name="T5">z</text:span><text:span text:style-name="T5">i</text:span><text:span text:style-name="T5">c</text:span><text:span text:style-name="T5">a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  <draw:frame draw:style-name="gr9" draw:text-style-name="P12" draw:layer="layout" svg:width="22.2cm" svg:height="1.168cm" svg:x="3.4cm" svg:y="4.4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1</text:span><text:span text:style-name="T5">5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l</text:span><text:span text:style-name="T5">e</text:span><text:span text:style-name="T5">k</text:span><text:span text:style-name="T5">a</text:span><text:span text:style-name="T5">r</text:span><text:span text:style-name="T5">z</text:span><text:span text:style-name="T5">a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B</text:span><text:span text:style-name="T5">ł</text:span><text:span text:style-name="T5">ą</text:span><text:span text:style-name="T5">d</text:span><text:span text:style-name="T5"> </text:span><text:span text:style-name="T5">d</text:span><text:span text:style-name="T5">a</text:span><text:span text:style-name="T5">n</text:span><text:span text:style-name="T5">y</text:span><text:span text:style-name="T5">c</text:span><text:span text:style-name="T5">h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B</text:span><text:span text:style-name="T5">ł</text:span><text:span text:style-name="T5">ą</text:span><text:span text:style-name="T5">d</text:span><text:span text:style-name="T5"> </text:span><text:span text:style-name="T5">d</text:span><text:span text:style-name="T5">a</text:span><text:span text:style-name="T5">n</text:span><text:span text:style-name="T5">y</text:span><text:span text:style-name="T5">c</text:span><text:span text:style-name="T5">h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<text:tab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  <draw:frame draw:style-name="gr9" draw:text-style-name="P12" draw:layer="layout" svg:width="22.2cm" svg:height="1.168cm" svg:x="3.4cm" svg:y="5.2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1</text:span><text:span text:style-name="T5">5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B</text:span><text:span text:style-name="T5">ł</text:span><text:span text:style-name="T5">ą</text:span><text:span text:style-name="T5">d</text:span><text:span text:style-name="T5"> </text:span><text:span text:style-name="T5">d</text:span><text:span text:style-name="T5">a</text:span><text:span text:style-name="T5">n</text:span><text:span text:style-name="T5">y</text:span><text:span text:style-name="T5">c</text:span><text:span text:style-name="T5">h</text:span><text:span text:style-name="T5"><text:tab/></text:span><text:span text:style-name="T5"><text:tab/></text:span><text:span text:style-name="T5">B</text:span><text:span text:style-name="T5">ł</text:span><text:span text:style-name="T5">ą</text:span><text:span text:style-name="T5">d</text:span><text:span text:style-name="T5"> </text:span><text:span text:style-name="T5">d</text:span><text:span text:style-name="T5">a</text:span><text:span text:style-name="T5">n</text:span><text:span text:style-name="T5">y</text:span><text:span text:style-name="T5">c</text:span><text:span text:style-name="T5">h</text:span><text:span text:style-name="T5"><text:tab/></text:span><text:span text:style-name="T5"><text:tab/></text:span><text:span text:style-name="T5"><text:tab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r</text:span><text:span text:style-name="T5">o</text:span><text:span text:style-name="T5">d</text:span><text:span text:style-name="T5">z</text:span><text:span text:style-name="T5">i</text:span><text:span text:style-name="T5">c</text:span><text:span text:style-name="T5">a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  <draw:frame draw:style-name="gr9" draw:text-style-name="P12" draw:layer="layout" svg:width="22.2cm" svg:height="1.168cm" svg:x="3.4cm" svg:y="6.2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7</text:span><text:span text:style-name="T5">0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a</text:span><text:span text:style-name="T5"> </text:span><text:span text:style-name="T5">l</text:span><text:span text:style-name="T5">e</text:span><text:span text:style-name="T5">k</text:span><text:span text:style-name="T5">a</text:span><text:span text:style-name="T5">r</text:span><text:span text:style-name="T5">z</text:span><text:span text:style-name="T5">a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S</text:span><text:span text:style-name="T5">e</text:span><text:span text:style-name="T5">n</text:span><text:span text:style-name="T5">i</text:span><text:span text:style-name="T5">o</text:span><text:span text:style-name="T5">r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<text:tab/></text:span><text:span text:style-name="T5">S</text:span><text:span text:style-name="T5">e</text:span><text:span text:style-name="T5">n</text:span><text:span text:style-name="T5">i</text:span><text:span text:style-name="T5">o</text:span><text:span text:style-name="T5">r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  <draw:frame draw:style-name="gr9" draw:text-style-name="P12" draw:layer="layout" svg:width="22.2cm" svg:height="1.168cm" svg:x="3.4cm" svg:y="7.3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7</text:span><text:span text:style-name="T5">0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B</text:span><text:span text:style-name="T5">ł</text:span><text:span text:style-name="T5">ą</text:span><text:span text:style-name="T5">d</text:span><text:span text:style-name="T5"> </text:span><text:span text:style-name="T5">d</text:span><text:span text:style-name="T5">a</text:span><text:span text:style-name="T5">n</text:span><text:span text:style-name="T5">y</text:span><text:span text:style-name="T5">c</text:span><text:span text:style-name="T5">h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B</text:span><text:span text:style-name="T5">ł</text:span><text:span text:style-name="T5">ą</text:span><text:span text:style-name="T5">d</text:span><text:span text:style-name="T5"> </text:span><text:span text:style-name="T5">d</text:span><text:span text:style-name="T5">a</text:span><text:span text:style-name="T5">n</text:span><text:span text:style-name="T5">y</text:span><text:span text:style-name="T5">c</text:span><text:span text:style-name="T5">h</text:span><text:span text:style-name="T5"><text:tab/></text:span><text:span text:style-name="T5"><text:tab/></text:span><text:span text:style-name="T5"><text:tab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  <draw:frame draw:style-name="gr12" draw:text-style-name="P12" draw:layer="layout" svg:width="22.2cm" svg:height="1.168cm" svg:x="3.4cm" svg:y="8.3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1</text:span><text:span text:style-name="T5">0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b</text:span><text:span text:style-name="T5">r</text:span><text:span text:style-name="T5">a</text:span><text:span text:style-name="T5">k</text:span><text:span text:style-name="T5"> </text:span><text:span text:style-name="T5">n</text:span><text:span text:style-name="T5">a</text:span><text:span text:style-name="T5">z</text:span><text:span text:style-name="T5">w</text:span><text:span text:style-name="T5">i</text:span><text:span text:style-name="T5">s</text:span><text:span text:style-name="T5">k</text:span><text:span text:style-name="T5">a</text:span><text:span text:style-name="T5"><text:tab/></text:span><text:span text:style-name="T5">B</text:span><text:span text:style-name="T5">ł</text:span><text:span text:style-name="T5">ą</text:span><text:span text:style-name="T5">d</text:span><text:span text:style-name="T5"> </text:span><text:span text:style-name="T5">d</text:span><text:span text:style-name="T5">a</text:span><text:span text:style-name="T5">n</text:span><text:span text:style-name="T5">y</text:span><text:span text:style-name="T5">c</text:span><text:span text:style-name="T5">h</text:span><text:span text:style-name="T5"><text:tab/></text:span><text:span text:style-name="T5"><text:tab/></text:span><text:span text:style-name="T5">B</text:span><text:span text:style-name="T5">ł</text:span><text:span text:style-name="T5">ą</text:span><text:span text:style-name="T5">d</text:span><text:span text:style-name="T5"> </text:span><text:span text:style-name="T5">d</text:span><text:span text:style-name="T5">a</text:span><text:span text:style-name="T5">n</text:span><text:span text:style-name="T5">y</text:span><text:span text:style-name="T5">c</text:span><text:span text:style-name="T5">h</text:span><text:span text:style-name="T5"><text:tab/></text:span><text:span text:style-name="T5"><text:tab/></text:span><text:span text:style-name="T5"><text:tab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y</text:span><text:span text:style-name="T5">:</text:span><text:span text:style-name="T5"> </text:span><text:span text:style-name="T5">t</text:span><text:span text:style-name="T5">a</text:span><text:span text:style-name="T5">k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  <draw:frame draw:style-name="gr9" draw:text-style-name="P12" draw:layer="layout" svg:width="22.2cm" svg:height="1.168cm" svg:x="3.4cm" svg:y="9.3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1</text:span><text:span text:style-name="T5">0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b</text:span><text:span text:style-name="T5">r</text:span><text:span text:style-name="T5">a</text:span><text:span text:style-name="T5">k</text:span><text:span text:style-name="T5"> </text:span><text:span text:style-name="T5">n</text:span><text:span text:style-name="T5">a</text:span><text:span text:style-name="T5">z</text:span><text:span text:style-name="T5">w</text:span><text:span text:style-name="T5">i</text:span><text:span text:style-name="T5">s</text:span><text:span text:style-name="T5">k</text:span><text:span text:style-name="T5">a</text:span><text:span text:style-name="T5"><text:tab/></text:span><text:span text:style-name="T5">B</text:span><text:span text:style-name="T5">ł</text:span><text:span text:style-name="T5">ą</text:span><text:span text:style-name="T5">d</text:span><text:span text:style-name="T5"> </text:span><text:span text:style-name="T5">d</text:span><text:span text:style-name="T5">a</text:span><text:span text:style-name="T5">n</text:span><text:span text:style-name="T5">y</text:span><text:span text:style-name="T5">c</text:span><text:span text:style-name="T5">h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B</text:span><text:span text:style-name="T5">ł</text:span><text:span text:style-name="T5">ą</text:span><text:span text:style-name="T5">d</text:span><text:span text:style-name="T5"> </text:span><text:span text:style-name="T5">d</text:span><text:span text:style-name="T5">a</text:span><text:span text:style-name="T5">n</text:span><text:span text:style-name="T5">y</text:span><text:span text:style-name="T5">c</text:span><text:span text:style-name="T5">h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text:span text:style-name="T5"><text:tab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y</text:span><text:span text:style-name="T5">:</text:span><text:span text:style-name="T5">t</text:span><text:span text:style-name="T5">a</text:span><text:span text:style-name="T5">k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  <draw:frame draw:style-name="gr9" draw:text-style-name="P12" draw:layer="layout" svg:width="22.2cm" svg:height="1.168cm" svg:x="3.4cm" svg:y="10.3cm">
          <draw:text-box>
            <text:p text:style-name="P11"><text:span text:style-name="T5"><text:s/></text:span><text:span text:style-name="T5">S</text:span><text:span text:style-name="T5">p</text:span><text:span text:style-name="T5">r</text:span><text:span text:style-name="T5">a</text:span><text:span text:style-name="T5">w</text:span><text:span text:style-name="T5">d</text:span><text:span text:style-name="T5">z</text:span><text:span text:style-name="T5">e</text:span><text:span text:style-name="T5">n</text:span><text:span text:style-name="T5">i</text:span><text:span text:style-name="T5">e</text:span><text:span text:style-name="T5"> </text:span><text:span text:style-name="T5">o</text:span><text:span text:style-name="T5">s</text:span><text:span text:style-name="T5">o</text:span><text:span text:style-name="T5">b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w</text:span><text:span text:style-name="T5">i</text:span><text:span text:style-name="T5">e</text:span><text:span text:style-name="T5">k</text:span><text:span text:style-name="T5">u</text:span><text:span text:style-name="T5"> </text:span><text:span text:style-name="T5">1</text:span><text:span text:style-name="T5">0</text:span><text:span text:style-name="T5"> </text:span><text:span text:style-name="T5">l</text:span><text:span text:style-name="T5">a</text:span><text:span text:style-name="T5">t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b</text:span><text:span text:style-name="T5">r</text:span><text:span text:style-name="T5">a</text:span><text:span text:style-name="T5">k</text:span><text:span text:style-name="T5"> </text:span><text:span text:style-name="T5">i</text:span><text:span text:style-name="T5">m</text:span><text:span text:style-name="T5">i</text:span><text:span text:style-name="T5">e</text:span><text:span text:style-name="T5">n</text:span><text:span text:style-name="T5">i</text:span><text:span text:style-name="T5">a</text:span><text:span text:style-name="T5"> </text:span><text:span text:style-name="T5">i</text:span><text:span text:style-name="T5"> </text:span><text:span text:style-name="T5">n</text:span><text:span text:style-name="T5">a</text:span><text:span text:style-name="T5">z</text:span><text:span text:style-name="T5">w</text:span><text:span text:style-name="T5">i</text:span><text:span text:style-name="T5">s</text:span><text:span text:style-name="T5">k</text:span><text:span text:style-name="T5">a</text:span><text:span text:style-name="T5"><text:tab/></text:span><text:span text:style-name="T5">B</text:span><text:span text:style-name="T5">ł</text:span><text:span text:style-name="T5">ą</text:span><text:span text:style-name="T5">d</text:span><text:span text:style-name="T5"> </text:span><text:span text:style-name="T5">d</text:span><text:span text:style-name="T5">a</text:span><text:span text:style-name="T5">n</text:span><text:span text:style-name="T5">y</text:span><text:span text:style-name="T5">c</text:span><text:span text:style-name="T5">h</text:span><text:span text:style-name="T5"><text:tab/></text:span><text:span text:style-name="T5"><text:tab/></text:span><text:span text:style-name="T5">B</text:span><text:span text:style-name="T5">ł</text:span><text:span text:style-name="T5">ą</text:span><text:span text:style-name="T5">d</text:span><text:span text:style-name="T5"> </text:span><text:span text:style-name="T5">d</text:span><text:span text:style-name="T5">a</text:span><text:span text:style-name="T5">n</text:span><text:span text:style-name="T5">y</text:span><text:span text:style-name="T5">c</text:span><text:span text:style-name="T5">h</text:span><text:span text:style-name="T5"><text:tab/></text:span><text:span text:style-name="T5"><text:tab/></text:span><text:span text:style-name="T5"><text:tab/></text:span><text:span text:style-name="T5">O</text:span><text:span text:style-name="T5">K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z</text:span><text:span text:style-name="T5">g</text:span><text:span text:style-name="T5">o</text:span><text:span text:style-name="T5">d</text:span><text:span text:style-name="T5">y</text:span><text:span text:style-name="T5">:</text:span><text:span text:style-name="T5"> </text:span><text:span text:style-name="T5">t</text:span><text:span text:style-name="T5">a</text:span><text:span text:style-name="T5">k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  <text:p text:style-name="P1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DejaVu Sans1" svg:font-family="'DejaVu Sans'" style:font-pitch="variable"/>
    <style:font-face style:name="LKLUG" svg:font-family="LKLUG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7.901cm" fo:page-height="21.6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8T18:23:47.785379977</dc:date>
    <meta:editing-duration>PT17M54S</meta:editing-duration>
    <meta:editing-cycles>3</meta:editing-cycles>
    <meta:generator>LibreOffice/5.1.6.2$Linux_X86_64 LibreOffice_project/10m0$Build-2</meta:generator>
    <meta:document-statistic meta:object-count="995"/>
  </office:meta>
</office:document-meta>
</file>